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8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031" number:language="es" number:country="AR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 style:data-style-name="N300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2" table:style-name="ta1">
        <table:shapes>
          <draw:frame draw:z-index="0" draw:style-name="gr1" draw:text-style-name="P1" svg:width="239.54mm" svg:height="72.33mm" svg:x="71.81mm" svg:y="6.56mm">
            <loext:p draw:notify-on-update-of-ranges="Sheet2.A1:Sheet2.A1 Sheet2.A2:Sheet2.A356 Sheet2.C1:Sheet2.C1 Sheet2.C2:Sheet2.C3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6.28mm" svg:height="71.19mm" svg:x="74.15mm" svg:y="81.01mm">
            <loext:p draw:notify-on-update-of-ranges="Sheet2.A1:Sheet2.A1 Sheet2.A2:Sheet2.A90 Sheet2.C1:Sheet2.C1 Sheet2.C2:Sheet2.C9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68.79mm" svg:height="74.37mm" svg:x="73.03mm" svg:y="154.6mm">
            <loext:p draw:notify-on-update-of-ranges="Sheet2.A92:Sheet2.A182 Sheet2.C1:Sheet2.C1 Sheet2.C92:Sheet2.C18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01.84mm" svg:height="74.37mm" svg:x="71.64mm" svg:y="231.89mm">
            <loext:p draw:notify-on-update-of-ranges="Sheet2.A153:Sheet2.A213 Sheet2.C1:Sheet2.C1 Sheet2.C153:Sheet2.C2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00.16mm" svg:height="74.37mm" svg:x="73.32mm" svg:y="309.72mm">
            <loext:p draw:notify-on-update-of-ranges="Sheet2.A214:Sheet2.A274 Sheet2.C1:Sheet2.C1 Sheet2.C214:Sheet2.C27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5.81mm" svg:height="74.36mm" svg:x="72.78mm" svg:y="387.27mm">
            <loext:p draw:notify-on-update-of-ranges="Sheet2.A122:Sheet2.A152 Sheet2.C1:Sheet2.C1 Sheet2.C122:Sheet2.C15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5.81mm" svg:height="74.36mm" svg:x="73.88mm" svg:y="467.49mm">
            <loext:p draw:notify-on-update-of-ranges="Sheet2.A122:Sheet2.A152 Sheet2.C1:Sheet2.C1 Sheet2.C122:Sheet2.C15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autos</text:p>
          </table:table-cell>
        </table:table-row>
        <table:table-row table:style-name="ro1">
          <table:table-cell office:value-type="date" office:date-value="2015-01-01" calcext:value-type="date">
            <text:p>jue 01/ene 15</text:p>
          </table:table-cell>
          <table:table-cell office:value-type="float" office:value="101" calcext:value-type="float">
            <text:p>101</text:p>
          </table:table-cell>
          <table:table-cell office:value-type="float" office:value="189171" calcext:value-type="float">
            <text:p>189171</text:p>
          </table:table-cell>
        </table:table-row>
        <table:table-row table:style-name="ro1">
          <table:table-cell office:value-type="date" office:date-value="2015-01-02" calcext:value-type="date">
            <text:p>vie 02/ene 15</text:p>
          </table:table-cell>
          <table:table-cell office:value-type="float" office:value="102" calcext:value-type="float">
            <text:p>102</text:p>
          </table:table-cell>
          <table:table-cell office:value-type="float" office:value="254980" calcext:value-type="float">
            <text:p>254980</text:p>
          </table:table-cell>
        </table:table-row>
        <table:table-row table:style-name="ro1">
          <table:table-cell office:value-type="date" office:date-value="2015-01-03" calcext:value-type="date">
            <text:p>sáb 03/ene 15</text:p>
          </table:table-cell>
          <table:table-cell office:value-type="float" office:value="103" calcext:value-type="float">
            <text:p>103</text:p>
          </table:table-cell>
          <table:table-cell office:value-type="float" office:value="227237" calcext:value-type="float">
            <text:p>227237</text:p>
          </table:table-cell>
        </table:table-row>
        <table:table-row table:style-name="ro1">
          <table:table-cell office:value-type="date" office:date-value="2015-01-04" calcext:value-type="date">
            <text:p>dom 04/ene 15</text:p>
          </table:table-cell>
          <table:table-cell office:value-type="float" office:value="104" calcext:value-type="float">
            <text:p>104</text:p>
          </table:table-cell>
          <table:table-cell office:value-type="float" office:value="216188" calcext:value-type="float">
            <text:p>216188</text:p>
          </table:table-cell>
        </table:table-row>
        <table:table-row table:style-name="ro1">
          <table:table-cell office:value-type="date" office:date-value="2015-01-05" calcext:value-type="date">
            <text:p>lun 05/ene 15</text:p>
          </table:table-cell>
          <table:table-cell office:value-type="float" office:value="105" calcext:value-type="float">
            <text:p>105</text:p>
          </table:table-cell>
          <table:table-cell office:value-type="float" office:value="339364" calcext:value-type="float">
            <text:p>339364</text:p>
          </table:table-cell>
        </table:table-row>
        <table:table-row table:style-name="ro1">
          <table:table-cell office:value-type="date" office:date-value="2015-01-06" calcext:value-type="date">
            <text:p>mar 06/ene 15</text:p>
          </table:table-cell>
          <table:table-cell office:value-type="float" office:value="106" calcext:value-type="float">
            <text:p>106</text:p>
          </table:table-cell>
          <table:table-cell office:value-type="float" office:value="321078" calcext:value-type="float">
            <text:p>321078</text:p>
          </table:table-cell>
        </table:table-row>
        <table:table-row table:style-name="ro1">
          <table:table-cell office:value-type="date" office:date-value="2015-01-07" calcext:value-type="date">
            <text:p>mié 07/ene 15</text:p>
          </table:table-cell>
          <table:table-cell office:value-type="float" office:value="107" calcext:value-type="float">
            <text:p>107</text:p>
          </table:table-cell>
          <table:table-cell office:value-type="float" office:value="335496" calcext:value-type="float">
            <text:p>335496</text:p>
          </table:table-cell>
        </table:table-row>
        <table:table-row table:style-name="ro1">
          <table:table-cell office:value-type="date" office:date-value="2015-01-08" calcext:value-type="date">
            <text:p>jue 08/ene 15</text:p>
          </table:table-cell>
          <table:table-cell office:value-type="float" office:value="108" calcext:value-type="float">
            <text:p>108</text:p>
          </table:table-cell>
          <table:table-cell office:value-type="float" office:value="314131" calcext:value-type="float">
            <text:p>314131</text:p>
          </table:table-cell>
        </table:table-row>
        <table:table-row table:style-name="ro1">
          <table:table-cell office:value-type="date" office:date-value="2015-01-09" calcext:value-type="date">
            <text:p>vie 09/ene 15</text:p>
          </table:table-cell>
          <table:table-cell office:value-type="float" office:value="109" calcext:value-type="float">
            <text:p>109</text:p>
          </table:table-cell>
          <table:table-cell office:value-type="float" office:value="353595" calcext:value-type="float">
            <text:p>353595</text:p>
          </table:table-cell>
        </table:table-row>
        <table:table-row table:style-name="ro1">
          <table:table-cell office:value-type="date" office:date-value="2015-01-10" calcext:value-type="date">
            <text:p>sáb 10/ene 15</text:p>
          </table:table-cell>
          <table:table-cell office:value-type="float" office:value="110" calcext:value-type="float">
            <text:p>110</text:p>
          </table:table-cell>
          <table:table-cell office:value-type="float" office:value="260450" calcext:value-type="float">
            <text:p>260450</text:p>
          </table:table-cell>
        </table:table-row>
        <table:table-row table:style-name="ro1">
          <table:table-cell office:value-type="date" office:date-value="2015-01-11" calcext:value-type="date">
            <text:p>dom 11/ene 15</text:p>
          </table:table-cell>
          <table:table-cell office:value-type="float" office:value="111" calcext:value-type="float">
            <text:p>111</text:p>
          </table:table-cell>
          <table:table-cell office:value-type="float" office:value="219979" calcext:value-type="float">
            <text:p>219979</text:p>
          </table:table-cell>
        </table:table-row>
        <table:table-row table:style-name="ro1">
          <table:table-cell office:value-type="date" office:date-value="2015-01-12" calcext:value-type="date">
            <text:p>lun 12/ene 15</text:p>
          </table:table-cell>
          <table:table-cell office:value-type="float" office:value="112" calcext:value-type="float">
            <text:p>112</text:p>
          </table:table-cell>
          <table:table-cell office:value-type="float" office:value="339277" calcext:value-type="float">
            <text:p>339277</text:p>
          </table:table-cell>
        </table:table-row>
        <table:table-row table:style-name="ro1">
          <table:table-cell office:value-type="date" office:date-value="2015-01-13" calcext:value-type="date">
            <text:p>mar 13/ene 15</text:p>
          </table:table-cell>
          <table:table-cell office:value-type="float" office:value="113" calcext:value-type="float">
            <text:p>113</text:p>
          </table:table-cell>
          <table:table-cell office:value-type="float" office:value="313929" calcext:value-type="float">
            <text:p>313929</text:p>
          </table:table-cell>
        </table:table-row>
        <table:table-row table:style-name="ro1">
          <table:table-cell office:value-type="date" office:date-value="2015-01-14" calcext:value-type="date">
            <text:p>mié 14/ene 15</text:p>
          </table:table-cell>
          <table:table-cell office:value-type="float" office:value="114" calcext:value-type="float">
            <text:p>114</text:p>
          </table:table-cell>
          <table:table-cell office:value-type="float" office:value="345744" calcext:value-type="float">
            <text:p>345744</text:p>
          </table:table-cell>
        </table:table-row>
        <table:table-row table:style-name="ro1">
          <table:table-cell office:value-type="date" office:date-value="2015-01-15" calcext:value-type="date">
            <text:p>jue 15/ene 15</text:p>
          </table:table-cell>
          <table:table-cell office:value-type="float" office:value="115" calcext:value-type="float">
            <text:p>115</text:p>
          </table:table-cell>
          <table:table-cell office:value-type="float" office:value="345246" calcext:value-type="float">
            <text:p>345246</text:p>
          </table:table-cell>
        </table:table-row>
        <table:table-row table:style-name="ro1">
          <table:table-cell office:value-type="date" office:date-value="2015-01-16" calcext:value-type="date">
            <text:p>vie 16/ene 15</text:p>
          </table:table-cell>
          <table:table-cell office:value-type="float" office:value="116" calcext:value-type="float">
            <text:p>116</text:p>
          </table:table-cell>
          <table:table-cell office:value-type="float" office:value="361263" calcext:value-type="float">
            <text:p>361263</text:p>
          </table:table-cell>
        </table:table-row>
        <table:table-row table:style-name="ro1">
          <table:table-cell office:value-type="date" office:date-value="2015-01-17" calcext:value-type="date">
            <text:p>sáb 17/ene 15</text:p>
          </table:table-cell>
          <table:table-cell office:value-type="float" office:value="117" calcext:value-type="float">
            <text:p>117</text:p>
          </table:table-cell>
          <table:table-cell office:value-type="float" office:value="251828" calcext:value-type="float">
            <text:p>251828</text:p>
          </table:table-cell>
        </table:table-row>
        <table:table-row table:style-name="ro1">
          <table:table-cell office:value-type="date" office:date-value="2015-01-18" calcext:value-type="date">
            <text:p>dom 18/ene 15</text:p>
          </table:table-cell>
          <table:table-cell office:value-type="float" office:value="118" calcext:value-type="float">
            <text:p>118</text:p>
          </table:table-cell>
          <table:table-cell office:value-type="float" office:value="212764" calcext:value-type="float">
            <text:p>212764</text:p>
          </table:table-cell>
        </table:table-row>
        <table:table-row table:style-name="ro1">
          <table:table-cell office:value-type="date" office:date-value="2015-01-19" calcext:value-type="date">
            <text:p>lun 19/ene 15</text:p>
          </table:table-cell>
          <table:table-cell office:value-type="float" office:value="119" calcext:value-type="float">
            <text:p>119</text:p>
          </table:table-cell>
          <table:table-cell office:value-type="float" office:value="310061" calcext:value-type="float">
            <text:p>310061</text:p>
          </table:table-cell>
        </table:table-row>
        <table:table-row table:style-name="ro1">
          <table:table-cell office:value-type="date" office:date-value="2015-01-20" calcext:value-type="date">
            <text:p>mar 20/ene 15</text:p>
          </table:table-cell>
          <table:table-cell office:value-type="float" office:value="120" calcext:value-type="float">
            <text:p>120</text:p>
          </table:table-cell>
          <table:table-cell office:value-type="float" office:value="316574" calcext:value-type="float">
            <text:p>316574</text:p>
          </table:table-cell>
        </table:table-row>
        <table:table-row table:style-name="ro1">
          <table:table-cell office:value-type="date" office:date-value="2015-01-21" calcext:value-type="date">
            <text:p>mié 21/ene 15</text:p>
          </table:table-cell>
          <table:table-cell office:value-type="float" office:value="121" calcext:value-type="float">
            <text:p>121</text:p>
          </table:table-cell>
          <table:table-cell office:value-type="float" office:value="323086" calcext:value-type="float">
            <text:p>323086</text:p>
          </table:table-cell>
        </table:table-row>
        <table:table-row table:style-name="ro1">
          <table:table-cell office:value-type="date" office:date-value="2015-01-22" calcext:value-type="date">
            <text:p>jue 22/ene 15</text:p>
          </table:table-cell>
          <table:table-cell office:value-type="float" office:value="122" calcext:value-type="float">
            <text:p>122</text:p>
          </table:table-cell>
          <table:table-cell office:value-type="float" office:value="331516" calcext:value-type="float">
            <text:p>331516</text:p>
          </table:table-cell>
        </table:table-row>
        <table:table-row table:style-name="ro1">
          <table:table-cell office:value-type="date" office:date-value="2015-01-23" calcext:value-type="date">
            <text:p>vie 23/ene 15</text:p>
          </table:table-cell>
          <table:table-cell office:value-type="float" office:value="123" calcext:value-type="float">
            <text:p>123</text:p>
          </table:table-cell>
          <table:table-cell office:value-type="float" office:value="348761" calcext:value-type="float">
            <text:p>348761</text:p>
          </table:table-cell>
        </table:table-row>
        <table:table-row table:style-name="ro1">
          <table:table-cell office:value-type="date" office:date-value="2015-01-24" calcext:value-type="date">
            <text:p>sáb 24/ene 15</text:p>
          </table:table-cell>
          <table:table-cell office:value-type="float" office:value="124" calcext:value-type="float">
            <text:p>124</text:p>
          </table:table-cell>
          <table:table-cell office:value-type="float" office:value="255775" calcext:value-type="float">
            <text:p>255775</text:p>
          </table:table-cell>
        </table:table-row>
        <table:table-row table:style-name="ro1">
          <table:table-cell office:value-type="date" office:date-value="2015-01-25" calcext:value-type="date">
            <text:p>dom 25/ene 15</text:p>
          </table:table-cell>
          <table:table-cell office:value-type="float" office:value="125" calcext:value-type="float">
            <text:p>125</text:p>
          </table:table-cell>
          <table:table-cell office:value-type="float" office:value="218668" calcext:value-type="float">
            <text:p>218668</text:p>
          </table:table-cell>
        </table:table-row>
        <table:table-row table:style-name="ro1">
          <table:table-cell office:value-type="date" office:date-value="2015-01-26" calcext:value-type="date">
            <text:p>lun 26/ene 15</text:p>
          </table:table-cell>
          <table:table-cell office:value-type="float" office:value="126" calcext:value-type="float">
            <text:p>126</text:p>
          </table:table-cell>
          <table:table-cell office:value-type="float" office:value="323771" calcext:value-type="float">
            <text:p>323771</text:p>
          </table:table-cell>
        </table:table-row>
        <table:table-row table:style-name="ro1">
          <table:table-cell office:value-type="date" office:date-value="2015-01-27" calcext:value-type="date">
            <text:p>mar 27/ene 15</text:p>
          </table:table-cell>
          <table:table-cell office:value-type="float" office:value="127" calcext:value-type="float">
            <text:p>127</text:p>
          </table:table-cell>
          <table:table-cell office:value-type="float" office:value="314062" calcext:value-type="float">
            <text:p>314062</text:p>
          </table:table-cell>
        </table:table-row>
        <table:table-row table:style-name="ro1">
          <table:table-cell office:value-type="date" office:date-value="2015-01-28" calcext:value-type="date">
            <text:p>mié 28/ene 15</text:p>
          </table:table-cell>
          <table:table-cell office:value-type="float" office:value="128" calcext:value-type="float">
            <text:p>128</text:p>
          </table:table-cell>
          <table:table-cell office:value-type="float" office:value="300344" calcext:value-type="float">
            <text:p>300344</text:p>
          </table:table-cell>
        </table:table-row>
        <table:table-row table:style-name="ro1">
          <table:table-cell office:value-type="date" office:date-value="2015-01-29" calcext:value-type="date">
            <text:p>jue 29/ene 15</text:p>
          </table:table-cell>
          <table:table-cell office:value-type="float" office:value="129" calcext:value-type="float">
            <text:p>129</text:p>
          </table:table-cell>
          <table:table-cell office:value-type="float" office:value="342441" calcext:value-type="float">
            <text:p>342441</text:p>
          </table:table-cell>
        </table:table-row>
        <table:table-row table:style-name="ro1">
          <table:table-cell office:value-type="date" office:date-value="2015-01-30" calcext:value-type="date">
            <text:p>vie 30/ene 15</text:p>
          </table:table-cell>
          <table:table-cell office:value-type="float" office:value="130" calcext:value-type="float">
            <text:p>130</text:p>
          </table:table-cell>
          <table:table-cell office:value-type="float" office:value="359474" calcext:value-type="float">
            <text:p>359474</text:p>
          </table:table-cell>
        </table:table-row>
        <table:table-row table:style-name="ro1">
          <table:table-cell office:value-type="date" office:date-value="2015-01-31" calcext:value-type="date">
            <text:p>sáb 31/ene 15</text:p>
          </table:table-cell>
          <table:table-cell office:value-type="float" office:value="131" calcext:value-type="float">
            <text:p>131</text:p>
          </table:table-cell>
          <table:table-cell office:value-type="float" office:value="273787" calcext:value-type="float">
            <text:p>273787</text:p>
          </table:table-cell>
        </table:table-row>
        <table:table-row table:style-name="ro1">
          <table:table-cell office:value-type="date" office:date-value="2015-02-01" calcext:value-type="date">
            <text:p>dom 01/feb 15</text:p>
          </table:table-cell>
          <table:table-cell office:value-type="float" office:value="201" calcext:value-type="float">
            <text:p>201</text:p>
          </table:table-cell>
          <table:table-cell office:value-type="float" office:value="243858" calcext:value-type="float">
            <text:p>243858</text:p>
          </table:table-cell>
        </table:table-row>
        <table:table-row table:style-name="ro1">
          <table:table-cell office:value-type="date" office:date-value="2015-02-02" calcext:value-type="date">
            <text:p>lun 02/feb 15</text:p>
          </table:table-cell>
          <table:table-cell office:value-type="float" office:value="202" calcext:value-type="float">
            <text:p>202</text:p>
          </table:table-cell>
          <table:table-cell office:value-type="float" office:value="338669" calcext:value-type="float">
            <text:p>338669</text:p>
          </table:table-cell>
        </table:table-row>
        <table:table-row table:style-name="ro1">
          <table:table-cell office:value-type="date" office:date-value="2015-02-03" calcext:value-type="date">
            <text:p>mar 03/feb 15</text:p>
          </table:table-cell>
          <table:table-cell office:value-type="float" office:value="203" calcext:value-type="float">
            <text:p>203</text:p>
          </table:table-cell>
          <table:table-cell office:value-type="float" office:value="330031" calcext:value-type="float">
            <text:p>330031</text:p>
          </table:table-cell>
        </table:table-row>
        <table:table-row table:style-name="ro1">
          <table:table-cell office:value-type="date" office:date-value="2015-02-04" calcext:value-type="date">
            <text:p>mié 04/feb 15</text:p>
          </table:table-cell>
          <table:table-cell office:value-type="float" office:value="204" calcext:value-type="float">
            <text:p>204</text:p>
          </table:table-cell>
          <table:table-cell office:value-type="float" office:value="341377" calcext:value-type="float">
            <text:p>341377</text:p>
          </table:table-cell>
        </table:table-row>
        <table:table-row table:style-name="ro1">
          <table:table-cell office:value-type="date" office:date-value="2015-02-05" calcext:value-type="date">
            <text:p>jue 05/feb 15</text:p>
          </table:table-cell>
          <table:table-cell office:value-type="float" office:value="205" calcext:value-type="float">
            <text:p>205</text:p>
          </table:table-cell>
          <table:table-cell office:value-type="float" office:value="342422" calcext:value-type="float">
            <text:p>342422</text:p>
          </table:table-cell>
        </table:table-row>
        <table:table-row table:style-name="ro1">
          <table:table-cell office:value-type="date" office:date-value="2015-02-06" calcext:value-type="date">
            <text:p>vie 06/feb 15</text:p>
          </table:table-cell>
          <table:table-cell office:value-type="float" office:value="206" calcext:value-type="float">
            <text:p>206</text:p>
          </table:table-cell>
          <table:table-cell office:value-type="float" office:value="365617" calcext:value-type="float">
            <text:p>365617</text:p>
          </table:table-cell>
        </table:table-row>
        <table:table-row table:style-name="ro1">
          <table:table-cell office:value-type="date" office:date-value="2015-02-07" calcext:value-type="date">
            <text:p>sáb 07/feb 15</text:p>
          </table:table-cell>
          <table:table-cell office:value-type="float" office:value="207" calcext:value-type="float">
            <text:p>207</text:p>
          </table:table-cell>
          <table:table-cell office:value-type="float" office:value="265151" calcext:value-type="float">
            <text:p>265151</text:p>
          </table:table-cell>
        </table:table-row>
        <table:table-row table:style-name="ro1">
          <table:table-cell office:value-type="date" office:date-value="2015-02-08" calcext:value-type="date">
            <text:p>dom 08/feb 15</text:p>
          </table:table-cell>
          <table:table-cell office:value-type="float" office:value="208" calcext:value-type="float">
            <text:p>208</text:p>
          </table:table-cell>
          <table:table-cell office:value-type="float" office:value="227638" calcext:value-type="float">
            <text:p>227638</text:p>
          </table:table-cell>
        </table:table-row>
        <table:table-row table:style-name="ro1">
          <table:table-cell office:value-type="date" office:date-value="2015-02-09" calcext:value-type="date">
            <text:p>lun 09/feb 15</text:p>
          </table:table-cell>
          <table:table-cell office:value-type="float" office:value="209" calcext:value-type="float">
            <text:p>209</text:p>
          </table:table-cell>
          <table:table-cell office:value-type="float" office:value="334403" calcext:value-type="float">
            <text:p>334403</text:p>
          </table:table-cell>
        </table:table-row>
        <table:table-row table:style-name="ro1">
          <table:table-cell office:value-type="date" office:date-value="2015-02-10" calcext:value-type="date">
            <text:p>mar 10/feb 15</text:p>
          </table:table-cell>
          <table:table-cell office:value-type="float" office:value="210" calcext:value-type="float">
            <text:p>210</text:p>
          </table:table-cell>
          <table:table-cell office:value-type="float" office:value="337670" calcext:value-type="float">
            <text:p>337670</text:p>
          </table:table-cell>
        </table:table-row>
        <table:table-row table:style-name="ro1">
          <table:table-cell office:value-type="date" office:date-value="2015-02-11" calcext:value-type="date">
            <text:p>mié 11/feb 15</text:p>
          </table:table-cell>
          <table:table-cell office:value-type="float" office:value="211" calcext:value-type="float">
            <text:p>211</text:p>
          </table:table-cell>
          <table:table-cell office:value-type="float" office:value="346761" calcext:value-type="float">
            <text:p>346761</text:p>
          </table:table-cell>
        </table:table-row>
        <table:table-row table:style-name="ro1">
          <table:table-cell office:value-type="date" office:date-value="2015-02-12" calcext:value-type="date">
            <text:p>jue 12/feb 15</text:p>
          </table:table-cell>
          <table:table-cell office:value-type="float" office:value="212" calcext:value-type="float">
            <text:p>212</text:p>
          </table:table-cell>
          <table:table-cell office:value-type="float" office:value="353294" calcext:value-type="float">
            <text:p>353294</text:p>
          </table:table-cell>
        </table:table-row>
        <table:table-row table:style-name="ro1">
          <table:table-cell office:value-type="date" office:date-value="2015-02-13" calcext:value-type="date">
            <text:p>vie 13/feb 15</text:p>
          </table:table-cell>
          <table:table-cell office:value-type="float" office:value="213" calcext:value-type="float">
            <text:p>213</text:p>
          </table:table-cell>
          <table:table-cell office:value-type="float" office:value="378965" calcext:value-type="float">
            <text:p>378965</text:p>
          </table:table-cell>
        </table:table-row>
        <table:table-row table:style-name="ro1">
          <table:table-cell office:value-type="date" office:date-value="2015-02-14" calcext:value-type="date">
            <text:p>sáb 14/feb 15</text:p>
          </table:table-cell>
          <table:table-cell office:value-type="float" office:value="214" calcext:value-type="float">
            <text:p>214</text:p>
          </table:table-cell>
          <table:table-cell office:value-type="float" office:value="283907" calcext:value-type="float">
            <text:p>283907</text:p>
          </table:table-cell>
        </table:table-row>
        <table:table-row table:style-name="ro1">
          <table:table-cell office:value-type="date" office:date-value="2015-02-15" calcext:value-type="date">
            <text:p>dom 15/feb 15</text:p>
          </table:table-cell>
          <table:table-cell office:value-type="float" office:value="215" calcext:value-type="float">
            <text:p>215</text:p>
          </table:table-cell>
          <table:table-cell office:value-type="float" office:value="236797" calcext:value-type="float">
            <text:p>236797</text:p>
          </table:table-cell>
        </table:table-row>
        <table:table-row table:style-name="ro1">
          <table:table-cell office:value-type="date" office:date-value="2015-02-16" calcext:value-type="date">
            <text:p>lun 16/feb 15</text:p>
          </table:table-cell>
          <table:table-cell office:value-type="float" office:value="216" calcext:value-type="float">
            <text:p>216</text:p>
          </table:table-cell>
          <table:table-cell office:value-type="float" office:value="205866" calcext:value-type="float">
            <text:p>205866</text:p>
          </table:table-cell>
        </table:table-row>
        <table:table-row table:style-name="ro1">
          <table:table-cell office:value-type="date" office:date-value="2015-02-17" calcext:value-type="date">
            <text:p>mar 17/feb 15</text:p>
          </table:table-cell>
          <table:table-cell office:value-type="float" office:value="217" calcext:value-type="float">
            <text:p>217</text:p>
          </table:table-cell>
          <table:table-cell office:value-type="float" office:value="202421" calcext:value-type="float">
            <text:p>202421</text:p>
          </table:table-cell>
        </table:table-row>
        <table:table-row table:style-name="ro1">
          <table:table-cell office:value-type="date" office:date-value="2015-02-18" calcext:value-type="date">
            <text:p>mié 18/feb 15</text:p>
          </table:table-cell>
          <table:table-cell office:value-type="float" office:value="218" calcext:value-type="float">
            <text:p>218</text:p>
          </table:table-cell>
          <table:table-cell office:value-type="float" office:value="351115" calcext:value-type="float">
            <text:p>351115</text:p>
          </table:table-cell>
        </table:table-row>
        <table:table-row table:style-name="ro1">
          <table:table-cell office:value-type="date" office:date-value="2015-02-19" calcext:value-type="date">
            <text:p>jue 19/feb 15</text:p>
          </table:table-cell>
          <table:table-cell office:value-type="float" office:value="219" calcext:value-type="float">
            <text:p>219</text:p>
          </table:table-cell>
          <table:table-cell office:value-type="float" office:value="361134" calcext:value-type="float">
            <text:p>361134</text:p>
          </table:table-cell>
        </table:table-row>
        <table:table-row table:style-name="ro1">
          <table:table-cell office:value-type="date" office:date-value="2015-02-20" calcext:value-type="date">
            <text:p>vie 20/feb 15</text:p>
          </table:table-cell>
          <table:table-cell office:value-type="float" office:value="220" calcext:value-type="float">
            <text:p>220</text:p>
          </table:table-cell>
          <table:table-cell office:value-type="float" office:value="369733" calcext:value-type="float">
            <text:p>369733</text:p>
          </table:table-cell>
        </table:table-row>
        <table:table-row table:style-name="ro1">
          <table:table-cell office:value-type="date" office:date-value="2015-02-21" calcext:value-type="date">
            <text:p>sáb 21/feb 15</text:p>
          </table:table-cell>
          <table:table-cell office:value-type="float" office:value="221" calcext:value-type="float">
            <text:p>221</text:p>
          </table:table-cell>
          <table:table-cell office:value-type="float" office:value="268997" calcext:value-type="float">
            <text:p>268997</text:p>
          </table:table-cell>
        </table:table-row>
        <table:table-row table:style-name="ro1">
          <table:table-cell office:value-type="date" office:date-value="2015-02-22" calcext:value-type="date">
            <text:p>dom 22/feb 15</text:p>
          </table:table-cell>
          <table:table-cell office:value-type="float" office:value="222" calcext:value-type="float">
            <text:p>222</text:p>
          </table:table-cell>
          <table:table-cell office:value-type="float" office:value="247380" calcext:value-type="float">
            <text:p>247380</text:p>
          </table:table-cell>
        </table:table-row>
        <table:table-row table:style-name="ro1">
          <table:table-cell office:value-type="date" office:date-value="2015-02-23" calcext:value-type="date">
            <text:p>lun 23/feb 15</text:p>
          </table:table-cell>
          <table:table-cell office:value-type="float" office:value="223" calcext:value-type="float">
            <text:p>223</text:p>
          </table:table-cell>
          <table:table-cell office:value-type="float" office:value="351504" calcext:value-type="float">
            <text:p>351504</text:p>
          </table:table-cell>
        </table:table-row>
        <table:table-row table:style-name="ro1">
          <table:table-cell office:value-type="date" office:date-value="2015-02-24" calcext:value-type="date">
            <text:p>mar 24/feb 15</text:p>
          </table:table-cell>
          <table:table-cell office:value-type="float" office:value="224" calcext:value-type="float">
            <text:p>224</text:p>
          </table:table-cell>
          <table:table-cell office:value-type="float" office:value="358149" calcext:value-type="float">
            <text:p>358149</text:p>
          </table:table-cell>
        </table:table-row>
        <table:table-row table:style-name="ro1">
          <table:table-cell office:value-type="date" office:date-value="2015-02-25" calcext:value-type="date">
            <text:p>mié 25/feb 15</text:p>
          </table:table-cell>
          <table:table-cell office:value-type="float" office:value="225" calcext:value-type="float">
            <text:p>225</text:p>
          </table:table-cell>
          <table:table-cell office:value-type="float" office:value="353286" calcext:value-type="float">
            <text:p>353286</text:p>
          </table:table-cell>
        </table:table-row>
        <table:table-row table:style-name="ro1">
          <table:table-cell office:value-type="date" office:date-value="2015-02-26" calcext:value-type="date">
            <text:p>jue 26/feb 15</text:p>
          </table:table-cell>
          <table:table-cell office:value-type="float" office:value="226" calcext:value-type="float">
            <text:p>226</text:p>
          </table:table-cell>
          <table:table-cell office:value-type="float" office:value="364071" calcext:value-type="float">
            <text:p>364071</text:p>
          </table:table-cell>
        </table:table-row>
        <table:table-row table:style-name="ro1">
          <table:table-cell office:value-type="date" office:date-value="2015-02-27" calcext:value-type="date">
            <text:p>vie 27/feb 15</text:p>
          </table:table-cell>
          <table:table-cell office:value-type="float" office:value="227" calcext:value-type="float">
            <text:p>227</text:p>
          </table:table-cell>
          <table:table-cell office:value-type="float" office:value="378702" calcext:value-type="float">
            <text:p>378702</text:p>
          </table:table-cell>
        </table:table-row>
        <table:table-row table:style-name="ro1">
          <table:table-cell office:value-type="date" office:date-value="2015-02-28" calcext:value-type="date">
            <text:p>sáb 28/feb 15</text:p>
          </table:table-cell>
          <table:table-cell office:value-type="float" office:value="228" calcext:value-type="float">
            <text:p>228</text:p>
          </table:table-cell>
          <table:table-cell office:value-type="float" office:value="299253" calcext:value-type="float">
            <text:p>299253</text:p>
          </table:table-cell>
        </table:table-row>
        <table:table-row table:style-name="ro1">
          <table:table-cell office:value-type="date" office:date-value="2015-03-01" calcext:value-type="date">
            <text:p>dom 01/mar 15</text:p>
          </table:table-cell>
          <table:table-cell office:value-type="float" office:value="301" calcext:value-type="float">
            <text:p>301</text:p>
          </table:table-cell>
          <table:table-cell office:value-type="float" office:value="267550" calcext:value-type="float">
            <text:p>267550</text:p>
          </table:table-cell>
        </table:table-row>
        <table:table-row table:style-name="ro1">
          <table:table-cell office:value-type="date" office:date-value="2015-03-02" calcext:value-type="date">
            <text:p>lun 02/mar 15</text:p>
          </table:table-cell>
          <table:table-cell office:value-type="float" office:value="302" calcext:value-type="float">
            <text:p>302</text:p>
          </table:table-cell>
          <table:table-cell office:value-type="float" office:value="345520" calcext:value-type="float">
            <text:p>345520</text:p>
          </table:table-cell>
        </table:table-row>
        <table:table-row table:style-name="ro1">
          <table:table-cell office:value-type="date" office:date-value="2015-03-03" calcext:value-type="date">
            <text:p>mar 03/mar 15</text:p>
          </table:table-cell>
          <table:table-cell office:value-type="float" office:value="303" calcext:value-type="float">
            <text:p>303</text:p>
          </table:table-cell>
          <table:table-cell office:value-type="float" office:value="336822" calcext:value-type="float">
            <text:p>336822</text:p>
          </table:table-cell>
        </table:table-row>
        <table:table-row table:style-name="ro1">
          <table:table-cell office:value-type="date" office:date-value="2015-03-04" calcext:value-type="date">
            <text:p>mié 04/mar 15</text:p>
          </table:table-cell>
          <table:table-cell office:value-type="float" office:value="304" calcext:value-type="float">
            <text:p>304</text:p>
          </table:table-cell>
          <table:table-cell office:value-type="float" office:value="348072" calcext:value-type="float">
            <text:p>348072</text:p>
          </table:table-cell>
        </table:table-row>
        <table:table-row table:style-name="ro1">
          <table:table-cell office:value-type="date" office:date-value="2015-03-05" calcext:value-type="date">
            <text:p>jue 05/mar 15</text:p>
          </table:table-cell>
          <table:table-cell office:value-type="float" office:value="305" calcext:value-type="float">
            <text:p>305</text:p>
          </table:table-cell>
          <table:table-cell office:value-type="float" office:value="366209" calcext:value-type="float">
            <text:p>366209</text:p>
          </table:table-cell>
        </table:table-row>
        <table:table-row table:style-name="ro1">
          <table:table-cell office:value-type="date" office:date-value="2015-03-06" calcext:value-type="date">
            <text:p>vie 06/mar 15</text:p>
          </table:table-cell>
          <table:table-cell office:value-type="float" office:value="306" calcext:value-type="float">
            <text:p>306</text:p>
          </table:table-cell>
          <table:table-cell office:value-type="float" office:value="376462" calcext:value-type="float">
            <text:p>376462</text:p>
          </table:table-cell>
        </table:table-row>
        <table:table-row table:style-name="ro1">
          <table:table-cell office:value-type="date" office:date-value="2015-03-07" calcext:value-type="date">
            <text:p>sáb 07/mar 15</text:p>
          </table:table-cell>
          <table:table-cell office:value-type="float" office:value="307" calcext:value-type="float">
            <text:p>307</text:p>
          </table:table-cell>
          <table:table-cell office:value-type="float" office:value="302935" calcext:value-type="float">
            <text:p>302935</text:p>
          </table:table-cell>
        </table:table-row>
        <table:table-row table:style-name="ro1">
          <table:table-cell office:value-type="date" office:date-value="2015-03-08" calcext:value-type="date">
            <text:p>dom 08/mar 15</text:p>
          </table:table-cell>
          <table:table-cell office:value-type="float" office:value="308" calcext:value-type="float">
            <text:p>308</text:p>
          </table:table-cell>
          <table:table-cell office:value-type="float" office:value="264192" calcext:value-type="float">
            <text:p>264192</text:p>
          </table:table-cell>
        </table:table-row>
        <table:table-row table:style-name="ro1">
          <table:table-cell office:value-type="date" office:date-value="2015-03-09" calcext:value-type="date">
            <text:p>lun 09/mar 15</text:p>
          </table:table-cell>
          <table:table-cell office:value-type="float" office:value="309" calcext:value-type="float">
            <text:p>309</text:p>
          </table:table-cell>
          <table:table-cell office:value-type="float" office:value="335985" calcext:value-type="float">
            <text:p>335985</text:p>
          </table:table-cell>
        </table:table-row>
        <table:table-row table:style-name="ro1">
          <table:table-cell office:value-type="date" office:date-value="2015-03-10" calcext:value-type="date">
            <text:p>mar 10/mar 15</text:p>
          </table:table-cell>
          <table:table-cell office:value-type="float" office:value="310" calcext:value-type="float">
            <text:p>310</text:p>
          </table:table-cell>
          <table:table-cell office:value-type="float" office:value="353309" calcext:value-type="float">
            <text:p>353309</text:p>
          </table:table-cell>
        </table:table-row>
        <table:table-row table:style-name="ro1">
          <table:table-cell office:value-type="date" office:date-value="2015-03-11" calcext:value-type="date">
            <text:p>mié 11/mar 15</text:p>
          </table:table-cell>
          <table:table-cell office:value-type="float" office:value="311" calcext:value-type="float">
            <text:p>311</text:p>
          </table:table-cell>
          <table:table-cell office:value-type="float" office:value="369858" calcext:value-type="float">
            <text:p>369858</text:p>
          </table:table-cell>
        </table:table-row>
        <table:table-row table:style-name="ro1">
          <table:table-cell office:value-type="date" office:date-value="2015-03-12" calcext:value-type="date">
            <text:p>jue 12/mar 15</text:p>
          </table:table-cell>
          <table:table-cell office:value-type="float" office:value="312" calcext:value-type="float">
            <text:p>312</text:p>
          </table:table-cell>
          <table:table-cell office:value-type="float" office:value="364259" calcext:value-type="float">
            <text:p>364259</text:p>
          </table:table-cell>
        </table:table-row>
        <table:table-row table:style-name="ro1">
          <table:table-cell office:value-type="date" office:date-value="2015-03-13" calcext:value-type="date">
            <text:p>vie 13/mar 15</text:p>
          </table:table-cell>
          <table:table-cell office:value-type="float" office:value="313" calcext:value-type="float">
            <text:p>313</text:p>
          </table:table-cell>
          <table:table-cell office:value-type="float" office:value="380762" calcext:value-type="float">
            <text:p>380762</text:p>
          </table:table-cell>
        </table:table-row>
        <table:table-row table:style-name="ro1">
          <table:table-cell office:value-type="date" office:date-value="2015-03-14" calcext:value-type="date">
            <text:p>sáb 14/mar 15</text:p>
          </table:table-cell>
          <table:table-cell office:value-type="float" office:value="314" calcext:value-type="float">
            <text:p>314</text:p>
          </table:table-cell>
          <table:table-cell office:value-type="float" office:value="302468" calcext:value-type="float">
            <text:p>302468</text:p>
          </table:table-cell>
        </table:table-row>
        <table:table-row table:style-name="ro1">
          <table:table-cell office:value-type="date" office:date-value="2015-03-15" calcext:value-type="date">
            <text:p>dom 15/mar 15</text:p>
          </table:table-cell>
          <table:table-cell office:value-type="float" office:value="315" calcext:value-type="float">
            <text:p>315</text:p>
          </table:table-cell>
          <table:table-cell office:value-type="float" office:value="256513" calcext:value-type="float">
            <text:p>256513</text:p>
          </table:table-cell>
        </table:table-row>
        <table:table-row table:style-name="ro1">
          <table:table-cell office:value-type="date" office:date-value="2015-03-16" calcext:value-type="date">
            <text:p>lun 16/mar 15</text:p>
          </table:table-cell>
          <table:table-cell office:value-type="float" office:value="316" calcext:value-type="float">
            <text:p>316</text:p>
          </table:table-cell>
          <table:table-cell office:value-type="float" office:value="350981" calcext:value-type="float">
            <text:p>350981</text:p>
          </table:table-cell>
        </table:table-row>
        <table:table-row table:style-name="ro1">
          <table:table-cell office:value-type="date" office:date-value="2015-03-17" calcext:value-type="date">
            <text:p>mar 17/mar 15</text:p>
          </table:table-cell>
          <table:table-cell office:value-type="float" office:value="317" calcext:value-type="float">
            <text:p>317</text:p>
          </table:table-cell>
          <table:table-cell office:value-type="float" office:value="353586" calcext:value-type="float">
            <text:p>353586</text:p>
          </table:table-cell>
        </table:table-row>
        <table:table-row table:style-name="ro1">
          <table:table-cell office:value-type="date" office:date-value="2015-03-18" calcext:value-type="date">
            <text:p>mié 18/mar 15</text:p>
          </table:table-cell>
          <table:table-cell office:value-type="float" office:value="318" calcext:value-type="float">
            <text:p>318</text:p>
          </table:table-cell>
          <table:table-cell office:value-type="float" office:value="351755" calcext:value-type="float">
            <text:p>351755</text:p>
          </table:table-cell>
        </table:table-row>
        <table:table-row table:style-name="ro1">
          <table:table-cell office:value-type="date" office:date-value="2015-03-19" calcext:value-type="date">
            <text:p>jue 19/mar 15</text:p>
          </table:table-cell>
          <table:table-cell office:value-type="float" office:value="319" calcext:value-type="float">
            <text:p>319</text:p>
          </table:table-cell>
          <table:table-cell office:value-type="float" office:value="374066" calcext:value-type="float">
            <text:p>374066</text:p>
          </table:table-cell>
        </table:table-row>
        <table:table-row table:style-name="ro1">
          <table:table-cell office:value-type="date" office:date-value="2015-03-20" calcext:value-type="date">
            <text:p>vie 20/mar 15</text:p>
          </table:table-cell>
          <table:table-cell office:value-type="float" office:value="320" calcext:value-type="float">
            <text:p>320</text:p>
          </table:table-cell>
          <table:table-cell office:value-type="float" office:value="385669" calcext:value-type="float">
            <text:p>385669</text:p>
          </table:table-cell>
        </table:table-row>
        <table:table-row table:style-name="ro1">
          <table:table-cell office:value-type="date" office:date-value="2015-03-21" calcext:value-type="date">
            <text:p>sáb 21/mar 15</text:p>
          </table:table-cell>
          <table:table-cell office:value-type="float" office:value="321" calcext:value-type="float">
            <text:p>321</text:p>
          </table:table-cell>
          <table:table-cell office:value-type="float" office:value="295421" calcext:value-type="float">
            <text:p>295421</text:p>
          </table:table-cell>
        </table:table-row>
        <table:table-row table:style-name="ro1">
          <table:table-cell office:value-type="date" office:date-value="2015-03-22" calcext:value-type="date">
            <text:p>dom 22/mar 15</text:p>
          </table:table-cell>
          <table:table-cell office:value-type="float" office:value="322" calcext:value-type="float">
            <text:p>322</text:p>
          </table:table-cell>
          <table:table-cell office:value-type="float" office:value="228871" calcext:value-type="float">
            <text:p>228871</text:p>
          </table:table-cell>
        </table:table-row>
        <table:table-row table:style-name="ro1">
          <table:table-cell office:value-type="date" office:date-value="2015-03-23" calcext:value-type="date">
            <text:p>lun 23/mar 15</text:p>
          </table:table-cell>
          <table:table-cell office:value-type="float" office:value="323" calcext:value-type="float">
            <text:p>323</text:p>
          </table:table-cell>
          <table:table-cell office:value-type="float" office:value="211884" calcext:value-type="float">
            <text:p>211884</text:p>
          </table:table-cell>
        </table:table-row>
        <table:table-row table:style-name="ro1">
          <table:table-cell office:value-type="date" office:date-value="2015-03-24" calcext:value-type="date">
            <text:p>mar 24/mar 15</text:p>
          </table:table-cell>
          <table:table-cell office:value-type="float" office:value="324" calcext:value-type="float">
            <text:p>324</text:p>
          </table:table-cell>
          <table:table-cell office:value-type="float" office:value="207592" calcext:value-type="float">
            <text:p>207592</text:p>
          </table:table-cell>
        </table:table-row>
        <table:table-row table:style-name="ro1">
          <table:table-cell office:value-type="date" office:date-value="2015-03-25" calcext:value-type="date">
            <text:p>mié 25/mar 15</text:p>
          </table:table-cell>
          <table:table-cell office:value-type="float" office:value="325" calcext:value-type="float">
            <text:p>325</text:p>
          </table:table-cell>
          <table:table-cell office:value-type="float" office:value="349118" calcext:value-type="float">
            <text:p>349118</text:p>
          </table:table-cell>
        </table:table-row>
        <table:table-row table:style-name="ro1">
          <table:table-cell office:value-type="date" office:date-value="2015-03-26" calcext:value-type="date">
            <text:p>jue 26/mar 15</text:p>
          </table:table-cell>
          <table:table-cell office:value-type="float" office:value="326" calcext:value-type="float">
            <text:p>326</text:p>
          </table:table-cell>
          <table:table-cell office:value-type="float" office:value="359370" calcext:value-type="float">
            <text:p>359370</text:p>
          </table:table-cell>
        </table:table-row>
        <table:table-row table:style-name="ro1">
          <table:table-cell office:value-type="date" office:date-value="2015-03-27" calcext:value-type="date">
            <text:p>vie 27/mar 15</text:p>
          </table:table-cell>
          <table:table-cell office:value-type="float" office:value="327" calcext:value-type="float">
            <text:p>327</text:p>
          </table:table-cell>
          <table:table-cell office:value-type="float" office:value="382388" calcext:value-type="float">
            <text:p>382388</text:p>
          </table:table-cell>
        </table:table-row>
        <table:table-row table:style-name="ro1">
          <table:table-cell office:value-type="date" office:date-value="2015-03-28" calcext:value-type="date">
            <text:p>sáb 28/mar 15</text:p>
          </table:table-cell>
          <table:table-cell office:value-type="float" office:value="328" calcext:value-type="float">
            <text:p>328</text:p>
          </table:table-cell>
          <table:table-cell office:value-type="float" office:value="287015" calcext:value-type="float">
            <text:p>287015</text:p>
          </table:table-cell>
        </table:table-row>
        <table:table-row table:style-name="ro1">
          <table:table-cell office:value-type="date" office:date-value="2015-03-29" calcext:value-type="date">
            <text:p>dom 29/mar 15</text:p>
          </table:table-cell>
          <table:table-cell office:value-type="float" office:value="329" calcext:value-type="float">
            <text:p>329</text:p>
          </table:table-cell>
          <table:table-cell office:value-type="float" office:value="249728" calcext:value-type="float">
            <text:p>249728</text:p>
          </table:table-cell>
        </table:table-row>
        <table:table-row table:style-name="ro1">
          <table:table-cell office:value-type="date" office:date-value="2015-03-30" calcext:value-type="date">
            <text:p>lun 30/mar 15</text:p>
          </table:table-cell>
          <table:table-cell office:value-type="float" office:value="330" calcext:value-type="float">
            <text:p>330</text:p>
          </table:table-cell>
          <table:table-cell office:value-type="float" office:value="353205" calcext:value-type="float">
            <text:p>353205</text:p>
          </table:table-cell>
        </table:table-row>
        <table:table-row table:style-name="ro1">
          <table:table-cell office:value-type="date" office:date-value="2015-03-31" calcext:value-type="date">
            <text:p>mar 31/mar 15</text:p>
          </table:table-cell>
          <table:table-cell office:value-type="float" office:value="331" calcext:value-type="float">
            <text:p>331</text:p>
          </table:table-cell>
          <table:table-cell office:value-type="float" office:value="241001" calcext:value-type="float">
            <text:p>241001</text:p>
          </table:table-cell>
        </table:table-row>
        <table:table-row table:style-name="ro1">
          <table:table-cell office:value-type="date" office:date-value="2015-04-01" calcext:value-type="date">
            <text:p>mié 01/abr 15</text:p>
          </table:table-cell>
          <table:table-cell office:value-type="float" office:value="401" calcext:value-type="float">
            <text:p>401</text:p>
          </table:table-cell>
          <table:table-cell office:value-type="float" office:value="396825" calcext:value-type="float">
            <text:p>396825</text:p>
          </table:table-cell>
        </table:table-row>
        <table:table-row table:style-name="ro1">
          <table:table-cell office:value-type="date" office:date-value="2015-04-02" calcext:value-type="date">
            <text:p>jue 02/abr 15</text:p>
          </table:table-cell>
          <table:table-cell office:value-type="float" office:value="402" calcext:value-type="float">
            <text:p>402</text:p>
          </table:table-cell>
          <table:table-cell office:value-type="float" office:value="245906" calcext:value-type="float">
            <text:p>245906</text:p>
          </table:table-cell>
        </table:table-row>
        <table:table-row table:style-name="ro1">
          <table:table-cell office:value-type="date" office:date-value="2015-04-03" calcext:value-type="date">
            <text:p>vie 03/abr 15</text:p>
          </table:table-cell>
          <table:table-cell office:value-type="float" office:value="403" calcext:value-type="float">
            <text:p>403</text:p>
          </table:table-cell>
          <table:table-cell office:value-type="float" office:value="201644" calcext:value-type="float">
            <text:p>201644</text:p>
          </table:table-cell>
        </table:table-row>
        <table:table-row table:style-name="ro1">
          <table:table-cell office:value-type="date" office:date-value="2015-04-04" calcext:value-type="date">
            <text:p>sáb 04/abr 15</text:p>
          </table:table-cell>
          <table:table-cell office:value-type="float" office:value="404" calcext:value-type="float">
            <text:p>404</text:p>
          </table:table-cell>
          <table:table-cell office:value-type="float" office:value="245090" calcext:value-type="float">
            <text:p>245090</text:p>
          </table:table-cell>
        </table:table-row>
        <table:table-row table:style-name="ro1">
          <table:table-cell office:value-type="date" office:date-value="2015-04-05" calcext:value-type="date">
            <text:p>dom 05/abr 15</text:p>
          </table:table-cell>
          <table:table-cell office:value-type="float" office:value="405" calcext:value-type="float">
            <text:p>405</text:p>
          </table:table-cell>
          <table:table-cell office:value-type="float" office:value="246458" calcext:value-type="float">
            <text:p>246458</text:p>
          </table:table-cell>
        </table:table-row>
        <table:table-row table:style-name="ro1">
          <table:table-cell office:value-type="date" office:date-value="2015-04-06" calcext:value-type="date">
            <text:p>lun 06/abr 15</text:p>
          </table:table-cell>
          <table:table-cell office:value-type="float" office:value="406" calcext:value-type="float">
            <text:p>406</text:p>
          </table:table-cell>
          <table:table-cell office:value-type="float" office:value="354035" calcext:value-type="float">
            <text:p>354035</text:p>
          </table:table-cell>
        </table:table-row>
        <table:table-row table:style-name="ro1">
          <table:table-cell office:value-type="date" office:date-value="2015-04-07" calcext:value-type="date">
            <text:p>mar 07/abr 15</text:p>
          </table:table-cell>
          <table:table-cell office:value-type="float" office:value="407" calcext:value-type="float">
            <text:p>407</text:p>
          </table:table-cell>
          <table:table-cell office:value-type="float" office:value="357928" calcext:value-type="float">
            <text:p>357928</text:p>
          </table:table-cell>
        </table:table-row>
        <table:table-row table:style-name="ro1">
          <table:table-cell office:value-type="date" office:date-value="2015-04-08" calcext:value-type="date">
            <text:p>mié 08/abr 15</text:p>
          </table:table-cell>
          <table:table-cell office:value-type="float" office:value="408" calcext:value-type="float">
            <text:p>408</text:p>
          </table:table-cell>
          <table:table-cell office:value-type="float" office:value="362110" calcext:value-type="float">
            <text:p>362110</text:p>
          </table:table-cell>
        </table:table-row>
        <table:table-row table:style-name="ro1">
          <table:table-cell office:value-type="date" office:date-value="2015-04-09" calcext:value-type="date">
            <text:p>jue 09/abr 15</text:p>
          </table:table-cell>
          <table:table-cell office:value-type="float" office:value="409" calcext:value-type="float">
            <text:p>409</text:p>
          </table:table-cell>
          <table:table-cell office:value-type="float" office:value="373603" calcext:value-type="float">
            <text:p>373603</text:p>
          </table:table-cell>
        </table:table-row>
        <table:table-row table:style-name="ro1">
          <table:table-cell office:value-type="date" office:date-value="2015-04-10" calcext:value-type="date">
            <text:p>vie 10/abr 15</text:p>
          </table:table-cell>
          <table:table-cell office:value-type="float" office:value="410" calcext:value-type="float">
            <text:p>410</text:p>
          </table:table-cell>
          <table:table-cell office:value-type="float" office:value="383463" calcext:value-type="float">
            <text:p>383463</text:p>
          </table:table-cell>
        </table:table-row>
        <table:table-row table:style-name="ro1">
          <table:table-cell office:value-type="date" office:date-value="2015-04-11" calcext:value-type="date">
            <text:p>sáb 11/abr 15</text:p>
          </table:table-cell>
          <table:table-cell office:value-type="float" office:value="411" calcext:value-type="float">
            <text:p>411</text:p>
          </table:table-cell>
          <table:table-cell office:value-type="float" office:value="300816" calcext:value-type="float">
            <text:p>300816</text:p>
          </table:table-cell>
        </table:table-row>
        <table:table-row table:style-name="ro1">
          <table:table-cell office:value-type="date" office:date-value="2015-04-12" calcext:value-type="date">
            <text:p>dom 12/abr 15</text:p>
          </table:table-cell>
          <table:table-cell office:value-type="float" office:value="412" calcext:value-type="float">
            <text:p>412</text:p>
          </table:table-cell>
          <table:table-cell office:value-type="float" office:value="259483" calcext:value-type="float">
            <text:p>259483</text:p>
          </table:table-cell>
        </table:table-row>
        <table:table-row table:style-name="ro1">
          <table:table-cell office:value-type="date" office:date-value="2015-04-13" calcext:value-type="date">
            <text:p>lun 13/abr 15</text:p>
          </table:table-cell>
          <table:table-cell office:value-type="float" office:value="413" calcext:value-type="float">
            <text:p>413</text:p>
          </table:table-cell>
          <table:table-cell office:value-type="float" office:value="353464" calcext:value-type="float">
            <text:p>353464</text:p>
          </table:table-cell>
        </table:table-row>
        <table:table-row table:style-name="ro1">
          <table:table-cell office:value-type="date" office:date-value="2015-04-14" calcext:value-type="date">
            <text:p>mar 14/abr 15</text:p>
          </table:table-cell>
          <table:table-cell office:value-type="float" office:value="414" calcext:value-type="float">
            <text:p>414</text:p>
          </table:table-cell>
          <table:table-cell office:value-type="float" office:value="359821" calcext:value-type="float">
            <text:p>359821</text:p>
          </table:table-cell>
        </table:table-row>
        <table:table-row table:style-name="ro1">
          <table:table-cell office:value-type="date" office:date-value="2015-04-15" calcext:value-type="date">
            <text:p>mié 15/abr 15</text:p>
          </table:table-cell>
          <table:table-cell office:value-type="float" office:value="415" calcext:value-type="float">
            <text:p>415</text:p>
          </table:table-cell>
          <table:table-cell office:value-type="float" office:value="363272" calcext:value-type="float">
            <text:p>363272</text:p>
          </table:table-cell>
        </table:table-row>
        <table:table-row table:style-name="ro1">
          <table:table-cell office:value-type="date" office:date-value="2015-04-16" calcext:value-type="date">
            <text:p>jue 16/abr 15</text:p>
          </table:table-cell>
          <table:table-cell office:value-type="float" office:value="416" calcext:value-type="float">
            <text:p>416</text:p>
          </table:table-cell>
          <table:table-cell office:value-type="float" office:value="380856" calcext:value-type="float">
            <text:p>380856</text:p>
          </table:table-cell>
        </table:table-row>
        <table:table-row table:style-name="ro1">
          <table:table-cell office:value-type="date" office:date-value="2015-04-17" calcext:value-type="date">
            <text:p>vie 17/abr 15</text:p>
          </table:table-cell>
          <table:table-cell office:value-type="float" office:value="417" calcext:value-type="float">
            <text:p>417</text:p>
          </table:table-cell>
          <table:table-cell office:value-type="float" office:value="379547" calcext:value-type="float">
            <text:p>379547</text:p>
          </table:table-cell>
        </table:table-row>
        <table:table-row table:style-name="ro1">
          <table:table-cell office:value-type="date" office:date-value="2015-04-18" calcext:value-type="date">
            <text:p>sáb 18/abr 15</text:p>
          </table:table-cell>
          <table:table-cell office:value-type="float" office:value="418" calcext:value-type="float">
            <text:p>418</text:p>
          </table:table-cell>
          <table:table-cell office:value-type="float" office:value="309671" calcext:value-type="float">
            <text:p>309671</text:p>
          </table:table-cell>
        </table:table-row>
        <table:table-row table:style-name="ro1">
          <table:table-cell office:value-type="date" office:date-value="2015-04-19" calcext:value-type="date">
            <text:p>dom 19/abr 15</text:p>
          </table:table-cell>
          <table:table-cell office:value-type="float" office:value="419" calcext:value-type="float">
            <text:p>419</text:p>
          </table:table-cell>
          <table:table-cell office:value-type="float" office:value="262251" calcext:value-type="float">
            <text:p>262251</text:p>
          </table:table-cell>
        </table:table-row>
        <table:table-row table:style-name="ro1">
          <table:table-cell office:value-type="date" office:date-value="2015-04-20" calcext:value-type="date">
            <text:p>lun 20/abr 15</text:p>
          </table:table-cell>
          <table:table-cell office:value-type="float" office:value="420" calcext:value-type="float">
            <text:p>420</text:p>
          </table:table-cell>
          <table:table-cell office:value-type="float" office:value="355979" calcext:value-type="float">
            <text:p>355979</text:p>
          </table:table-cell>
        </table:table-row>
        <table:table-row table:style-name="ro1">
          <table:table-cell office:value-type="date" office:date-value="2015-04-21" calcext:value-type="date">
            <text:p>mar 21/abr 15</text:p>
          </table:table-cell>
          <table:table-cell office:value-type="float" office:value="421" calcext:value-type="float">
            <text:p>421</text:p>
          </table:table-cell>
          <table:table-cell office:value-type="float" office:value="361582" calcext:value-type="float">
            <text:p>361582</text:p>
          </table:table-cell>
        </table:table-row>
        <table:table-row table:style-name="ro1">
          <table:table-cell office:value-type="date" office:date-value="2015-04-22" calcext:value-type="date">
            <text:p>mié 22/abr 15</text:p>
          </table:table-cell>
          <table:table-cell office:value-type="float" office:value="422" calcext:value-type="float">
            <text:p>422</text:p>
          </table:table-cell>
          <table:table-cell office:value-type="float" office:value="367393" calcext:value-type="float">
            <text:p>367393</text:p>
          </table:table-cell>
        </table:table-row>
        <table:table-row table:style-name="ro1">
          <table:table-cell office:value-type="date" office:date-value="2015-04-23" calcext:value-type="date">
            <text:p>jue 23/abr 15</text:p>
          </table:table-cell>
          <table:table-cell office:value-type="float" office:value="423" calcext:value-type="float">
            <text:p>423</text:p>
          </table:table-cell>
          <table:table-cell office:value-type="float" office:value="368673" calcext:value-type="float">
            <text:p>368673</text:p>
          </table:table-cell>
        </table:table-row>
        <table:table-row table:style-name="ro1">
          <table:table-cell office:value-type="date" office:date-value="2015-04-24" calcext:value-type="date">
            <text:p>vie 24/abr 15</text:p>
          </table:table-cell>
          <table:table-cell office:value-type="float" office:value="424" calcext:value-type="float">
            <text:p>424</text:p>
          </table:table-cell>
          <table:table-cell office:value-type="float" office:value="377462" calcext:value-type="float">
            <text:p>377462</text:p>
          </table:table-cell>
        </table:table-row>
        <table:table-row table:style-name="ro1">
          <table:table-cell office:value-type="date" office:date-value="2015-04-25" calcext:value-type="date">
            <text:p>sáb 25/abr 15</text:p>
          </table:table-cell>
          <table:table-cell office:value-type="float" office:value="425" calcext:value-type="float">
            <text:p>425</text:p>
          </table:table-cell>
          <table:table-cell office:value-type="float" office:value="310821" calcext:value-type="float">
            <text:p>310821</text:p>
          </table:table-cell>
        </table:table-row>
        <table:table-row table:style-name="ro1">
          <table:table-cell office:value-type="date" office:date-value="2015-04-26" calcext:value-type="date">
            <text:p>dom 26/abr 15</text:p>
          </table:table-cell>
          <table:table-cell office:value-type="float" office:value="426" calcext:value-type="float">
            <text:p>426</text:p>
          </table:table-cell>
          <table:table-cell office:value-type="float" office:value="263775" calcext:value-type="float">
            <text:p>263775</text:p>
          </table:table-cell>
        </table:table-row>
        <table:table-row table:style-name="ro1">
          <table:table-cell office:value-type="date" office:date-value="2015-04-27" calcext:value-type="date">
            <text:p>lun 27/abr 15</text:p>
          </table:table-cell>
          <table:table-cell office:value-type="float" office:value="427" calcext:value-type="float">
            <text:p>427</text:p>
          </table:table-cell>
          <table:table-cell office:value-type="float" office:value="350859" calcext:value-type="float">
            <text:p>350859</text:p>
          </table:table-cell>
        </table:table-row>
        <table:table-row table:style-name="ro1">
          <table:table-cell office:value-type="date" office:date-value="2015-04-28" calcext:value-type="date">
            <text:p>mar 28/abr 15</text:p>
          </table:table-cell>
          <table:table-cell office:value-type="float" office:value="428" calcext:value-type="float">
            <text:p>428</text:p>
          </table:table-cell>
          <table:table-cell office:value-type="float" office:value="354653" calcext:value-type="float">
            <text:p>354653</text:p>
          </table:table-cell>
        </table:table-row>
        <table:table-row table:style-name="ro1">
          <table:table-cell office:value-type="date" office:date-value="2015-04-29" calcext:value-type="date">
            <text:p>mié 29/abr 15</text:p>
          </table:table-cell>
          <table:table-cell office:value-type="float" office:value="429" calcext:value-type="float">
            <text:p>429</text:p>
          </table:table-cell>
          <table:table-cell office:value-type="float" office:value="355074" calcext:value-type="float">
            <text:p>355074</text:p>
          </table:table-cell>
        </table:table-row>
        <table:table-row table:style-name="ro1">
          <table:table-cell office:value-type="date" office:date-value="2015-04-30" calcext:value-type="date">
            <text:p>jue 30/abr 15</text:p>
          </table:table-cell>
          <table:table-cell office:value-type="float" office:value="430" calcext:value-type="float">
            <text:p>430</text:p>
          </table:table-cell>
          <table:table-cell office:value-type="float" office:value="400161" calcext:value-type="float">
            <text:p>400161</text:p>
          </table:table-cell>
        </table:table-row>
        <table:table-row table:style-name="ro1">
          <table:table-cell office:value-type="date" office:date-value="2015-05-01" calcext:value-type="date">
            <text:p>vie 01/may 15</text:p>
          </table:table-cell>
          <table:table-cell office:value-type="float" office:value="501" calcext:value-type="float">
            <text:p>501</text:p>
          </table:table-cell>
          <table:table-cell office:value-type="float" office:value="225195" calcext:value-type="float">
            <text:p>225195</text:p>
          </table:table-cell>
        </table:table-row>
        <table:table-row table:style-name="ro1">
          <table:table-cell office:value-type="date" office:date-value="2015-05-02" calcext:value-type="date">
            <text:p>sáb 02/may 15</text:p>
          </table:table-cell>
          <table:table-cell office:value-type="float" office:value="502" calcext:value-type="float">
            <text:p>502</text:p>
          </table:table-cell>
          <table:table-cell office:value-type="float" office:value="243881" calcext:value-type="float">
            <text:p>243881</text:p>
          </table:table-cell>
        </table:table-row>
        <table:table-row table:style-name="ro1">
          <table:table-cell office:value-type="date" office:date-value="2015-05-03" calcext:value-type="date">
            <text:p>dom 03/may 15</text:p>
          </table:table-cell>
          <table:table-cell office:value-type="float" office:value="503" calcext:value-type="float">
            <text:p>503</text:p>
          </table:table-cell>
          <table:table-cell office:value-type="float" office:value="231317" calcext:value-type="float">
            <text:p>231317</text:p>
          </table:table-cell>
        </table:table-row>
        <table:table-row table:style-name="ro1">
          <table:table-cell office:value-type="date" office:date-value="2015-05-04" calcext:value-type="date">
            <text:p>lun 04/may 15</text:p>
          </table:table-cell>
          <table:table-cell office:value-type="float" office:value="504" calcext:value-type="float">
            <text:p>504</text:p>
          </table:table-cell>
          <table:table-cell office:value-type="float" office:value="344199" calcext:value-type="float">
            <text:p>344199</text:p>
          </table:table-cell>
        </table:table-row>
        <table:table-row table:style-name="ro1">
          <table:table-cell office:value-type="date" office:date-value="2015-05-05" calcext:value-type="date">
            <text:p>mar 05/may 15</text:p>
          </table:table-cell>
          <table:table-cell office:value-type="float" office:value="505" calcext:value-type="float">
            <text:p>505</text:p>
          </table:table-cell>
          <table:table-cell office:value-type="float" office:value="353841" calcext:value-type="float">
            <text:p>353841</text:p>
          </table:table-cell>
        </table:table-row>
        <table:table-row table:style-name="ro1">
          <table:table-cell office:value-type="date" office:date-value="2015-05-06" calcext:value-type="date">
            <text:p>mié 06/may 15</text:p>
          </table:table-cell>
          <table:table-cell office:value-type="float" office:value="506" calcext:value-type="float">
            <text:p>506</text:p>
          </table:table-cell>
          <table:table-cell office:value-type="float" office:value="361333" calcext:value-type="float">
            <text:p>361333</text:p>
          </table:table-cell>
        </table:table-row>
        <table:table-row table:style-name="ro1">
          <table:table-cell office:value-type="date" office:date-value="2015-05-07" calcext:value-type="date">
            <text:p>jue 07/may 15</text:p>
          </table:table-cell>
          <table:table-cell office:value-type="float" office:value="507" calcext:value-type="float">
            <text:p>507</text:p>
          </table:table-cell>
          <table:table-cell office:value-type="float" office:value="362731" calcext:value-type="float">
            <text:p>362731</text:p>
          </table:table-cell>
        </table:table-row>
        <table:table-row table:style-name="ro1">
          <table:table-cell office:value-type="date" office:date-value="2015-05-08" calcext:value-type="date">
            <text:p>vie 08/may 15</text:p>
          </table:table-cell>
          <table:table-cell office:value-type="float" office:value="508" calcext:value-type="float">
            <text:p>508</text:p>
          </table:table-cell>
          <table:table-cell office:value-type="float" office:value="384985" calcext:value-type="float">
            <text:p>384985</text:p>
          </table:table-cell>
        </table:table-row>
        <table:table-row table:style-name="ro1">
          <table:table-cell office:value-type="date" office:date-value="2015-05-09" calcext:value-type="date">
            <text:p>sáb 09/may 15</text:p>
          </table:table-cell>
          <table:table-cell office:value-type="float" office:value="509" calcext:value-type="float">
            <text:p>509</text:p>
          </table:table-cell>
          <table:table-cell office:value-type="float" office:value="302574" calcext:value-type="float">
            <text:p>302574</text:p>
          </table:table-cell>
        </table:table-row>
        <table:table-row table:style-name="ro1">
          <table:table-cell office:value-type="date" office:date-value="2015-05-10" calcext:value-type="date">
            <text:p>dom 10/may 15</text:p>
          </table:table-cell>
          <table:table-cell office:value-type="float" office:value="510" calcext:value-type="float">
            <text:p>510</text:p>
          </table:table-cell>
          <table:table-cell office:value-type="float" office:value="238965" calcext:value-type="float">
            <text:p>238965</text:p>
          </table:table-cell>
        </table:table-row>
        <table:table-row table:style-name="ro1">
          <table:table-cell office:value-type="date" office:date-value="2015-05-11" calcext:value-type="date">
            <text:p>lun 11/may 15</text:p>
          </table:table-cell>
          <table:table-cell office:value-type="float" office:value="511" calcext:value-type="float">
            <text:p>511</text:p>
          </table:table-cell>
          <table:table-cell office:value-type="float" office:value="349767" calcext:value-type="float">
            <text:p>349767</text:p>
          </table:table-cell>
        </table:table-row>
        <table:table-row table:style-name="ro1">
          <table:table-cell office:value-type="date" office:date-value="2015-05-12" calcext:value-type="date">
            <text:p>mar 12/may 15</text:p>
          </table:table-cell>
          <table:table-cell office:value-type="float" office:value="512" calcext:value-type="float">
            <text:p>512</text:p>
          </table:table-cell>
          <table:table-cell office:value-type="float" office:value="352645" calcext:value-type="float">
            <text:p>352645</text:p>
          </table:table-cell>
        </table:table-row>
        <table:table-row table:style-name="ro1">
          <table:table-cell office:value-type="date" office:date-value="2015-05-13" calcext:value-type="date">
            <text:p>mié 13/may 15</text:p>
          </table:table-cell>
          <table:table-cell office:value-type="float" office:value="513" calcext:value-type="float">
            <text:p>513</text:p>
          </table:table-cell>
          <table:table-cell office:value-type="float" office:value="363518" calcext:value-type="float">
            <text:p>363518</text:p>
          </table:table-cell>
        </table:table-row>
        <table:table-row table:style-name="ro1">
          <table:table-cell office:value-type="date" office:date-value="2015-05-14" calcext:value-type="date">
            <text:p>jue 14/may 15</text:p>
          </table:table-cell>
          <table:table-cell office:value-type="float" office:value="514" calcext:value-type="float">
            <text:p>514</text:p>
          </table:table-cell>
          <table:table-cell office:value-type="float" office:value="378495" calcext:value-type="float">
            <text:p>378495</text:p>
          </table:table-cell>
        </table:table-row>
        <table:table-row table:style-name="ro1">
          <table:table-cell office:value-type="date" office:date-value="2015-05-15" calcext:value-type="date">
            <text:p>vie 15/may 15</text:p>
          </table:table-cell>
          <table:table-cell office:value-type="float" office:value="515" calcext:value-type="float">
            <text:p>515</text:p>
          </table:table-cell>
          <table:table-cell office:value-type="float" office:value="386581" calcext:value-type="float">
            <text:p>386581</text:p>
          </table:table-cell>
        </table:table-row>
        <table:table-row table:style-name="ro1">
          <table:table-cell office:value-type="date" office:date-value="2015-05-16" calcext:value-type="date">
            <text:p>sáb 16/may 15</text:p>
          </table:table-cell>
          <table:table-cell office:value-type="float" office:value="516" calcext:value-type="float">
            <text:p>516</text:p>
          </table:table-cell>
          <table:table-cell office:value-type="float" office:value="296157" calcext:value-type="float">
            <text:p>296157</text:p>
          </table:table-cell>
        </table:table-row>
        <table:table-row table:style-name="ro1">
          <table:table-cell office:value-type="date" office:date-value="2015-05-17" calcext:value-type="date">
            <text:p>dom 17/may 15</text:p>
          </table:table-cell>
          <table:table-cell office:value-type="float" office:value="517" calcext:value-type="float">
            <text:p>517</text:p>
          </table:table-cell>
          <table:table-cell office:value-type="float" office:value="245917" calcext:value-type="float">
            <text:p>245917</text:p>
          </table:table-cell>
        </table:table-row>
        <table:table-row table:style-name="ro1">
          <table:table-cell office:value-type="date" office:date-value="2015-05-18" calcext:value-type="date">
            <text:p>lun 18/may 15</text:p>
          </table:table-cell>
          <table:table-cell office:value-type="float" office:value="518" calcext:value-type="float">
            <text:p>518</text:p>
          </table:table-cell>
          <table:table-cell office:value-type="float" office:value="346575" calcext:value-type="float">
            <text:p>346575</text:p>
          </table:table-cell>
        </table:table-row>
        <table:table-row table:style-name="ro1">
          <table:table-cell office:value-type="date" office:date-value="2015-05-19" calcext:value-type="date">
            <text:p>mar 19/may 15</text:p>
          </table:table-cell>
          <table:table-cell office:value-type="float" office:value="519" calcext:value-type="float">
            <text:p>519</text:p>
          </table:table-cell>
          <table:table-cell office:value-type="float" office:value="352598" calcext:value-type="float">
            <text:p>352598</text:p>
          </table:table-cell>
        </table:table-row>
        <table:table-row table:style-name="ro1">
          <table:table-cell office:value-type="date" office:date-value="2015-05-20" calcext:value-type="date">
            <text:p>mié 20/may 15</text:p>
          </table:table-cell>
          <table:table-cell office:value-type="float" office:value="520" calcext:value-type="float">
            <text:p>520</text:p>
          </table:table-cell>
          <table:table-cell office:value-type="float" office:value="366152" calcext:value-type="float">
            <text:p>366152</text:p>
          </table:table-cell>
        </table:table-row>
        <table:table-row table:style-name="ro1">
          <table:table-cell office:value-type="date" office:date-value="2015-05-21" calcext:value-type="date">
            <text:p>jue 21/may 15</text:p>
          </table:table-cell>
          <table:table-cell office:value-type="float" office:value="521" calcext:value-type="float">
            <text:p>521</text:p>
          </table:table-cell>
          <table:table-cell office:value-type="float" office:value="373588" calcext:value-type="float">
            <text:p>373588</text:p>
          </table:table-cell>
        </table:table-row>
        <table:table-row table:style-name="ro1">
          <table:table-cell office:value-type="date" office:date-value="2015-05-22" calcext:value-type="date">
            <text:p>vie 22/may 15</text:p>
          </table:table-cell>
          <table:table-cell office:value-type="float" office:value="522" calcext:value-type="float">
            <text:p>522</text:p>
          </table:table-cell>
          <table:table-cell office:value-type="float" office:value="387739" calcext:value-type="float">
            <text:p>387739</text:p>
          </table:table-cell>
        </table:table-row>
        <table:table-row table:style-name="ro1">
          <table:table-cell office:value-type="date" office:date-value="2015-05-23" calcext:value-type="date">
            <text:p>sáb 23/may 15</text:p>
          </table:table-cell>
          <table:table-cell office:value-type="float" office:value="523" calcext:value-type="float">
            <text:p>523</text:p>
          </table:table-cell>
          <table:table-cell office:value-type="float" office:value="276261" calcext:value-type="float">
            <text:p>276261</text:p>
          </table:table-cell>
        </table:table-row>
        <table:table-row table:style-name="ro1">
          <table:table-cell office:value-type="date" office:date-value="2015-05-24" calcext:value-type="date">
            <text:p>dom 24/may 15</text:p>
          </table:table-cell>
          <table:table-cell office:value-type="float" office:value="524" calcext:value-type="float">
            <text:p>524</text:p>
          </table:table-cell>
          <table:table-cell office:value-type="float" office:value="246192" calcext:value-type="float">
            <text:p>246192</text:p>
          </table:table-cell>
        </table:table-row>
        <table:table-row table:style-name="ro1">
          <table:table-cell office:value-type="date" office:date-value="2015-05-25" calcext:value-type="date">
            <text:p>lun 25/may 15</text:p>
          </table:table-cell>
          <table:table-cell office:value-type="float" office:value="525" calcext:value-type="float">
            <text:p>525</text:p>
          </table:table-cell>
          <table:table-cell office:value-type="float" office:value="238305" calcext:value-type="float">
            <text:p>238305</text:p>
          </table:table-cell>
        </table:table-row>
        <table:table-row table:style-name="ro1">
          <table:table-cell office:value-type="date" office:date-value="2015-05-26" calcext:value-type="date">
            <text:p>mar 26/may 15</text:p>
          </table:table-cell>
          <table:table-cell office:value-type="float" office:value="526" calcext:value-type="float">
            <text:p>526</text:p>
          </table:table-cell>
          <table:table-cell office:value-type="float" office:value="341930" calcext:value-type="float">
            <text:p>341930</text:p>
          </table:table-cell>
        </table:table-row>
        <table:table-row table:style-name="ro1">
          <table:table-cell office:value-type="date" office:date-value="2015-05-27" calcext:value-type="date">
            <text:p>mié 27/may 15</text:p>
          </table:table-cell>
          <table:table-cell office:value-type="float" office:value="527" calcext:value-type="float">
            <text:p>527</text:p>
          </table:table-cell>
          <table:table-cell office:value-type="float" office:value="349879" calcext:value-type="float">
            <text:p>349879</text:p>
          </table:table-cell>
        </table:table-row>
        <table:table-row table:style-name="ro1">
          <table:table-cell office:value-type="date" office:date-value="2015-05-28" calcext:value-type="date">
            <text:p>jue 28/may 15</text:p>
          </table:table-cell>
          <table:table-cell office:value-type="float" office:value="528" calcext:value-type="float">
            <text:p>528</text:p>
          </table:table-cell>
          <table:table-cell office:value-type="float" office:value="374824" calcext:value-type="float">
            <text:p>374824</text:p>
          </table:table-cell>
        </table:table-row>
        <table:table-row table:style-name="ro1">
          <table:table-cell office:value-type="date" office:date-value="2015-05-29" calcext:value-type="date">
            <text:p>vie 29/may 15</text:p>
          </table:table-cell>
          <table:table-cell office:value-type="float" office:value="529" calcext:value-type="float">
            <text:p>529</text:p>
          </table:table-cell>
          <table:table-cell office:value-type="float" office:value="390761" calcext:value-type="float">
            <text:p>390761</text:p>
          </table:table-cell>
        </table:table-row>
        <table:table-row table:style-name="ro1">
          <table:table-cell office:value-type="date" office:date-value="2015-05-30" calcext:value-type="date">
            <text:p>sáb 30/may 15</text:p>
          </table:table-cell>
          <table:table-cell office:value-type="float" office:value="530" calcext:value-type="float">
            <text:p>530</text:p>
          </table:table-cell>
          <table:table-cell office:value-type="float" office:value="285350" calcext:value-type="float">
            <text:p>285350</text:p>
          </table:table-cell>
        </table:table-row>
        <table:table-row table:style-name="ro1">
          <table:table-cell office:value-type="date" office:date-value="2015-05-31" calcext:value-type="date">
            <text:p>dom 31/may 15</text:p>
          </table:table-cell>
          <table:table-cell office:value-type="float" office:value="531" calcext:value-type="float">
            <text:p>531</text:p>
          </table:table-cell>
          <table:table-cell office:value-type="float" office:value="239345" calcext:value-type="float">
            <text:p>239345</text:p>
          </table:table-cell>
        </table:table-row>
        <table:table-row table:style-name="ro1">
          <table:table-cell office:value-type="date" office:date-value="2015-06-01" calcext:value-type="date">
            <text:p>lun 01/jun 15</text:p>
          </table:table-cell>
          <table:table-cell office:value-type="float" office:value="601" calcext:value-type="float">
            <text:p>601</text:p>
          </table:table-cell>
          <table:table-cell office:value-type="float" office:value="348685" calcext:value-type="float">
            <text:p>348685</text:p>
          </table:table-cell>
        </table:table-row>
        <table:table-row table:style-name="ro1">
          <table:table-cell office:value-type="date" office:date-value="2015-06-02" calcext:value-type="date">
            <text:p>mar 02/jun 15</text:p>
          </table:table-cell>
          <table:table-cell office:value-type="float" office:value="602" calcext:value-type="float">
            <text:p>602</text:p>
          </table:table-cell>
          <table:table-cell office:value-type="float" office:value="360293" calcext:value-type="float">
            <text:p>360293</text:p>
          </table:table-cell>
        </table:table-row>
        <table:table-row table:style-name="ro1">
          <table:table-cell office:value-type="date" office:date-value="2015-06-03" calcext:value-type="date">
            <text:p>mié 03/jun 15</text:p>
          </table:table-cell>
          <table:table-cell office:value-type="float" office:value="603" calcext:value-type="float">
            <text:p>603</text:p>
          </table:table-cell>
          <table:table-cell office:value-type="float" office:value="367963" calcext:value-type="float">
            <text:p>367963</text:p>
          </table:table-cell>
        </table:table-row>
        <table:table-row table:style-name="ro1">
          <table:table-cell office:value-type="date" office:date-value="2015-06-04" calcext:value-type="date">
            <text:p>jue 04/jun 15</text:p>
          </table:table-cell>
          <table:table-cell office:value-type="float" office:value="604" calcext:value-type="float">
            <text:p>604</text:p>
          </table:table-cell>
          <table:table-cell office:value-type="float" office:value="363336" calcext:value-type="float">
            <text:p>363336</text:p>
          </table:table-cell>
        </table:table-row>
        <table:table-row table:style-name="ro1">
          <table:table-cell office:value-type="date" office:date-value="2015-06-05" calcext:value-type="date">
            <text:p>vie 05/jun 15</text:p>
          </table:table-cell>
          <table:table-cell office:value-type="float" office:value="605" calcext:value-type="float">
            <text:p>605</text:p>
          </table:table-cell>
          <table:table-cell office:value-type="float" office:value="389098" calcext:value-type="float">
            <text:p>389098</text:p>
          </table:table-cell>
        </table:table-row>
        <table:table-row table:style-name="ro1">
          <table:table-cell office:value-type="date" office:date-value="2015-06-06" calcext:value-type="date">
            <text:p>sáb 06/jun 15</text:p>
          </table:table-cell>
          <table:table-cell office:value-type="float" office:value="606" calcext:value-type="float">
            <text:p>606</text:p>
          </table:table-cell>
          <table:table-cell office:value-type="float" office:value="284386" calcext:value-type="float">
            <text:p>284386</text:p>
          </table:table-cell>
        </table:table-row>
        <table:table-row table:style-name="ro1">
          <table:table-cell office:value-type="date" office:date-value="2015-06-07" calcext:value-type="date">
            <text:p>dom 07/jun 15</text:p>
          </table:table-cell>
          <table:table-cell office:value-type="float" office:value="607" calcext:value-type="float">
            <text:p>607</text:p>
          </table:table-cell>
          <table:table-cell office:value-type="float" office:value="256566" calcext:value-type="float">
            <text:p>256566</text:p>
          </table:table-cell>
        </table:table-row>
        <table:table-row table:style-name="ro1">
          <table:table-cell office:value-type="date" office:date-value="2015-06-08" calcext:value-type="date">
            <text:p>lun 08/jun 15</text:p>
          </table:table-cell>
          <table:table-cell office:value-type="float" office:value="608" calcext:value-type="float">
            <text:p>608</text:p>
          </table:table-cell>
          <table:table-cell office:value-type="float" office:value="373080" calcext:value-type="float">
            <text:p>373080</text:p>
          </table:table-cell>
        </table:table-row>
        <table:table-row table:style-name="ro1">
          <table:table-cell office:value-type="date" office:date-value="2015-06-09" calcext:value-type="date">
            <text:p>mar 09/jun 15</text:p>
          </table:table-cell>
          <table:table-cell office:value-type="float" office:value="609" calcext:value-type="float">
            <text:p>609</text:p>
          </table:table-cell>
          <table:table-cell office:value-type="float" office:value="247604" calcext:value-type="float">
            <text:p>247604</text:p>
          </table:table-cell>
        </table:table-row>
        <table:table-row table:style-name="ro1">
          <table:table-cell office:value-type="date" office:date-value="2015-06-10" calcext:value-type="date">
            <text:p>mié 10/jun 15</text:p>
          </table:table-cell>
          <table:table-cell office:value-type="float" office:value="610" calcext:value-type="float">
            <text:p>610</text:p>
          </table:table-cell>
          <table:table-cell office:value-type="float" office:value="381332" calcext:value-type="float">
            <text:p>381332</text:p>
          </table:table-cell>
        </table:table-row>
        <table:table-row table:style-name="ro1">
          <table:table-cell office:value-type="date" office:date-value="2015-06-11" calcext:value-type="date">
            <text:p>jue 11/jun 15</text:p>
          </table:table-cell>
          <table:table-cell office:value-type="float" office:value="611" calcext:value-type="float">
            <text:p>611</text:p>
          </table:table-cell>
          <table:table-cell office:value-type="float" office:value="380633" calcext:value-type="float">
            <text:p>380633</text:p>
          </table:table-cell>
        </table:table-row>
        <table:table-row table:style-name="ro1">
          <table:table-cell office:value-type="date" office:date-value="2015-06-12" calcext:value-type="date">
            <text:p>vie 12/jun 15</text:p>
          </table:table-cell>
          <table:table-cell office:value-type="float" office:value="612" calcext:value-type="float">
            <text:p>612</text:p>
          </table:table-cell>
          <table:table-cell office:value-type="float" office:value="389616" calcext:value-type="float">
            <text:p>389616</text:p>
          </table:table-cell>
        </table:table-row>
        <table:table-row table:style-name="ro1">
          <table:table-cell office:value-type="date" office:date-value="2015-06-13" calcext:value-type="date">
            <text:p>sáb 13/jun 15</text:p>
          </table:table-cell>
          <table:table-cell office:value-type="float" office:value="613" calcext:value-type="float">
            <text:p>613</text:p>
          </table:table-cell>
          <table:table-cell office:value-type="float" office:value="302024" calcext:value-type="float">
            <text:p>302024</text:p>
          </table:table-cell>
        </table:table-row>
        <table:table-row table:style-name="ro1">
          <table:table-cell office:value-type="date" office:date-value="2015-06-14" calcext:value-type="date">
            <text:p>dom 14/jun 15</text:p>
          </table:table-cell>
          <table:table-cell office:value-type="float" office:value="614" calcext:value-type="float">
            <text:p>614</text:p>
          </table:table-cell>
          <table:table-cell office:value-type="float" office:value="238285" calcext:value-type="float">
            <text:p>238285</text:p>
          </table:table-cell>
        </table:table-row>
        <table:table-row table:style-name="ro1">
          <table:table-cell office:value-type="date" office:date-value="2015-06-15" calcext:value-type="date">
            <text:p>lun 15/jun 15</text:p>
          </table:table-cell>
          <table:table-cell office:value-type="float" office:value="615" calcext:value-type="float">
            <text:p>615</text:p>
          </table:table-cell>
          <table:table-cell office:value-type="float" office:value="351140" calcext:value-type="float">
            <text:p>351140</text:p>
          </table:table-cell>
        </table:table-row>
        <table:table-row table:style-name="ro1">
          <table:table-cell office:value-type="date" office:date-value="2015-06-16" calcext:value-type="date">
            <text:p>mar 16/jun 15</text:p>
          </table:table-cell>
          <table:table-cell office:value-type="float" office:value="616" calcext:value-type="float">
            <text:p>616</text:p>
          </table:table-cell>
          <table:table-cell office:value-type="float" office:value="352504" calcext:value-type="float">
            <text:p>352504</text:p>
          </table:table-cell>
        </table:table-row>
        <table:table-row table:style-name="ro1">
          <table:table-cell office:value-type="date" office:date-value="2015-06-17" calcext:value-type="date">
            <text:p>mié 17/jun 15</text:p>
          </table:table-cell>
          <table:table-cell office:value-type="float" office:value="617" calcext:value-type="float">
            <text:p>617</text:p>
          </table:table-cell>
          <table:table-cell office:value-type="float" office:value="364220" calcext:value-type="float">
            <text:p>364220</text:p>
          </table:table-cell>
        </table:table-row>
        <table:table-row table:style-name="ro1">
          <table:table-cell office:value-type="date" office:date-value="2015-06-18" calcext:value-type="date">
            <text:p>jue 18/jun 15</text:p>
          </table:table-cell>
          <table:table-cell office:value-type="float" office:value="618" calcext:value-type="float">
            <text:p>618</text:p>
          </table:table-cell>
          <table:table-cell office:value-type="float" office:value="373196" calcext:value-type="float">
            <text:p>373196</text:p>
          </table:table-cell>
        </table:table-row>
        <table:table-row table:style-name="ro1">
          <table:table-cell office:value-type="date" office:date-value="2015-06-19" calcext:value-type="date">
            <text:p>vie 19/jun 15</text:p>
          </table:table-cell>
          <table:table-cell office:value-type="float" office:value="619" calcext:value-type="float">
            <text:p>619</text:p>
          </table:table-cell>
          <table:table-cell office:value-type="float" office:value="382571" calcext:value-type="float">
            <text:p>382571</text:p>
          </table:table-cell>
        </table:table-row>
        <table:table-row table:style-name="ro1">
          <table:table-cell office:value-type="date" office:date-value="2015-06-20" calcext:value-type="date">
            <text:p>sáb 20/jun 15</text:p>
          </table:table-cell>
          <table:table-cell office:value-type="float" office:value="620" calcext:value-type="float">
            <text:p>620</text:p>
          </table:table-cell>
          <table:table-cell office:value-type="float" office:value="260210" calcext:value-type="float">
            <text:p>260210</text:p>
          </table:table-cell>
        </table:table-row>
        <table:table-row table:style-name="ro1">
          <table:table-cell office:value-type="date" office:date-value="2015-06-21" calcext:value-type="date">
            <text:p>dom 21/jun 15</text:p>
          </table:table-cell>
          <table:table-cell office:value-type="float" office:value="621" calcext:value-type="float">
            <text:p>621</text:p>
          </table:table-cell>
          <table:table-cell office:value-type="float" office:value="258789" calcext:value-type="float">
            <text:p>258789</text:p>
          </table:table-cell>
        </table:table-row>
        <table:table-row table:style-name="ro1">
          <table:table-cell office:value-type="date" office:date-value="2015-06-22" calcext:value-type="date">
            <text:p>lun 22/jun 15</text:p>
          </table:table-cell>
          <table:table-cell office:value-type="float" office:value="622" calcext:value-type="float">
            <text:p>622</text:p>
          </table:table-cell>
          <table:table-cell office:value-type="float" office:value="348307" calcext:value-type="float">
            <text:p>348307</text:p>
          </table:table-cell>
        </table:table-row>
        <table:table-row table:style-name="ro1">
          <table:table-cell office:value-type="date" office:date-value="2015-06-23" calcext:value-type="date">
            <text:p>mar 23/jun 15</text:p>
          </table:table-cell>
          <table:table-cell office:value-type="float" office:value="623" calcext:value-type="float">
            <text:p>623</text:p>
          </table:table-cell>
          <table:table-cell office:value-type="float" office:value="354263" calcext:value-type="float">
            <text:p>354263</text:p>
          </table:table-cell>
        </table:table-row>
        <table:table-row table:style-name="ro1">
          <table:table-cell office:value-type="date" office:date-value="2015-06-24" calcext:value-type="date">
            <text:p>mié 24/jun 15</text:p>
          </table:table-cell>
          <table:table-cell office:value-type="float" office:value="624" calcext:value-type="float">
            <text:p>624</text:p>
          </table:table-cell>
          <table:table-cell office:value-type="float" office:value="359542" calcext:value-type="float">
            <text:p>359542</text:p>
          </table:table-cell>
        </table:table-row>
        <table:table-row table:style-name="ro1">
          <table:table-cell office:value-type="date" office:date-value="2015-06-25" calcext:value-type="date">
            <text:p>jue 25/jun 15</text:p>
          </table:table-cell>
          <table:table-cell office:value-type="float" office:value="625" calcext:value-type="float">
            <text:p>625</text:p>
          </table:table-cell>
          <table:table-cell office:value-type="float" office:value="365990" calcext:value-type="float">
            <text:p>365990</text:p>
          </table:table-cell>
        </table:table-row>
        <table:table-row table:style-name="ro1">
          <table:table-cell office:value-type="date" office:date-value="2015-06-26" calcext:value-type="date">
            <text:p>vie 26/jun 15</text:p>
          </table:table-cell>
          <table:table-cell office:value-type="float" office:value="626" calcext:value-type="float">
            <text:p>626</text:p>
          </table:table-cell>
          <table:table-cell office:value-type="float" office:value="373646" calcext:value-type="float">
            <text:p>373646</text:p>
          </table:table-cell>
        </table:table-row>
        <table:table-row table:style-name="ro1">
          <table:table-cell office:value-type="date" office:date-value="2015-06-27" calcext:value-type="date">
            <text:p>sáb 27/jun 15</text:p>
          </table:table-cell>
          <table:table-cell office:value-type="float" office:value="627" calcext:value-type="float">
            <text:p>627</text:p>
          </table:table-cell>
          <table:table-cell office:value-type="float" office:value="284255" calcext:value-type="float">
            <text:p>284255</text:p>
          </table:table-cell>
        </table:table-row>
        <table:table-row table:style-name="ro1">
          <table:table-cell office:value-type="date" office:date-value="2015-06-28" calcext:value-type="date">
            <text:p>dom 28/jun 15</text:p>
          </table:table-cell>
          <table:table-cell office:value-type="float" office:value="628" calcext:value-type="float">
            <text:p>628</text:p>
          </table:table-cell>
          <table:table-cell office:value-type="float" office:value="194068" calcext:value-type="float">
            <text:p>194068</text:p>
          </table:table-cell>
        </table:table-row>
        <table:table-row table:style-name="ro1">
          <table:table-cell office:value-type="date" office:date-value="2015-06-29" calcext:value-type="date">
            <text:p>lun 29/jun 15</text:p>
          </table:table-cell>
          <table:table-cell office:value-type="float" office:value="629" calcext:value-type="float">
            <text:p>629</text:p>
          </table:table-cell>
          <table:table-cell office:value-type="float" office:value="346673" calcext:value-type="float">
            <text:p>346673</text:p>
          </table:table-cell>
        </table:table-row>
        <table:table-row table:style-name="ro1">
          <table:table-cell office:value-type="date" office:date-value="2015-06-30" calcext:value-type="date">
            <text:p>mar 30/jun 15</text:p>
          </table:table-cell>
          <table:table-cell office:value-type="float" office:value="630" calcext:value-type="float">
            <text:p>630</text:p>
          </table:table-cell>
          <table:table-cell office:value-type="float" office:value="356538" calcext:value-type="float">
            <text:p>356538</text:p>
          </table:table-cell>
        </table:table-row>
        <table:table-row table:style-name="ro1">
          <table:table-cell office:value-type="date" office:date-value="2015-07-01" calcext:value-type="date">
            <text:p>mié 01/jul 15</text:p>
          </table:table-cell>
          <table:table-cell office:value-type="float" office:value="701" calcext:value-type="float">
            <text:p>701</text:p>
          </table:table-cell>
          <table:table-cell office:value-type="float" office:value="366874" calcext:value-type="float">
            <text:p>366874</text:p>
          </table:table-cell>
        </table:table-row>
        <table:table-row table:style-name="ro1">
          <table:table-cell office:value-type="date" office:date-value="2015-07-02" calcext:value-type="date">
            <text:p>jue 02/jul 15</text:p>
          </table:table-cell>
          <table:table-cell office:value-type="float" office:value="702" calcext:value-type="float">
            <text:p>702</text:p>
          </table:table-cell>
          <table:table-cell office:value-type="float" office:value="377633" calcext:value-type="float">
            <text:p>377633</text:p>
          </table:table-cell>
        </table:table-row>
        <table:table-row table:style-name="ro1">
          <table:table-cell office:value-type="date" office:date-value="2015-07-03" calcext:value-type="date">
            <text:p>vie 03/jul 15</text:p>
          </table:table-cell>
          <table:table-cell office:value-type="float" office:value="703" calcext:value-type="float">
            <text:p>703</text:p>
          </table:table-cell>
          <table:table-cell office:value-type="float" office:value="379982" calcext:value-type="float">
            <text:p>379982</text:p>
          </table:table-cell>
        </table:table-row>
        <table:table-row table:style-name="ro1">
          <table:table-cell office:value-type="date" office:date-value="2015-07-04" calcext:value-type="date">
            <text:p>sáb 04/jul 15</text:p>
          </table:table-cell>
          <table:table-cell office:value-type="float" office:value="704" calcext:value-type="float">
            <text:p>704</text:p>
          </table:table-cell>
          <table:table-cell office:value-type="float" office:value="273343" calcext:value-type="float">
            <text:p>273343</text:p>
          </table:table-cell>
        </table:table-row>
        <table:table-row table:style-name="ro1">
          <table:table-cell office:value-type="date" office:date-value="2015-07-05" calcext:value-type="date">
            <text:p>dom 05/jul 15</text:p>
          </table:table-cell>
          <table:table-cell office:value-type="float" office:value="705" calcext:value-type="float">
            <text:p>705</text:p>
          </table:table-cell>
          <table:table-cell office:value-type="float" office:value="255362" calcext:value-type="float">
            <text:p>255362</text:p>
          </table:table-cell>
        </table:table-row>
        <table:table-row table:style-name="ro1">
          <table:table-cell office:value-type="date" office:date-value="2015-07-06" calcext:value-type="date">
            <text:p>lun 06/jul 15</text:p>
          </table:table-cell>
          <table:table-cell office:value-type="float" office:value="706" calcext:value-type="float">
            <text:p>706</text:p>
          </table:table-cell>
          <table:table-cell office:value-type="float" office:value="359606" calcext:value-type="float">
            <text:p>359606</text:p>
          </table:table-cell>
        </table:table-row>
        <table:table-row table:style-name="ro1">
          <table:table-cell office:value-type="date" office:date-value="2015-07-07" calcext:value-type="date">
            <text:p>mar 07/jul 15</text:p>
          </table:table-cell>
          <table:table-cell office:value-type="float" office:value="707" calcext:value-type="float">
            <text:p>707</text:p>
          </table:table-cell>
          <table:table-cell office:value-type="float" office:value="373133" calcext:value-type="float">
            <text:p>373133</text:p>
          </table:table-cell>
        </table:table-row>
        <table:table-row table:style-name="ro1">
          <table:table-cell office:value-type="date" office:date-value="2015-07-08" calcext:value-type="date">
            <text:p>mié 08/jul 15</text:p>
          </table:table-cell>
          <table:table-cell office:value-type="float" office:value="708" calcext:value-type="float">
            <text:p>708</text:p>
          </table:table-cell>
          <table:table-cell office:value-type="float" office:value="386228" calcext:value-type="float">
            <text:p>386228</text:p>
          </table:table-cell>
        </table:table-row>
        <table:table-row table:style-name="ro1">
          <table:table-cell office:value-type="date" office:date-value="2015-07-09" calcext:value-type="date">
            <text:p>jue 09/jul 15</text:p>
          </table:table-cell>
          <table:table-cell office:value-type="float" office:value="709" calcext:value-type="float">
            <text:p>709</text:p>
          </table:table-cell>
          <table:table-cell office:value-type="float" office:value="234631" calcext:value-type="float">
            <text:p>234631</text:p>
          </table:table-cell>
        </table:table-row>
        <table:table-row table:style-name="ro1">
          <table:table-cell office:value-type="date" office:date-value="2015-07-10" calcext:value-type="date">
            <text:p>vie 10/jul 15</text:p>
          </table:table-cell>
          <table:table-cell office:value-type="float" office:value="710" calcext:value-type="float">
            <text:p>710</text:p>
          </table:table-cell>
          <table:table-cell office:value-type="float" office:value="380471" calcext:value-type="float">
            <text:p>380471</text:p>
          </table:table-cell>
        </table:table-row>
        <table:table-row table:style-name="ro1">
          <table:table-cell office:value-type="date" office:date-value="2015-07-11" calcext:value-type="date">
            <text:p>sáb 11/jul 15</text:p>
          </table:table-cell>
          <table:table-cell office:value-type="float" office:value="711" calcext:value-type="float">
            <text:p>711</text:p>
          </table:table-cell>
          <table:table-cell office:value-type="float" office:value="293748" calcext:value-type="float">
            <text:p>293748</text:p>
          </table:table-cell>
        </table:table-row>
        <table:table-row table:style-name="ro1">
          <table:table-cell office:value-type="date" office:date-value="2015-07-12" calcext:value-type="date">
            <text:p>dom 12/jul 15</text:p>
          </table:table-cell>
          <table:table-cell office:value-type="float" office:value="712" calcext:value-type="float">
            <text:p>712</text:p>
          </table:table-cell>
          <table:table-cell office:value-type="float" office:value="242253" calcext:value-type="float">
            <text:p>242253</text:p>
          </table:table-cell>
        </table:table-row>
        <table:table-row table:style-name="ro1">
          <table:table-cell office:value-type="date" office:date-value="2015-07-13" calcext:value-type="date">
            <text:p>lun 13/jul 15</text:p>
          </table:table-cell>
          <table:table-cell office:value-type="float" office:value="713" calcext:value-type="float">
            <text:p>713</text:p>
          </table:table-cell>
          <table:table-cell office:value-type="float" office:value="361912" calcext:value-type="float">
            <text:p>361912</text:p>
          </table:table-cell>
        </table:table-row>
        <table:table-row table:style-name="ro1">
          <table:table-cell office:value-type="date" office:date-value="2015-07-14" calcext:value-type="date">
            <text:p>mar 14/jul 15</text:p>
          </table:table-cell>
          <table:table-cell office:value-type="float" office:value="714" calcext:value-type="float">
            <text:p>714</text:p>
          </table:table-cell>
          <table:table-cell office:value-type="float" office:value="367613" calcext:value-type="float">
            <text:p>367613</text:p>
          </table:table-cell>
        </table:table-row>
        <table:table-row table:style-name="ro1">
          <table:table-cell office:value-type="date" office:date-value="2015-07-15" calcext:value-type="date">
            <text:p>mié 15/jul 15</text:p>
          </table:table-cell>
          <table:table-cell office:value-type="float" office:value="715" calcext:value-type="float">
            <text:p>715</text:p>
          </table:table-cell>
          <table:table-cell office:value-type="float" office:value="376239" calcext:value-type="float">
            <text:p>376239</text:p>
          </table:table-cell>
        </table:table-row>
        <table:table-row table:style-name="ro1">
          <table:table-cell office:value-type="date" office:date-value="2015-07-16" calcext:value-type="date">
            <text:p>jue 16/jul 15</text:p>
          </table:table-cell>
          <table:table-cell office:value-type="float" office:value="716" calcext:value-type="float">
            <text:p>716</text:p>
          </table:table-cell>
          <table:table-cell office:value-type="float" office:value="389561" calcext:value-type="float">
            <text:p>389561</text:p>
          </table:table-cell>
        </table:table-row>
        <table:table-row table:style-name="ro1">
          <table:table-cell office:value-type="date" office:date-value="2015-07-17" calcext:value-type="date">
            <text:p>vie 17/jul 15</text:p>
          </table:table-cell>
          <table:table-cell office:value-type="float" office:value="717" calcext:value-type="float">
            <text:p>717</text:p>
          </table:table-cell>
          <table:table-cell office:value-type="float" office:value="404470" calcext:value-type="float">
            <text:p>404470</text:p>
          </table:table-cell>
        </table:table-row>
        <table:table-row table:style-name="ro1">
          <table:table-cell office:value-type="date" office:date-value="2015-07-18" calcext:value-type="date">
            <text:p>sáb 18/jul 15</text:p>
          </table:table-cell>
          <table:table-cell office:value-type="float" office:value="718" calcext:value-type="float">
            <text:p>718</text:p>
          </table:table-cell>
          <table:table-cell office:value-type="float" office:value="324971" calcext:value-type="float">
            <text:p>324971</text:p>
          </table:table-cell>
        </table:table-row>
        <table:table-row table:style-name="ro1">
          <table:table-cell office:value-type="date" office:date-value="2015-07-19" calcext:value-type="date">
            <text:p>dom 19/jul 15</text:p>
          </table:table-cell>
          <table:table-cell office:value-type="float" office:value="719" calcext:value-type="float">
            <text:p>719</text:p>
          </table:table-cell>
          <table:table-cell office:value-type="float" office:value="279539" calcext:value-type="float">
            <text:p>279539</text:p>
          </table:table-cell>
        </table:table-row>
        <table:table-row table:style-name="ro1">
          <table:table-cell office:value-type="date" office:date-value="2015-07-20" calcext:value-type="date">
            <text:p>lun 20/jul 15</text:p>
          </table:table-cell>
          <table:table-cell office:value-type="float" office:value="720" calcext:value-type="float">
            <text:p>720</text:p>
          </table:table-cell>
          <table:table-cell office:value-type="float" office:value="357763" calcext:value-type="float">
            <text:p>357763</text:p>
          </table:table-cell>
        </table:table-row>
        <table:table-row table:style-name="ro1">
          <table:table-cell office:value-type="date" office:date-value="2015-07-21" calcext:value-type="date">
            <text:p>mar 21/jul 15</text:p>
          </table:table-cell>
          <table:table-cell office:value-type="float" office:value="721" calcext:value-type="float">
            <text:p>721</text:p>
          </table:table-cell>
          <table:table-cell office:value-type="float" office:value="361294" calcext:value-type="float">
            <text:p>361294</text:p>
          </table:table-cell>
        </table:table-row>
        <table:table-row table:style-name="ro1">
          <table:table-cell office:value-type="date" office:date-value="2015-07-22" calcext:value-type="date">
            <text:p>mié 22/jul 15</text:p>
          </table:table-cell>
          <table:table-cell office:value-type="float" office:value="722" calcext:value-type="float">
            <text:p>722</text:p>
          </table:table-cell>
          <table:table-cell office:value-type="float" office:value="370614" calcext:value-type="float">
            <text:p>370614</text:p>
          </table:table-cell>
        </table:table-row>
        <table:table-row table:style-name="ro1">
          <table:table-cell office:value-type="date" office:date-value="2015-07-23" calcext:value-type="date">
            <text:p>jue 23/jul 15</text:p>
          </table:table-cell>
          <table:table-cell office:value-type="float" office:value="723" calcext:value-type="float">
            <text:p>723</text:p>
          </table:table-cell>
          <table:table-cell office:value-type="float" office:value="372668" calcext:value-type="float">
            <text:p>372668</text:p>
          </table:table-cell>
        </table:table-row>
        <table:table-row table:style-name="ro1">
          <table:table-cell office:value-type="date" office:date-value="2015-07-24" calcext:value-type="date">
            <text:p>vie 24/jul 15</text:p>
          </table:table-cell>
          <table:table-cell office:value-type="float" office:value="724" calcext:value-type="float">
            <text:p>724</text:p>
          </table:table-cell>
          <table:table-cell office:value-type="float" office:value="388961" calcext:value-type="float">
            <text:p>388961</text:p>
          </table:table-cell>
        </table:table-row>
        <table:table-row table:style-name="ro1">
          <table:table-cell office:value-type="date" office:date-value="2015-07-25" calcext:value-type="date">
            <text:p>sáb 25/jul 15</text:p>
          </table:table-cell>
          <table:table-cell office:value-type="float" office:value="725" calcext:value-type="float">
            <text:p>725</text:p>
          </table:table-cell>
          <table:table-cell office:value-type="float" office:value="295746" calcext:value-type="float">
            <text:p>295746</text:p>
          </table:table-cell>
        </table:table-row>
        <table:table-row table:style-name="ro1">
          <table:table-cell office:value-type="date" office:date-value="2015-07-26" calcext:value-type="date">
            <text:p>dom 26/jul 15</text:p>
          </table:table-cell>
          <table:table-cell office:value-type="float" office:value="726" calcext:value-type="float">
            <text:p>726</text:p>
          </table:table-cell>
          <table:table-cell office:value-type="float" office:value="273813" calcext:value-type="float">
            <text:p>273813</text:p>
          </table:table-cell>
        </table:table-row>
        <table:table-row table:style-name="ro1">
          <table:table-cell office:value-type="date" office:date-value="2015-07-27" calcext:value-type="date">
            <text:p>lun 27/jul 15</text:p>
          </table:table-cell>
          <table:table-cell office:value-type="float" office:value="727" calcext:value-type="float">
            <text:p>727</text:p>
          </table:table-cell>
          <table:table-cell office:value-type="float" office:value="350566" calcext:value-type="float">
            <text:p>350566</text:p>
          </table:table-cell>
        </table:table-row>
        <table:table-row table:style-name="ro1">
          <table:table-cell office:value-type="date" office:date-value="2015-07-28" calcext:value-type="date">
            <text:p>mar 28/jul 15</text:p>
          </table:table-cell>
          <table:table-cell office:value-type="float" office:value="728" calcext:value-type="float">
            <text:p>728</text:p>
          </table:table-cell>
          <table:table-cell office:value-type="float" office:value="353733" calcext:value-type="float">
            <text:p>353733</text:p>
          </table:table-cell>
        </table:table-row>
        <table:table-row table:style-name="ro1">
          <table:table-cell office:value-type="date" office:date-value="2015-07-29" calcext:value-type="date">
            <text:p>mié 29/jul 15</text:p>
          </table:table-cell>
          <table:table-cell office:value-type="float" office:value="729" calcext:value-type="float">
            <text:p>729</text:p>
          </table:table-cell>
          <table:table-cell office:value-type="float" office:value="360434" calcext:value-type="float">
            <text:p>360434</text:p>
          </table:table-cell>
        </table:table-row>
        <table:table-row table:style-name="ro1">
          <table:table-cell office:value-type="date" office:date-value="2015-07-30" calcext:value-type="date">
            <text:p>jue 30/jul 15</text:p>
          </table:table-cell>
          <table:table-cell office:value-type="float" office:value="730" calcext:value-type="float">
            <text:p>730</text:p>
          </table:table-cell>
          <table:table-cell office:value-type="float" office:value="357148" calcext:value-type="float">
            <text:p>357148</text:p>
          </table:table-cell>
        </table:table-row>
        <table:table-row table:style-name="ro1">
          <table:table-cell office:value-type="date" office:date-value="2015-07-31" calcext:value-type="date">
            <text:p>vie 31/jul 15</text:p>
          </table:table-cell>
          <table:table-cell office:value-type="float" office:value="731" calcext:value-type="float">
            <text:p>731</text:p>
          </table:table-cell>
          <table:table-cell office:value-type="float" office:value="359228" calcext:value-type="float">
            <text:p>359228</text:p>
          </table:table-cell>
        </table:table-row>
        <table:table-row table:style-name="ro1">
          <table:table-cell office:value-type="date" office:date-value="2015-08-01" calcext:value-type="date">
            <text:p>sáb 01/ago 15</text:p>
          </table:table-cell>
          <table:table-cell office:value-type="float" office:value="801" calcext:value-type="float">
            <text:p>801</text:p>
          </table:table-cell>
          <table:table-cell office:value-type="float" office:value="299538" calcext:value-type="float">
            <text:p>299538</text:p>
          </table:table-cell>
        </table:table-row>
        <table:table-row table:style-name="ro1">
          <table:table-cell office:value-type="date" office:date-value="2015-08-02" calcext:value-type="date">
            <text:p>dom 02/ago 15</text:p>
          </table:table-cell>
          <table:table-cell office:value-type="float" office:value="802" calcext:value-type="float">
            <text:p>802</text:p>
          </table:table-cell>
          <table:table-cell office:value-type="float" office:value="259145" calcext:value-type="float">
            <text:p>259145</text:p>
          </table:table-cell>
        </table:table-row>
        <table:table-row table:style-name="ro1">
          <table:table-cell office:value-type="date" office:date-value="2015-08-03" calcext:value-type="date">
            <text:p>lun 03/ago 15</text:p>
          </table:table-cell>
          <table:table-cell office:value-type="float" office:value="803" calcext:value-type="float">
            <text:p>803</text:p>
          </table:table-cell>
          <table:table-cell office:value-type="float" office:value="357321" calcext:value-type="float">
            <text:p>357321</text:p>
          </table:table-cell>
        </table:table-row>
        <table:table-row table:style-name="ro1">
          <table:table-cell office:value-type="date" office:date-value="2015-08-04" calcext:value-type="date">
            <text:p>mar 04/ago 15</text:p>
          </table:table-cell>
          <table:table-cell office:value-type="float" office:value="804" calcext:value-type="float">
            <text:p>804</text:p>
          </table:table-cell>
          <table:table-cell office:value-type="float" office:value="366341" calcext:value-type="float">
            <text:p>366341</text:p>
          </table:table-cell>
        </table:table-row>
        <table:table-row table:style-name="ro1">
          <table:table-cell office:value-type="date" office:date-value="2015-08-05" calcext:value-type="date">
            <text:p>mié 05/ago 15</text:p>
          </table:table-cell>
          <table:table-cell office:value-type="float" office:value="805" calcext:value-type="float">
            <text:p>805</text:p>
          </table:table-cell>
          <table:table-cell office:value-type="float" office:value="369360" calcext:value-type="float">
            <text:p>369360</text:p>
          </table:table-cell>
        </table:table-row>
        <table:table-row table:style-name="ro1">
          <table:table-cell office:value-type="date" office:date-value="2015-08-06" calcext:value-type="date">
            <text:p>jue 06/ago 15</text:p>
          </table:table-cell>
          <table:table-cell office:value-type="float" office:value="806" calcext:value-type="float">
            <text:p>806</text:p>
          </table:table-cell>
          <table:table-cell office:value-type="float" office:value="362491" calcext:value-type="float">
            <text:p>362491</text:p>
          </table:table-cell>
        </table:table-row>
        <table:table-row table:style-name="ro1">
          <table:table-cell office:value-type="date" office:date-value="2015-08-07" calcext:value-type="date">
            <text:p>vie 07/ago 15</text:p>
          </table:table-cell>
          <table:table-cell office:value-type="float" office:value="807" calcext:value-type="float">
            <text:p>807</text:p>
          </table:table-cell>
          <table:table-cell office:value-type="float" office:value="397815" calcext:value-type="float">
            <text:p>397815</text:p>
          </table:table-cell>
        </table:table-row>
        <table:table-row table:style-name="ro1">
          <table:table-cell office:value-type="date" office:date-value="2015-08-08" calcext:value-type="date">
            <text:p>sáb 08/ago 15</text:p>
          </table:table-cell>
          <table:table-cell office:value-type="float" office:value="808" calcext:value-type="float">
            <text:p>808</text:p>
          </table:table-cell>
          <table:table-cell office:value-type="float" office:value="268767" calcext:value-type="float">
            <text:p>268767</text:p>
          </table:table-cell>
        </table:table-row>
        <table:table-row table:style-name="ro1">
          <table:table-cell office:value-type="date" office:date-value="2015-08-09" calcext:value-type="date">
            <text:p>dom 09/ago 15</text:p>
          </table:table-cell>
          <table:table-cell office:value-type="float" office:value="809" calcext:value-type="float">
            <text:p>809</text:p>
          </table:table-cell>
          <table:table-cell office:value-type="float" office:value="227872" calcext:value-type="float">
            <text:p>227872</text:p>
          </table:table-cell>
        </table:table-row>
        <table:table-row table:style-name="ro1">
          <table:table-cell office:value-type="date" office:date-value="2015-08-10" calcext:value-type="date">
            <text:p>lun 10/ago 15</text:p>
          </table:table-cell>
          <table:table-cell office:value-type="float" office:value="810" calcext:value-type="float">
            <text:p>810</text:p>
          </table:table-cell>
          <table:table-cell office:value-type="float" office:value="342169" calcext:value-type="float">
            <text:p>342169</text:p>
          </table:table-cell>
        </table:table-row>
        <table:table-row table:style-name="ro1">
          <table:table-cell office:value-type="date" office:date-value="2015-08-11" calcext:value-type="date">
            <text:p>mar 11/ago 15</text:p>
          </table:table-cell>
          <table:table-cell office:value-type="float" office:value="811" calcext:value-type="float">
            <text:p>811</text:p>
          </table:table-cell>
          <table:table-cell office:value-type="float" office:value="375349" calcext:value-type="float">
            <text:p>375349</text:p>
          </table:table-cell>
        </table:table-row>
        <table:table-row table:style-name="ro1">
          <table:table-cell office:value-type="date" office:date-value="2015-08-12" calcext:value-type="date">
            <text:p>mié 12/ago 15</text:p>
          </table:table-cell>
          <table:table-cell office:value-type="float" office:value="812" calcext:value-type="float">
            <text:p>812</text:p>
          </table:table-cell>
          <table:table-cell office:value-type="float" office:value="371103" calcext:value-type="float">
            <text:p>371103</text:p>
          </table:table-cell>
        </table:table-row>
        <table:table-row table:style-name="ro1">
          <table:table-cell office:value-type="date" office:date-value="2015-08-13" calcext:value-type="date">
            <text:p>jue 13/ago 15</text:p>
          </table:table-cell>
          <table:table-cell office:value-type="float" office:value="813" calcext:value-type="float">
            <text:p>813</text:p>
          </table:table-cell>
          <table:table-cell office:value-type="float" office:value="362960" calcext:value-type="float">
            <text:p>362960</text:p>
          </table:table-cell>
        </table:table-row>
        <table:table-row table:style-name="ro1">
          <table:table-cell office:value-type="date" office:date-value="2015-08-14" calcext:value-type="date">
            <text:p>vie 14/ago 15</text:p>
          </table:table-cell>
          <table:table-cell office:value-type="float" office:value="814" calcext:value-type="float">
            <text:p>814</text:p>
          </table:table-cell>
          <table:table-cell office:value-type="float" office:value="398446" calcext:value-type="float">
            <text:p>398446</text:p>
          </table:table-cell>
        </table:table-row>
        <table:table-row table:style-name="ro1">
          <table:table-cell office:value-type="date" office:date-value="2015-08-15" calcext:value-type="date">
            <text:p>sáb 15/ago 15</text:p>
          </table:table-cell>
          <table:table-cell office:value-type="float" office:value="815" calcext:value-type="float">
            <text:p>815</text:p>
          </table:table-cell>
          <table:table-cell office:value-type="float" office:value="308572" calcext:value-type="float">
            <text:p>308572</text:p>
          </table:table-cell>
        </table:table-row>
        <table:table-row table:style-name="ro1">
          <table:table-cell office:value-type="date" office:date-value="2015-08-16" calcext:value-type="date">
            <text:p>dom 16/ago 15</text:p>
          </table:table-cell>
          <table:table-cell office:value-type="float" office:value="816" calcext:value-type="float">
            <text:p>816</text:p>
          </table:table-cell>
          <table:table-cell office:value-type="float" office:value="258271" calcext:value-type="float">
            <text:p>258271</text:p>
          </table:table-cell>
        </table:table-row>
        <table:table-row table:style-name="ro1">
          <table:table-cell office:value-type="date" office:date-value="2015-08-17" calcext:value-type="date">
            <text:p>lun 17/ago 15</text:p>
          </table:table-cell>
          <table:table-cell office:value-type="float" office:value="817" calcext:value-type="float">
            <text:p>817</text:p>
          </table:table-cell>
          <table:table-cell office:value-type="float" office:value="228187" calcext:value-type="float">
            <text:p>228187</text:p>
          </table:table-cell>
        </table:table-row>
        <table:table-row table:style-name="ro1">
          <table:table-cell office:value-type="date" office:date-value="2015-08-18" calcext:value-type="date">
            <text:p>mar 18/ago 15</text:p>
          </table:table-cell>
          <table:table-cell office:value-type="float" office:value="818" calcext:value-type="float">
            <text:p>818</text:p>
          </table:table-cell>
          <table:table-cell office:value-type="float" office:value="372482" calcext:value-type="float">
            <text:p>372482</text:p>
          </table:table-cell>
        </table:table-row>
        <table:table-row table:style-name="ro1">
          <table:table-cell office:value-type="date" office:date-value="2015-08-19" calcext:value-type="date">
            <text:p>mié 19/ago 15</text:p>
          </table:table-cell>
          <table:table-cell office:value-type="float" office:value="819" calcext:value-type="float">
            <text:p>819</text:p>
          </table:table-cell>
          <table:table-cell office:value-type="float" office:value="383861" calcext:value-type="float">
            <text:p>383861</text:p>
          </table:table-cell>
        </table:table-row>
        <table:table-row table:style-name="ro1">
          <table:table-cell office:value-type="date" office:date-value="2015-08-20" calcext:value-type="date">
            <text:p>jue 20/ago 15</text:p>
          </table:table-cell>
          <table:table-cell office:value-type="float" office:value="820" calcext:value-type="float">
            <text:p>820</text:p>
          </table:table-cell>
          <table:table-cell office:value-type="float" office:value="390690" calcext:value-type="float">
            <text:p>390690</text:p>
          </table:table-cell>
        </table:table-row>
        <table:table-row table:style-name="ro1">
          <table:table-cell office:value-type="date" office:date-value="2015-08-21" calcext:value-type="date">
            <text:p>vie 21/ago 15</text:p>
          </table:table-cell>
          <table:table-cell office:value-type="float" office:value="821" calcext:value-type="float">
            <text:p>821</text:p>
          </table:table-cell>
          <table:table-cell office:value-type="float" office:value="403523" calcext:value-type="float">
            <text:p>403523</text:p>
          </table:table-cell>
        </table:table-row>
        <table:table-row table:style-name="ro1">
          <table:table-cell office:value-type="date" office:date-value="2015-08-22" calcext:value-type="date">
            <text:p>sáb 22/ago 15</text:p>
          </table:table-cell>
          <table:table-cell office:value-type="float" office:value="822" calcext:value-type="float">
            <text:p>822</text:p>
          </table:table-cell>
          <table:table-cell office:value-type="float" office:value="307720" calcext:value-type="float">
            <text:p>307720</text:p>
          </table:table-cell>
        </table:table-row>
        <table:table-row table:style-name="ro1">
          <table:table-cell office:value-type="date" office:date-value="2015-08-23" calcext:value-type="date">
            <text:p>dom 23/ago 15</text:p>
          </table:table-cell>
          <table:table-cell office:value-type="float" office:value="823" calcext:value-type="float">
            <text:p>823</text:p>
          </table:table-cell>
          <table:table-cell office:value-type="float" office:value="258803" calcext:value-type="float">
            <text:p>258803</text:p>
          </table:table-cell>
        </table:table-row>
        <table:table-row table:style-name="ro1">
          <table:table-cell office:value-type="date" office:date-value="2015-08-24" calcext:value-type="date">
            <text:p>lun 24/ago 15</text:p>
          </table:table-cell>
          <table:table-cell office:value-type="float" office:value="824" calcext:value-type="float">
            <text:p>824</text:p>
          </table:table-cell>
          <table:table-cell office:value-type="float" office:value="368891" calcext:value-type="float">
            <text:p>368891</text:p>
          </table:table-cell>
        </table:table-row>
        <table:table-row table:style-name="ro1">
          <table:table-cell office:value-type="date" office:date-value="2015-08-25" calcext:value-type="date">
            <text:p>mar 25/ago 15</text:p>
          </table:table-cell>
          <table:table-cell office:value-type="float" office:value="825" calcext:value-type="float">
            <text:p>825</text:p>
          </table:table-cell>
          <table:table-cell office:value-type="float" office:value="369781" calcext:value-type="float">
            <text:p>369781</text:p>
          </table:table-cell>
        </table:table-row>
        <table:table-row table:style-name="ro1">
          <table:table-cell office:value-type="date" office:date-value="2015-08-26" calcext:value-type="date">
            <text:p>mié 26/ago 15</text:p>
          </table:table-cell>
          <table:table-cell office:value-type="float" office:value="826" calcext:value-type="float">
            <text:p>826</text:p>
          </table:table-cell>
          <table:table-cell office:value-type="float" office:value="376191" calcext:value-type="float">
            <text:p>376191</text:p>
          </table:table-cell>
        </table:table-row>
        <table:table-row table:style-name="ro1">
          <table:table-cell office:value-type="date" office:date-value="2015-08-27" calcext:value-type="date">
            <text:p>jue 27/ago 15</text:p>
          </table:table-cell>
          <table:table-cell office:value-type="float" office:value="827" calcext:value-type="float">
            <text:p>827</text:p>
          </table:table-cell>
          <table:table-cell office:value-type="float" office:value="394915" calcext:value-type="float">
            <text:p>394915</text:p>
          </table:table-cell>
        </table:table-row>
        <table:table-row table:style-name="ro1">
          <table:table-cell office:value-type="date" office:date-value="2015-08-28" calcext:value-type="date">
            <text:p>vie 28/ago 15</text:p>
          </table:table-cell>
          <table:table-cell office:value-type="float" office:value="828" calcext:value-type="float">
            <text:p>828</text:p>
          </table:table-cell>
          <table:table-cell office:value-type="float" office:value="399349" calcext:value-type="float">
            <text:p>399349</text:p>
          </table:table-cell>
        </table:table-row>
        <table:table-row table:style-name="ro1">
          <table:table-cell office:value-type="date" office:date-value="2015-08-29" calcext:value-type="date">
            <text:p>sáb 29/ago 15</text:p>
          </table:table-cell>
          <table:table-cell office:value-type="float" office:value="829" calcext:value-type="float">
            <text:p>829</text:p>
          </table:table-cell>
          <table:table-cell office:value-type="float" office:value="310812" calcext:value-type="float">
            <text:p>310812</text:p>
          </table:table-cell>
        </table:table-row>
        <table:table-row table:style-name="ro1">
          <table:table-cell office:value-type="date" office:date-value="2015-08-30" calcext:value-type="date">
            <text:p>dom 30/ago 15</text:p>
          </table:table-cell>
          <table:table-cell office:value-type="float" office:value="830" calcext:value-type="float">
            <text:p>830</text:p>
          </table:table-cell>
          <table:table-cell office:value-type="float" office:value="271001" calcext:value-type="float">
            <text:p>271001</text:p>
          </table:table-cell>
        </table:table-row>
        <table:table-row table:style-name="ro1">
          <table:table-cell office:value-type="date" office:date-value="2015-08-31" calcext:value-type="date">
            <text:p>lun 31/ago 15</text:p>
          </table:table-cell>
          <table:table-cell office:value-type="float" office:value="831" calcext:value-type="float">
            <text:p>831</text:p>
          </table:table-cell>
          <table:table-cell office:value-type="float" office:value="365254" calcext:value-type="float">
            <text:p>365254</text:p>
          </table:table-cell>
        </table:table-row>
        <table:table-row table:style-name="ro1">
          <table:table-cell office:value-type="date" office:date-value="2015-09-01" calcext:value-type="date">
            <text:p>mar 01/sep 15</text:p>
          </table:table-cell>
          <table:table-cell office:value-type="float" office:value="901" calcext:value-type="float">
            <text:p>901</text:p>
          </table:table-cell>
          <table:table-cell office:value-type="float" office:value="372885" calcext:value-type="float">
            <text:p>372885</text:p>
          </table:table-cell>
        </table:table-row>
        <table:table-row table:style-name="ro1">
          <table:table-cell office:value-type="date" office:date-value="2015-09-02" calcext:value-type="date">
            <text:p>mié 02/sep 15</text:p>
          </table:table-cell>
          <table:table-cell office:value-type="float" office:value="902" calcext:value-type="float">
            <text:p>902</text:p>
          </table:table-cell>
          <table:table-cell office:value-type="float" office:value="375039" calcext:value-type="float">
            <text:p>375039</text:p>
          </table:table-cell>
        </table:table-row>
        <table:table-row table:style-name="ro1">
          <table:table-cell office:value-type="date" office:date-value="2015-09-03" calcext:value-type="date">
            <text:p>jue 03/sep 15</text:p>
          </table:table-cell>
          <table:table-cell office:value-type="float" office:value="903" calcext:value-type="float">
            <text:p>903</text:p>
          </table:table-cell>
          <table:table-cell office:value-type="float" office:value="393476" calcext:value-type="float">
            <text:p>393476</text:p>
          </table:table-cell>
        </table:table-row>
        <table:table-row table:style-name="ro1">
          <table:table-cell office:value-type="date" office:date-value="2015-09-04" calcext:value-type="date">
            <text:p>vie 04/sep 15</text:p>
          </table:table-cell>
          <table:table-cell office:value-type="float" office:value="904" calcext:value-type="float">
            <text:p>904</text:p>
          </table:table-cell>
          <table:table-cell office:value-type="float" office:value="410906" calcext:value-type="float">
            <text:p>410906</text:p>
          </table:table-cell>
        </table:table-row>
        <table:table-row table:style-name="ro1">
          <table:table-cell office:value-type="date" office:date-value="2015-09-05" calcext:value-type="date">
            <text:p>sáb 05/sep 15</text:p>
          </table:table-cell>
          <table:table-cell office:value-type="float" office:value="905" calcext:value-type="float">
            <text:p>905</text:p>
          </table:table-cell>
          <table:table-cell office:value-type="float" office:value="317388" calcext:value-type="float">
            <text:p>317388</text:p>
          </table:table-cell>
        </table:table-row>
        <table:table-row table:style-name="ro1">
          <table:table-cell office:value-type="date" office:date-value="2015-09-06" calcext:value-type="date">
            <text:p>dom 06/sep 15</text:p>
          </table:table-cell>
          <table:table-cell office:value-type="float" office:value="906" calcext:value-type="float">
            <text:p>906</text:p>
          </table:table-cell>
          <table:table-cell office:value-type="float" office:value="289491" calcext:value-type="float">
            <text:p>289491</text:p>
          </table:table-cell>
        </table:table-row>
        <table:table-row table:style-name="ro1">
          <table:table-cell office:value-type="date" office:date-value="2015-09-07" calcext:value-type="date">
            <text:p>lun 07/sep 15</text:p>
          </table:table-cell>
          <table:table-cell office:value-type="float" office:value="907" calcext:value-type="float">
            <text:p>907</text:p>
          </table:table-cell>
          <table:table-cell office:value-type="float" office:value="366235" calcext:value-type="float">
            <text:p>366235</text:p>
          </table:table-cell>
        </table:table-row>
        <table:table-row table:style-name="ro1">
          <table:table-cell office:value-type="date" office:date-value="2015-09-08" calcext:value-type="date">
            <text:p>mar 08/sep 15</text:p>
          </table:table-cell>
          <table:table-cell office:value-type="float" office:value="908" calcext:value-type="float">
            <text:p>908</text:p>
          </table:table-cell>
          <table:table-cell office:value-type="float" office:value="377429" calcext:value-type="float">
            <text:p>377429</text:p>
          </table:table-cell>
        </table:table-row>
        <table:table-row table:style-name="ro1">
          <table:table-cell office:value-type="date" office:date-value="2015-09-09" calcext:value-type="date">
            <text:p>mié 09/sep 15</text:p>
          </table:table-cell>
          <table:table-cell office:value-type="float" office:value="909" calcext:value-type="float">
            <text:p>909</text:p>
          </table:table-cell>
          <table:table-cell office:value-type="float" office:value="367751" calcext:value-type="float">
            <text:p>367751</text:p>
          </table:table-cell>
        </table:table-row>
        <table:table-row table:style-name="ro1">
          <table:table-cell office:value-type="date" office:date-value="2015-09-10" calcext:value-type="date">
            <text:p>jue 10/sep 15</text:p>
          </table:table-cell>
          <table:table-cell office:value-type="float" office:value="910" calcext:value-type="float">
            <text:p>910</text:p>
          </table:table-cell>
          <table:table-cell office:value-type="float" office:value="390677" calcext:value-type="float">
            <text:p>390677</text:p>
          </table:table-cell>
        </table:table-row>
        <table:table-row table:style-name="ro1">
          <table:table-cell office:value-type="date" office:date-value="2015-09-11" calcext:value-type="date">
            <text:p>vie 11/sep 15</text:p>
          </table:table-cell>
          <table:table-cell office:value-type="float" office:value="911" calcext:value-type="float">
            <text:p>911</text:p>
          </table:table-cell>
          <table:table-cell office:value-type="float" office:value="413842" calcext:value-type="float">
            <text:p>413842</text:p>
          </table:table-cell>
        </table:table-row>
        <table:table-row table:style-name="ro1">
          <table:table-cell office:value-type="date" office:date-value="2015-09-12" calcext:value-type="date">
            <text:p>sáb 12/sep 15</text:p>
          </table:table-cell>
          <table:table-cell office:value-type="float" office:value="912" calcext:value-type="float">
            <text:p>912</text:p>
          </table:table-cell>
          <table:table-cell office:value-type="float" office:value="310718" calcext:value-type="float">
            <text:p>310718</text:p>
          </table:table-cell>
        </table:table-row>
        <table:table-row table:style-name="ro1">
          <table:table-cell office:value-type="date" office:date-value="2015-09-13" calcext:value-type="date">
            <text:p>dom 13/sep 15</text:p>
          </table:table-cell>
          <table:table-cell office:value-type="float" office:value="913" calcext:value-type="float">
            <text:p>913</text:p>
          </table:table-cell>
          <table:table-cell office:value-type="float" office:value="262186" calcext:value-type="float">
            <text:p>262186</text:p>
          </table:table-cell>
        </table:table-row>
        <table:table-row table:style-name="ro1">
          <table:table-cell office:value-type="date" office:date-value="2015-09-14" calcext:value-type="date">
            <text:p>lun 14/sep 15</text:p>
          </table:table-cell>
          <table:table-cell office:value-type="float" office:value="914" calcext:value-type="float">
            <text:p>914</text:p>
          </table:table-cell>
          <table:table-cell office:value-type="float" office:value="367977" calcext:value-type="float">
            <text:p>367977</text:p>
          </table:table-cell>
        </table:table-row>
        <table:table-row table:style-name="ro1">
          <table:table-cell office:value-type="date" office:date-value="2015-09-15" calcext:value-type="date">
            <text:p>mar 15/sep 15</text:p>
          </table:table-cell>
          <table:table-cell office:value-type="float" office:value="915" calcext:value-type="float">
            <text:p>915</text:p>
          </table:table-cell>
          <table:table-cell office:value-type="float" office:value="375900" calcext:value-type="float">
            <text:p>375900</text:p>
          </table:table-cell>
        </table:table-row>
        <table:table-row table:style-name="ro1">
          <table:table-cell office:value-type="date" office:date-value="2015-09-16" calcext:value-type="date">
            <text:p>mié 16/sep 15</text:p>
          </table:table-cell>
          <table:table-cell office:value-type="float" office:value="916" calcext:value-type="float">
            <text:p>916</text:p>
          </table:table-cell>
          <table:table-cell office:value-type="float" office:value="389781" calcext:value-type="float">
            <text:p>389781</text:p>
          </table:table-cell>
        </table:table-row>
        <table:table-row table:style-name="ro1">
          <table:table-cell office:value-type="date" office:date-value="2015-09-17" calcext:value-type="date">
            <text:p>jue 17/sep 15</text:p>
          </table:table-cell>
          <table:table-cell office:value-type="float" office:value="917" calcext:value-type="float">
            <text:p>917</text:p>
          </table:table-cell>
          <table:table-cell office:value-type="float" office:value="400760" calcext:value-type="float">
            <text:p>400760</text:p>
          </table:table-cell>
        </table:table-row>
        <table:table-row table:style-name="ro1">
          <table:table-cell office:value-type="date" office:date-value="2015-09-18" calcext:value-type="date">
            <text:p>vie 18/sep 15</text:p>
          </table:table-cell>
          <table:table-cell office:value-type="float" office:value="918" calcext:value-type="float">
            <text:p>918</text:p>
          </table:table-cell>
          <table:table-cell office:value-type="float" office:value="412338" calcext:value-type="float">
            <text:p>412338</text:p>
          </table:table-cell>
        </table:table-row>
        <table:table-row table:style-name="ro1">
          <table:table-cell office:value-type="date" office:date-value="2015-09-19" calcext:value-type="date">
            <text:p>sáb 19/sep 15</text:p>
          </table:table-cell>
          <table:table-cell office:value-type="float" office:value="919" calcext:value-type="float">
            <text:p>919</text:p>
          </table:table-cell>
          <table:table-cell office:value-type="float" office:value="322006" calcext:value-type="float">
            <text:p>322006</text:p>
          </table:table-cell>
        </table:table-row>
        <table:table-row table:style-name="ro1">
          <table:table-cell office:value-type="date" office:date-value="2015-09-20" calcext:value-type="date">
            <text:p>dom 20/sep 15</text:p>
          </table:table-cell>
          <table:table-cell office:value-type="float" office:value="920" calcext:value-type="float">
            <text:p>920</text:p>
          </table:table-cell>
          <table:table-cell office:value-type="float" office:value="267246" calcext:value-type="float">
            <text:p>267246</text:p>
          </table:table-cell>
        </table:table-row>
        <table:table-row table:style-name="ro1">
          <table:table-cell office:value-type="date" office:date-value="2015-09-21" calcext:value-type="date">
            <text:p>lun 21/sep 15</text:p>
          </table:table-cell>
          <table:table-cell office:value-type="float" office:value="921" calcext:value-type="float">
            <text:p>921</text:p>
          </table:table-cell>
          <table:table-cell office:value-type="float" office:value="355253" calcext:value-type="float">
            <text:p>355253</text:p>
          </table:table-cell>
        </table:table-row>
        <table:table-row table:style-name="ro1">
          <table:table-cell office:value-type="date" office:date-value="2015-09-22" calcext:value-type="date">
            <text:p>mar 22/sep 15</text:p>
          </table:table-cell>
          <table:table-cell office:value-type="float" office:value="922" calcext:value-type="float">
            <text:p>922</text:p>
          </table:table-cell>
          <table:table-cell office:value-type="float" office:value="360964" calcext:value-type="float">
            <text:p>360964</text:p>
          </table:table-cell>
        </table:table-row>
        <table:table-row table:style-name="ro1">
          <table:table-cell office:value-type="date" office:date-value="2015-09-23" calcext:value-type="date">
            <text:p>mié 23/sep 15</text:p>
          </table:table-cell>
          <table:table-cell office:value-type="float" office:value="923" calcext:value-type="float">
            <text:p>923</text:p>
          </table:table-cell>
          <table:table-cell office:value-type="float" office:value="360690" calcext:value-type="float">
            <text:p>360690</text:p>
          </table:table-cell>
        </table:table-row>
        <table:table-row table:style-name="ro1">
          <table:table-cell office:value-type="date" office:date-value="2015-09-24" calcext:value-type="date">
            <text:p>jue 24/sep 15</text:p>
          </table:table-cell>
          <table:table-cell office:value-type="float" office:value="924" calcext:value-type="float">
            <text:p>924</text:p>
          </table:table-cell>
          <table:table-cell office:value-type="float" office:value="388471" calcext:value-type="float">
            <text:p>388471</text:p>
          </table:table-cell>
        </table:table-row>
        <table:table-row table:style-name="ro1">
          <table:table-cell office:value-type="date" office:date-value="2015-09-25" calcext:value-type="date">
            <text:p>vie 25/sep 15</text:p>
          </table:table-cell>
          <table:table-cell office:value-type="float" office:value="925" calcext:value-type="float">
            <text:p>925</text:p>
          </table:table-cell>
          <table:table-cell office:value-type="float" office:value="407895" calcext:value-type="float">
            <text:p>407895</text:p>
          </table:table-cell>
        </table:table-row>
        <table:table-row table:style-name="ro1">
          <table:table-cell office:value-type="date" office:date-value="2015-09-26" calcext:value-type="date">
            <text:p>sáb 26/sep 15</text:p>
          </table:table-cell>
          <table:table-cell office:value-type="float" office:value="926" calcext:value-type="float">
            <text:p>926</text:p>
          </table:table-cell>
          <table:table-cell office:value-type="float" office:value="316892" calcext:value-type="float">
            <text:p>316892</text:p>
          </table:table-cell>
        </table:table-row>
        <table:table-row table:style-name="ro1">
          <table:table-cell office:value-type="date" office:date-value="2015-09-27" calcext:value-type="date">
            <text:p>dom 27/sep 15</text:p>
          </table:table-cell>
          <table:table-cell office:value-type="float" office:value="927" calcext:value-type="float">
            <text:p>927</text:p>
          </table:table-cell>
          <table:table-cell office:value-type="float" office:value="283171" calcext:value-type="float">
            <text:p>283171</text:p>
          </table:table-cell>
        </table:table-row>
        <table:table-row table:style-name="ro1">
          <table:table-cell office:value-type="date" office:date-value="2015-09-28" calcext:value-type="date">
            <text:p>lun 28/sep 15</text:p>
          </table:table-cell>
          <table:table-cell office:value-type="float" office:value="928" calcext:value-type="float">
            <text:p>928</text:p>
          </table:table-cell>
          <table:table-cell office:value-type="float" office:value="362250" calcext:value-type="float">
            <text:p>362250</text:p>
          </table:table-cell>
        </table:table-row>
        <table:table-row table:style-name="ro1">
          <table:table-cell office:value-type="date" office:date-value="2015-09-29" calcext:value-type="date">
            <text:p>mar 29/sep 15</text:p>
          </table:table-cell>
          <table:table-cell office:value-type="float" office:value="929" calcext:value-type="float">
            <text:p>929</text:p>
          </table:table-cell>
          <table:table-cell office:value-type="float" office:value="381476" calcext:value-type="float">
            <text:p>381476</text:p>
          </table:table-cell>
        </table:table-row>
        <table:table-row table:style-name="ro1">
          <table:table-cell office:value-type="date" office:date-value="2015-09-30" calcext:value-type="date">
            <text:p>mié 30/sep 15</text:p>
          </table:table-cell>
          <table:table-cell office:value-type="float" office:value="930" calcext:value-type="float">
            <text:p>930</text:p>
          </table:table-cell>
          <table:table-cell office:value-type="float" office:value="391528" calcext:value-type="float">
            <text:p>391528</text:p>
          </table:table-cell>
        </table:table-row>
        <table:table-row table:style-name="ro1">
          <table:table-cell office:value-type="date" office:date-value="2015-10-01" calcext:value-type="date">
            <text:p>jue 01/oct 15</text:p>
          </table:table-cell>
          <table:table-cell office:value-type="float" office:value="1001" calcext:value-type="float">
            <text:p>1001</text:p>
          </table:table-cell>
          <table:table-cell office:value-type="float" office:value="397212" calcext:value-type="float">
            <text:p>397212</text:p>
          </table:table-cell>
        </table:table-row>
        <table:table-row table:style-name="ro1">
          <table:table-cell office:value-type="date" office:date-value="2015-10-02" calcext:value-type="date">
            <text:p>vie 02/oct 15</text:p>
          </table:table-cell>
          <table:table-cell office:value-type="float" office:value="1002" calcext:value-type="float">
            <text:p>1002</text:p>
          </table:table-cell>
          <table:table-cell office:value-type="float" office:value="389895" calcext:value-type="float">
            <text:p>389895</text:p>
          </table:table-cell>
        </table:table-row>
        <table:table-row table:style-name="ro1">
          <table:table-cell office:value-type="date" office:date-value="2015-10-03" calcext:value-type="date">
            <text:p>sáb 03/oct 15</text:p>
          </table:table-cell>
          <table:table-cell office:value-type="float" office:value="1003" calcext:value-type="float">
            <text:p>1003</text:p>
          </table:table-cell>
          <table:table-cell office:value-type="float" office:value="318631" calcext:value-type="float">
            <text:p>318631</text:p>
          </table:table-cell>
        </table:table-row>
        <table:table-row table:style-name="ro1">
          <table:table-cell office:value-type="date" office:date-value="2015-10-04" calcext:value-type="date">
            <text:p>dom 04/oct 15</text:p>
          </table:table-cell>
          <table:table-cell office:value-type="float" office:value="1004" calcext:value-type="float">
            <text:p>1004</text:p>
          </table:table-cell>
          <table:table-cell office:value-type="float" office:value="275529" calcext:value-type="float">
            <text:p>275529</text:p>
          </table:table-cell>
        </table:table-row>
        <table:table-row table:style-name="ro1">
          <table:table-cell office:value-type="date" office:date-value="2015-10-05" calcext:value-type="date">
            <text:p>lun 05/oct 15</text:p>
          </table:table-cell>
          <table:table-cell office:value-type="float" office:value="1005" calcext:value-type="float">
            <text:p>1005</text:p>
          </table:table-cell>
          <table:table-cell office:value-type="float" office:value="377201" calcext:value-type="float">
            <text:p>377201</text:p>
          </table:table-cell>
        </table:table-row>
        <table:table-row table:style-name="ro1">
          <table:table-cell office:value-type="date" office:date-value="2015-10-06" calcext:value-type="date">
            <text:p>mar 06/oct 15</text:p>
          </table:table-cell>
          <table:table-cell office:value-type="float" office:value="1006" calcext:value-type="float">
            <text:p>1006</text:p>
          </table:table-cell>
          <table:table-cell office:value-type="float" office:value="371370" calcext:value-type="float">
            <text:p>371370</text:p>
          </table:table-cell>
        </table:table-row>
        <table:table-row table:style-name="ro1">
          <table:table-cell office:value-type="date" office:date-value="2015-10-07" calcext:value-type="date">
            <text:p>mié 07/oct 15</text:p>
          </table:table-cell>
          <table:table-cell office:value-type="float" office:value="1007" calcext:value-type="float">
            <text:p>1007</text:p>
          </table:table-cell>
          <table:table-cell office:value-type="float" office:value="397245" calcext:value-type="float">
            <text:p>397245</text:p>
          </table:table-cell>
        </table:table-row>
        <table:table-row table:style-name="ro1">
          <table:table-cell office:value-type="date" office:date-value="2015-10-08" calcext:value-type="date">
            <text:p>jue 08/oct 15</text:p>
          </table:table-cell>
          <table:table-cell office:value-type="float" office:value="1008" calcext:value-type="float">
            <text:p>1008</text:p>
          </table:table-cell>
          <table:table-cell office:value-type="float" office:value="405887" calcext:value-type="float">
            <text:p>405887</text:p>
          </table:table-cell>
        </table:table-row>
        <table:table-row table:style-name="ro1">
          <table:table-cell office:value-type="date" office:date-value="2015-10-09" calcext:value-type="date">
            <text:p>vie 09/oct 15</text:p>
          </table:table-cell>
          <table:table-cell office:value-type="float" office:value="1009" calcext:value-type="float">
            <text:p>1009</text:p>
          </table:table-cell>
          <table:table-cell office:value-type="float" office:value="426854" calcext:value-type="float">
            <text:p>426854</text:p>
          </table:table-cell>
        </table:table-row>
        <table:table-row table:style-name="ro1">
          <table:table-cell office:value-type="date" office:date-value="2015-10-10" calcext:value-type="date">
            <text:p>sáb 10/oct 15</text:p>
          </table:table-cell>
          <table:table-cell office:value-type="float" office:value="1010" calcext:value-type="float">
            <text:p>1010</text:p>
          </table:table-cell>
          <table:table-cell office:value-type="float" office:value="311663" calcext:value-type="float">
            <text:p>311663</text:p>
          </table:table-cell>
        </table:table-row>
        <table:table-row table:style-name="ro1">
          <table:table-cell office:value-type="date" office:date-value="2015-10-11" calcext:value-type="date">
            <text:p>dom 11/oct 15</text:p>
          </table:table-cell>
          <table:table-cell office:value-type="float" office:value="1011" calcext:value-type="float">
            <text:p>1011</text:p>
          </table:table-cell>
          <table:table-cell office:value-type="float" office:value="247676" calcext:value-type="float">
            <text:p>247676</text:p>
          </table:table-cell>
        </table:table-row>
        <table:table-row table:style-name="ro1">
          <table:table-cell office:value-type="date" office:date-value="2015-10-12" calcext:value-type="date">
            <text:p>lun 12/oct 15</text:p>
          </table:table-cell>
          <table:table-cell office:value-type="float" office:value="1012" calcext:value-type="float">
            <text:p>1012</text:p>
          </table:table-cell>
          <table:table-cell office:value-type="float" office:value="242391" calcext:value-type="float">
            <text:p>242391</text:p>
          </table:table-cell>
        </table:table-row>
        <table:table-row table:style-name="ro1">
          <table:table-cell office:value-type="date" office:date-value="2015-10-13" calcext:value-type="date">
            <text:p>mar 13/oct 15</text:p>
          </table:table-cell>
          <table:table-cell office:value-type="float" office:value="1013" calcext:value-type="float">
            <text:p>1013</text:p>
          </table:table-cell>
          <table:table-cell office:value-type="float" office:value="387699" calcext:value-type="float">
            <text:p>387699</text:p>
          </table:table-cell>
        </table:table-row>
        <table:table-row table:style-name="ro1">
          <table:table-cell office:value-type="date" office:date-value="2015-10-14" calcext:value-type="date">
            <text:p>mié 14/oct 15</text:p>
          </table:table-cell>
          <table:table-cell office:value-type="float" office:value="1014" calcext:value-type="float">
            <text:p>1014</text:p>
          </table:table-cell>
          <table:table-cell office:value-type="float" office:value="390996" calcext:value-type="float">
            <text:p>390996</text:p>
          </table:table-cell>
        </table:table-row>
        <table:table-row table:style-name="ro1">
          <table:table-cell office:value-type="date" office:date-value="2015-10-15" calcext:value-type="date">
            <text:p>jue 15/oct 15</text:p>
          </table:table-cell>
          <table:table-cell office:value-type="float" office:value="1015" calcext:value-type="float">
            <text:p>1015</text:p>
          </table:table-cell>
          <table:table-cell office:value-type="float" office:value="395958" calcext:value-type="float">
            <text:p>395958</text:p>
          </table:table-cell>
        </table:table-row>
        <table:table-row table:style-name="ro1">
          <table:table-cell office:value-type="date" office:date-value="2015-10-16" calcext:value-type="date">
            <text:p>vie 16/oct 15</text:p>
          </table:table-cell>
          <table:table-cell office:value-type="float" office:value="1016" calcext:value-type="float">
            <text:p>1016</text:p>
          </table:table-cell>
          <table:table-cell office:value-type="float" office:value="419211" calcext:value-type="float">
            <text:p>419211</text:p>
          </table:table-cell>
        </table:table-row>
        <table:table-row table:style-name="ro1">
          <table:table-cell office:value-type="date" office:date-value="2015-10-17" calcext:value-type="date">
            <text:p>sáb 17/oct 15</text:p>
          </table:table-cell>
          <table:table-cell office:value-type="float" office:value="1017" calcext:value-type="float">
            <text:p>1017</text:p>
          </table:table-cell>
          <table:table-cell office:value-type="float" office:value="322141" calcext:value-type="float">
            <text:p>322141</text:p>
          </table:table-cell>
        </table:table-row>
        <table:table-row table:style-name="ro1">
          <table:table-cell office:value-type="date" office:date-value="2015-10-18" calcext:value-type="date">
            <text:p>dom 18/oct 15</text:p>
          </table:table-cell>
          <table:table-cell office:value-type="float" office:value="1018" calcext:value-type="float">
            <text:p>1018</text:p>
          </table:table-cell>
          <table:table-cell office:value-type="float" office:value="289486" calcext:value-type="float">
            <text:p>289486</text:p>
          </table:table-cell>
        </table:table-row>
        <table:table-row table:style-name="ro1">
          <table:table-cell office:value-type="date" office:date-value="2015-10-19" calcext:value-type="date">
            <text:p>lun 19/oct 15</text:p>
          </table:table-cell>
          <table:table-cell office:value-type="float" office:value="1019" calcext:value-type="float">
            <text:p>1019</text:p>
          </table:table-cell>
          <table:table-cell office:value-type="float" office:value="375172" calcext:value-type="float">
            <text:p>375172</text:p>
          </table:table-cell>
        </table:table-row>
        <table:table-row table:style-name="ro1">
          <table:table-cell office:value-type="date" office:date-value="2015-10-20" calcext:value-type="date">
            <text:p>mar 20/oct 15</text:p>
          </table:table-cell>
          <table:table-cell office:value-type="float" office:value="1020" calcext:value-type="float">
            <text:p>1020</text:p>
          </table:table-cell>
          <table:table-cell office:value-type="float" office:value="374203" calcext:value-type="float">
            <text:p>374203</text:p>
          </table:table-cell>
        </table:table-row>
        <table:table-row table:style-name="ro1">
          <table:table-cell office:value-type="date" office:date-value="2015-10-21" calcext:value-type="date">
            <text:p>mié 21/oct 15</text:p>
          </table:table-cell>
          <table:table-cell office:value-type="float" office:value="1021" calcext:value-type="float">
            <text:p>1021</text:p>
          </table:table-cell>
          <table:table-cell office:value-type="float" office:value="386903" calcext:value-type="float">
            <text:p>386903</text:p>
          </table:table-cell>
        </table:table-row>
        <table:table-row table:style-name="ro1">
          <table:table-cell office:value-type="date" office:date-value="2015-10-22" calcext:value-type="date">
            <text:p>jue 22/oct 15</text:p>
          </table:table-cell>
          <table:table-cell office:value-type="float" office:value="1022" calcext:value-type="float">
            <text:p>1022</text:p>
          </table:table-cell>
          <table:table-cell office:value-type="float" office:value="400927" calcext:value-type="float">
            <text:p>400927</text:p>
          </table:table-cell>
        </table:table-row>
        <table:table-row table:style-name="ro1">
          <table:table-cell office:value-type="date" office:date-value="2015-10-23" calcext:value-type="date">
            <text:p>vie 23/oct 15</text:p>
          </table:table-cell>
          <table:table-cell office:value-type="float" office:value="1023" calcext:value-type="float">
            <text:p>1023</text:p>
          </table:table-cell>
          <table:table-cell office:value-type="float" office:value="415075" calcext:value-type="float">
            <text:p>415075</text:p>
          </table:table-cell>
        </table:table-row>
        <table:table-row table:style-name="ro1">
          <table:table-cell office:value-type="date" office:date-value="2015-10-24" calcext:value-type="date">
            <text:p>sáb 24/oct 15</text:p>
          </table:table-cell>
          <table:table-cell office:value-type="float" office:value="1024" calcext:value-type="float">
            <text:p>1024</text:p>
          </table:table-cell>
          <table:table-cell office:value-type="float" office:value="304805" calcext:value-type="float">
            <text:p>304805</text:p>
          </table:table-cell>
        </table:table-row>
        <table:table-row table:style-name="ro1">
          <table:table-cell office:value-type="date" office:date-value="2015-10-25" calcext:value-type="date">
            <text:p>dom 25/oct 15</text:p>
          </table:table-cell>
          <table:table-cell office:value-type="float" office:value="1025" calcext:value-type="float">
            <text:p>1025</text:p>
          </table:table-cell>
          <table:table-cell office:value-type="float" office:value="249356" calcext:value-type="float">
            <text:p>249356</text:p>
          </table:table-cell>
        </table:table-row>
        <table:table-row table:style-name="ro1">
          <table:table-cell office:value-type="date" office:date-value="2015-10-26" calcext:value-type="date">
            <text:p>lun 26/oct 15</text:p>
          </table:table-cell>
          <table:table-cell office:value-type="float" office:value="1026" calcext:value-type="float">
            <text:p>1026</text:p>
          </table:table-cell>
          <table:table-cell office:value-type="float" office:value="370259" calcext:value-type="float">
            <text:p>370259</text:p>
          </table:table-cell>
        </table:table-row>
        <table:table-row table:style-name="ro1">
          <table:table-cell office:value-type="date" office:date-value="2015-10-27" calcext:value-type="date">
            <text:p>mar 27/oct 15</text:p>
          </table:table-cell>
          <table:table-cell office:value-type="float" office:value="1027" calcext:value-type="float">
            <text:p>1027</text:p>
          </table:table-cell>
          <table:table-cell office:value-type="float" office:value="372905" calcext:value-type="float">
            <text:p>372905</text:p>
          </table:table-cell>
        </table:table-row>
        <table:table-row table:style-name="ro1">
          <table:table-cell office:value-type="date" office:date-value="2015-10-28" calcext:value-type="date">
            <text:p>mié 28/oct 15</text:p>
          </table:table-cell>
          <table:table-cell office:value-type="float" office:value="1028" calcext:value-type="float">
            <text:p>1028</text:p>
          </table:table-cell>
          <table:table-cell office:value-type="float" office:value="385668" calcext:value-type="float">
            <text:p>385668</text:p>
          </table:table-cell>
        </table:table-row>
        <table:table-row table:style-name="ro1">
          <table:table-cell office:value-type="date" office:date-value="2015-10-29" calcext:value-type="date">
            <text:p>jue 29/oct 15</text:p>
          </table:table-cell>
          <table:table-cell office:value-type="float" office:value="1029" calcext:value-type="float">
            <text:p>1029</text:p>
          </table:table-cell>
          <table:table-cell office:value-type="float" office:value="391766" calcext:value-type="float">
            <text:p>391766</text:p>
          </table:table-cell>
        </table:table-row>
        <table:table-row table:style-name="ro1">
          <table:table-cell office:value-type="date" office:date-value="2015-10-30" calcext:value-type="date">
            <text:p>vie 30/oct 15</text:p>
          </table:table-cell>
          <table:table-cell office:value-type="float" office:value="1030" calcext:value-type="float">
            <text:p>1030</text:p>
          </table:table-cell>
          <table:table-cell office:value-type="float" office:value="419364" calcext:value-type="float">
            <text:p>419364</text:p>
          </table:table-cell>
        </table:table-row>
        <table:table-row table:style-name="ro1">
          <table:table-cell office:value-type="date" office:date-value="2015-10-31" calcext:value-type="date">
            <text:p>sáb 31/oct 15</text:p>
          </table:table-cell>
          <table:table-cell office:value-type="float" office:value="1031" calcext:value-type="float">
            <text:p>1031</text:p>
          </table:table-cell>
          <table:table-cell office:value-type="float" office:value="329904" calcext:value-type="float">
            <text:p>329904</text:p>
          </table:table-cell>
        </table:table-row>
        <table:table-row table:style-name="ro1">
          <table:table-cell office:value-type="date" office:date-value="2015-11-01" calcext:value-type="date">
            <text:p>dom 01/nov 15</text:p>
          </table:table-cell>
          <table:table-cell office:value-type="float" office:value="1101" calcext:value-type="float">
            <text:p>1101</text:p>
          </table:table-cell>
          <table:table-cell office:value-type="float" office:value="294680" calcext:value-type="float">
            <text:p>294680</text:p>
          </table:table-cell>
        </table:table-row>
        <table:table-row table:style-name="ro1">
          <table:table-cell office:value-type="date" office:date-value="2015-11-02" calcext:value-type="date">
            <text:p>lun 02/nov 15</text:p>
          </table:table-cell>
          <table:table-cell office:value-type="float" office:value="1102" calcext:value-type="float">
            <text:p>1102</text:p>
          </table:table-cell>
          <table:table-cell office:value-type="float" office:value="379157" calcext:value-type="float">
            <text:p>379157</text:p>
          </table:table-cell>
        </table:table-row>
        <table:table-row table:style-name="ro1">
          <table:table-cell office:value-type="date" office:date-value="2015-11-03" calcext:value-type="date">
            <text:p>mar 03/nov 15</text:p>
          </table:table-cell>
          <table:table-cell office:value-type="float" office:value="1103" calcext:value-type="float">
            <text:p>1103</text:p>
          </table:table-cell>
          <table:table-cell office:value-type="float" office:value="385506" calcext:value-type="float">
            <text:p>385506</text:p>
          </table:table-cell>
        </table:table-row>
        <table:table-row table:style-name="ro1">
          <table:table-cell office:value-type="date" office:date-value="2015-11-04" calcext:value-type="date">
            <text:p>mié 04/nov 15</text:p>
          </table:table-cell>
          <table:table-cell office:value-type="float" office:value="1104" calcext:value-type="float">
            <text:p>1104</text:p>
          </table:table-cell>
          <table:table-cell office:value-type="float" office:value="397699" calcext:value-type="float">
            <text:p>397699</text:p>
          </table:table-cell>
        </table:table-row>
        <table:table-row table:style-name="ro1">
          <table:table-cell office:value-type="date" office:date-value="2015-11-05" calcext:value-type="date">
            <text:p>jue 05/nov 15</text:p>
          </table:table-cell>
          <table:table-cell office:value-type="float" office:value="1105" calcext:value-type="float">
            <text:p>1105</text:p>
          </table:table-cell>
          <table:table-cell office:value-type="float" office:value="412717" calcext:value-type="float">
            <text:p>412717</text:p>
          </table:table-cell>
        </table:table-row>
        <table:table-row table:style-name="ro1">
          <table:table-cell office:value-type="date" office:date-value="2015-11-06" calcext:value-type="date">
            <text:p>vie 06/nov 15</text:p>
          </table:table-cell>
          <table:table-cell office:value-type="float" office:value="1106" calcext:value-type="float">
            <text:p>1106</text:p>
          </table:table-cell>
          <table:table-cell office:value-type="float" office:value="425917" calcext:value-type="float">
            <text:p>425917</text:p>
          </table:table-cell>
        </table:table-row>
        <table:table-row table:style-name="ro1">
          <table:table-cell office:value-type="date" office:date-value="2015-11-07" calcext:value-type="date">
            <text:p>sáb 07/nov 15</text:p>
          </table:table-cell>
          <table:table-cell office:value-type="float" office:value="1107" calcext:value-type="float">
            <text:p>1107</text:p>
          </table:table-cell>
          <table:table-cell office:value-type="float" office:value="332916" calcext:value-type="float">
            <text:p>332916</text:p>
          </table:table-cell>
        </table:table-row>
        <table:table-row table:style-name="ro1">
          <table:table-cell office:value-type="date" office:date-value="2015-11-08" calcext:value-type="date">
            <text:p>dom 08/nov 15</text:p>
          </table:table-cell>
          <table:table-cell office:value-type="float" office:value="1108" calcext:value-type="float">
            <text:p>1108</text:p>
          </table:table-cell>
          <table:table-cell office:value-type="float" office:value="296948" calcext:value-type="float">
            <text:p>296948</text:p>
          </table:table-cell>
        </table:table-row>
        <table:table-row table:style-name="ro1">
          <table:table-cell office:value-type="date" office:date-value="2015-11-09" calcext:value-type="date">
            <text:p>lun 09/nov 15</text:p>
          </table:table-cell>
          <table:table-cell office:value-type="float" office:value="1109" calcext:value-type="float">
            <text:p>1109</text:p>
          </table:table-cell>
          <table:table-cell office:value-type="float" office:value="383150" calcext:value-type="float">
            <text:p>383150</text:p>
          </table:table-cell>
        </table:table-row>
        <table:table-row table:style-name="ro1">
          <table:table-cell office:value-type="date" office:date-value="2015-11-10" calcext:value-type="date">
            <text:p>mar 10/nov 15</text:p>
          </table:table-cell>
          <table:table-cell office:value-type="float" office:value="1110" calcext:value-type="float">
            <text:p>1110</text:p>
          </table:table-cell>
          <table:table-cell office:value-type="float" office:value="380686" calcext:value-type="float">
            <text:p>380686</text:p>
          </table:table-cell>
        </table:table-row>
        <table:table-row table:style-name="ro1">
          <table:table-cell office:value-type="date" office:date-value="2015-11-11" calcext:value-type="date">
            <text:p>mié 11/nov 15</text:p>
          </table:table-cell>
          <table:table-cell office:value-type="float" office:value="1111" calcext:value-type="float">
            <text:p>1111</text:p>
          </table:table-cell>
          <table:table-cell office:value-type="float" office:value="402815" calcext:value-type="float">
            <text:p>402815</text:p>
          </table:table-cell>
        </table:table-row>
        <table:table-row table:style-name="ro1">
          <table:table-cell office:value-type="date" office:date-value="2015-11-12" calcext:value-type="date">
            <text:p>jue 12/nov 15</text:p>
          </table:table-cell>
          <table:table-cell office:value-type="float" office:value="1112" calcext:value-type="float">
            <text:p>1112</text:p>
          </table:table-cell>
          <table:table-cell office:value-type="float" office:value="394112" calcext:value-type="float">
            <text:p>394112</text:p>
          </table:table-cell>
        </table:table-row>
        <table:table-row table:style-name="ro1">
          <table:table-cell office:value-type="date" office:date-value="2015-11-13" calcext:value-type="date">
            <text:p>vie 13/nov 15</text:p>
          </table:table-cell>
          <table:table-cell office:value-type="float" office:value="1113" calcext:value-type="float">
            <text:p>1113</text:p>
          </table:table-cell>
          <table:table-cell office:value-type="float" office:value="411333" calcext:value-type="float">
            <text:p>411333</text:p>
          </table:table-cell>
        </table:table-row>
        <table:table-row table:style-name="ro1">
          <table:table-cell office:value-type="date" office:date-value="2015-11-14" calcext:value-type="date">
            <text:p>sáb 14/nov 15</text:p>
          </table:table-cell>
          <table:table-cell office:value-type="float" office:value="1114" calcext:value-type="float">
            <text:p>1114</text:p>
          </table:table-cell>
          <table:table-cell office:value-type="float" office:value="331957" calcext:value-type="float">
            <text:p>331957</text:p>
          </table:table-cell>
        </table:table-row>
        <table:table-row table:style-name="ro1">
          <table:table-cell office:value-type="date" office:date-value="2015-11-15" calcext:value-type="date">
            <text:p>dom 15/nov 15</text:p>
          </table:table-cell>
          <table:table-cell office:value-type="float" office:value="1115" calcext:value-type="float">
            <text:p>1115</text:p>
          </table:table-cell>
          <table:table-cell office:value-type="float" office:value="291040" calcext:value-type="float">
            <text:p>291040</text:p>
          </table:table-cell>
        </table:table-row>
        <table:table-row table:style-name="ro1">
          <table:table-cell office:value-type="date" office:date-value="2015-11-16" calcext:value-type="date">
            <text:p>lun 16/nov 15</text:p>
          </table:table-cell>
          <table:table-cell office:value-type="float" office:value="1116" calcext:value-type="float">
            <text:p>1116</text:p>
          </table:table-cell>
          <table:table-cell office:value-type="float" office:value="384282" calcext:value-type="float">
            <text:p>384282</text:p>
          </table:table-cell>
        </table:table-row>
        <table:table-row table:style-name="ro1">
          <table:table-cell office:value-type="date" office:date-value="2015-11-17" calcext:value-type="date">
            <text:p>mar 17/nov 15</text:p>
          </table:table-cell>
          <table:table-cell office:value-type="float" office:value="1117" calcext:value-type="float">
            <text:p>1117</text:p>
          </table:table-cell>
          <table:table-cell office:value-type="float" office:value="362954" calcext:value-type="float">
            <text:p>362954</text:p>
          </table:table-cell>
        </table:table-row>
        <table:table-row table:style-name="ro1">
          <table:table-cell office:value-type="date" office:date-value="2015-11-18" calcext:value-type="date">
            <text:p>mié 18/nov 15</text:p>
          </table:table-cell>
          <table:table-cell office:value-type="float" office:value="1118" calcext:value-type="float">
            <text:p>1118</text:p>
          </table:table-cell>
          <table:table-cell office:value-type="float" office:value="388131" calcext:value-type="float">
            <text:p>388131</text:p>
          </table:table-cell>
        </table:table-row>
        <table:table-row table:style-name="ro1">
          <table:table-cell office:value-type="date" office:date-value="2015-11-19" calcext:value-type="date">
            <text:p>jue 19/nov 15</text:p>
          </table:table-cell>
          <table:table-cell office:value-type="float" office:value="1119" calcext:value-type="float">
            <text:p>1119</text:p>
          </table:table-cell>
          <table:table-cell office:value-type="float" office:value="377550" calcext:value-type="float">
            <text:p>377550</text:p>
          </table:table-cell>
        </table:table-row>
        <table:table-row table:style-name="ro1">
          <table:table-cell office:value-type="date" office:date-value="2015-11-20" calcext:value-type="date">
            <text:p>vie 20/nov 15</text:p>
          </table:table-cell>
          <table:table-cell office:value-type="float" office:value="1120" calcext:value-type="float">
            <text:p>1120</text:p>
          </table:table-cell>
          <table:table-cell office:value-type="float" office:value="428155" calcext:value-type="float">
            <text:p>428155</text:p>
          </table:table-cell>
        </table:table-row>
        <table:table-row table:style-name="ro1">
          <table:table-cell office:value-type="date" office:date-value="2015-11-21" calcext:value-type="date">
            <text:p>sáb 21/nov 15</text:p>
          </table:table-cell>
          <table:table-cell office:value-type="float" office:value="1121" calcext:value-type="float">
            <text:p>1121</text:p>
          </table:table-cell>
          <table:table-cell office:value-type="float" office:value="326788" calcext:value-type="float">
            <text:p>326788</text:p>
          </table:table-cell>
        </table:table-row>
        <table:table-row table:style-name="ro1">
          <table:table-cell office:value-type="date" office:date-value="2015-11-22" calcext:value-type="date">
            <text:p>dom 22/nov 15</text:p>
          </table:table-cell>
          <table:table-cell office:value-type="float" office:value="1122" calcext:value-type="float">
            <text:p>1122</text:p>
          </table:table-cell>
          <table:table-cell office:value-type="float" office:value="283052" calcext:value-type="float">
            <text:p>283052</text:p>
          </table:table-cell>
        </table:table-row>
        <table:table-row table:style-name="ro1">
          <table:table-cell office:value-type="date" office:date-value="2015-11-23" calcext:value-type="date">
            <text:p>lun 23/nov 15</text:p>
          </table:table-cell>
          <table:table-cell office:value-type="float" office:value="1123" calcext:value-type="float">
            <text:p>1123</text:p>
          </table:table-cell>
          <table:table-cell office:value-type="float" office:value="385910" calcext:value-type="float">
            <text:p>385910</text:p>
          </table:table-cell>
        </table:table-row>
        <table:table-row table:style-name="ro1">
          <table:table-cell office:value-type="date" office:date-value="2015-11-24" calcext:value-type="date">
            <text:p>mar 24/nov 15</text:p>
          </table:table-cell>
          <table:table-cell office:value-type="float" office:value="1124" calcext:value-type="float">
            <text:p>1124</text:p>
          </table:table-cell>
          <table:table-cell office:value-type="float" office:value="395488" calcext:value-type="float">
            <text:p>395488</text:p>
          </table:table-cell>
        </table:table-row>
        <table:table-row table:style-name="ro1">
          <table:table-cell office:value-type="date" office:date-value="2015-11-25" calcext:value-type="date">
            <text:p>mié 25/nov 15</text:p>
          </table:table-cell>
          <table:table-cell office:value-type="float" office:value="1125" calcext:value-type="float">
            <text:p>1125</text:p>
          </table:table-cell>
          <table:table-cell office:value-type="float" office:value="408124" calcext:value-type="float">
            <text:p>408124</text:p>
          </table:table-cell>
        </table:table-row>
        <table:table-row table:style-name="ro1">
          <table:table-cell office:value-type="date" office:date-value="2015-11-26" calcext:value-type="date">
            <text:p>jue 26/nov 15</text:p>
          </table:table-cell>
          <table:table-cell office:value-type="float" office:value="1126" calcext:value-type="float">
            <text:p>1126</text:p>
          </table:table-cell>
          <table:table-cell office:value-type="float" office:value="450163" calcext:value-type="float">
            <text:p>450163</text:p>
          </table:table-cell>
        </table:table-row>
        <table:table-row table:style-name="ro1">
          <table:table-cell office:value-type="date" office:date-value="2015-11-27" calcext:value-type="date">
            <text:p>vie 27/nov 15</text:p>
          </table:table-cell>
          <table:table-cell office:value-type="float" office:value="1127" calcext:value-type="float">
            <text:p>1127</text:p>
          </table:table-cell>
          <table:table-cell office:value-type="float" office:value="239264" calcext:value-type="float">
            <text:p>239264</text:p>
          </table:table-cell>
        </table:table-row>
        <table:table-row table:style-name="ro1">
          <table:table-cell office:value-type="date" office:date-value="2015-11-28" calcext:value-type="date">
            <text:p>sáb 28/nov 15</text:p>
          </table:table-cell>
          <table:table-cell office:value-type="float" office:value="1128" calcext:value-type="float">
            <text:p>1128</text:p>
          </table:table-cell>
          <table:table-cell office:value-type="float" office:value="313974" calcext:value-type="float">
            <text:p>313974</text:p>
          </table:table-cell>
        </table:table-row>
        <table:table-row table:style-name="ro1">
          <table:table-cell office:value-type="date" office:date-value="2015-11-29" calcext:value-type="date">
            <text:p>dom 29/nov 15</text:p>
          </table:table-cell>
          <table:table-cell office:value-type="float" office:value="1129" calcext:value-type="float">
            <text:p>1129</text:p>
          </table:table-cell>
          <table:table-cell office:value-type="float" office:value="283860" calcext:value-type="float">
            <text:p>283860</text:p>
          </table:table-cell>
        </table:table-row>
        <table:table-row table:style-name="ro1">
          <table:table-cell office:value-type="date" office:date-value="2015-11-30" calcext:value-type="date">
            <text:p>lun 30/nov 15</text:p>
          </table:table-cell>
          <table:table-cell office:value-type="float" office:value="1130" calcext:value-type="float">
            <text:p>1130</text:p>
          </table:table-cell>
          <table:table-cell office:value-type="float" office:value="403382" calcext:value-type="float">
            <text:p>403382</text:p>
          </table:table-cell>
        </table:table-row>
        <table:table-row table:style-name="ro1">
          <table:table-cell office:value-type="date" office:date-value="2015-12-01" calcext:value-type="date">
            <text:p>mar 01/dic 15</text:p>
          </table:table-cell>
          <table:table-cell office:value-type="float" office:value="1201" calcext:value-type="float">
            <text:p>1201</text:p>
          </table:table-cell>
          <table:table-cell office:value-type="float" office:value="404783" calcext:value-type="float">
            <text:p>404783</text:p>
          </table:table-cell>
        </table:table-row>
        <table:table-row table:style-name="ro1">
          <table:table-cell office:value-type="date" office:date-value="2015-12-02" calcext:value-type="date">
            <text:p>mié 02/dic 15</text:p>
          </table:table-cell>
          <table:table-cell office:value-type="float" office:value="1202" calcext:value-type="float">
            <text:p>1202</text:p>
          </table:table-cell>
          <table:table-cell office:value-type="float" office:value="416579" calcext:value-type="float">
            <text:p>416579</text:p>
          </table:table-cell>
        </table:table-row>
        <table:table-row table:style-name="ro1">
          <table:table-cell office:value-type="date" office:date-value="2015-12-03" calcext:value-type="date">
            <text:p>jue 03/dic 15</text:p>
          </table:table-cell>
          <table:table-cell office:value-type="float" office:value="1203" calcext:value-type="float">
            <text:p>1203</text:p>
          </table:table-cell>
          <table:table-cell office:value-type="float" office:value="417692" calcext:value-type="float">
            <text:p>417692</text:p>
          </table:table-cell>
        </table:table-row>
        <table:table-row table:style-name="ro1">
          <table:table-cell office:value-type="date" office:date-value="2015-12-04" calcext:value-type="date">
            <text:p>vie 04/dic 15</text:p>
          </table:table-cell>
          <table:table-cell office:value-type="float" office:value="1204" calcext:value-type="float">
            <text:p>1204</text:p>
          </table:table-cell>
          <table:table-cell office:value-type="float" office:value="439504" calcext:value-type="float">
            <text:p>439504</text:p>
          </table:table-cell>
        </table:table-row>
        <table:table-row table:style-name="ro1">
          <table:table-cell office:value-type="date" office:date-value="2015-12-05" calcext:value-type="date">
            <text:p>sáb 05/dic 15</text:p>
          </table:table-cell>
          <table:table-cell office:value-type="float" office:value="1205" calcext:value-type="float">
            <text:p>1205</text:p>
          </table:table-cell>
          <table:table-cell office:value-type="float" office:value="346403" calcext:value-type="float">
            <text:p>346403</text:p>
          </table:table-cell>
        </table:table-row>
        <table:table-row table:style-name="ro1">
          <table:table-cell office:value-type="date" office:date-value="2015-12-06" calcext:value-type="date">
            <text:p>dom 06/dic 15</text:p>
          </table:table-cell>
          <table:table-cell office:value-type="float" office:value="1206" calcext:value-type="float">
            <text:p>1206</text:p>
          </table:table-cell>
          <table:table-cell office:value-type="float" office:value="284823" calcext:value-type="float">
            <text:p>284823</text:p>
          </table:table-cell>
        </table:table-row>
        <table:table-row table:style-name="ro1">
          <table:table-cell office:value-type="date" office:date-value="2015-12-07" calcext:value-type="date">
            <text:p>lun 07/dic 15</text:p>
          </table:table-cell>
          <table:table-cell office:value-type="float" office:value="1207" calcext:value-type="float">
            <text:p>1207</text:p>
          </table:table-cell>
          <table:table-cell office:value-type="float" office:value="249858" calcext:value-type="float">
            <text:p>249858</text:p>
          </table:table-cell>
        </table:table-row>
        <table:table-row table:style-name="ro1">
          <table:table-cell office:value-type="date" office:date-value="2015-12-08" calcext:value-type="date">
            <text:p>mar 08/dic 15</text:p>
          </table:table-cell>
          <table:table-cell office:value-type="float" office:value="1208" calcext:value-type="float">
            <text:p>1208</text:p>
          </table:table-cell>
          <table:table-cell office:value-type="float" office:value="246908" calcext:value-type="float">
            <text:p>246908</text:p>
          </table:table-cell>
        </table:table-row>
        <table:table-row table:style-name="ro1">
          <table:table-cell office:value-type="date" office:date-value="2015-12-09" calcext:value-type="date">
            <text:p>mié 09/dic 15</text:p>
          </table:table-cell>
          <table:table-cell office:value-type="float" office:value="1209" calcext:value-type="float">
            <text:p>1209</text:p>
          </table:table-cell>
          <table:table-cell office:value-type="float" office:value="422176" calcext:value-type="float">
            <text:p>422176</text:p>
          </table:table-cell>
        </table:table-row>
        <table:table-row table:style-name="ro1">
          <table:table-cell office:value-type="date" office:date-value="2015-12-10" calcext:value-type="date">
            <text:p>jue 10/dic 15</text:p>
          </table:table-cell>
          <table:table-cell office:value-type="float" office:value="1210" calcext:value-type="float">
            <text:p>1210</text:p>
          </table:table-cell>
          <table:table-cell office:value-type="float" office:value="365536" calcext:value-type="float">
            <text:p>365536</text:p>
          </table:table-cell>
        </table:table-row>
        <table:table-row table:style-name="ro1">
          <table:table-cell office:value-type="date" office:date-value="2015-12-11" calcext:value-type="date">
            <text:p>vie 11/dic 15</text:p>
          </table:table-cell>
          <table:table-cell office:value-type="float" office:value="1211" calcext:value-type="float">
            <text:p>1211</text:p>
          </table:table-cell>
          <table:table-cell office:value-type="float" office:value="443247" calcext:value-type="float">
            <text:p>443247</text:p>
          </table:table-cell>
        </table:table-row>
        <table:table-row table:style-name="ro1">
          <table:table-cell office:value-type="date" office:date-value="2015-12-12" calcext:value-type="date">
            <text:p>sáb 12/dic 15</text:p>
          </table:table-cell>
          <table:table-cell office:value-type="float" office:value="1212" calcext:value-type="float">
            <text:p>1212</text:p>
          </table:table-cell>
          <table:table-cell office:value-type="float" office:value="335315" calcext:value-type="float">
            <text:p>335315</text:p>
          </table:table-cell>
        </table:table-row>
        <table:table-row table:style-name="ro1">
          <table:table-cell office:value-type="date" office:date-value="2015-12-13" calcext:value-type="date">
            <text:p>dom 13/dic 15</text:p>
          </table:table-cell>
          <table:table-cell office:value-type="float" office:value="1213" calcext:value-type="float">
            <text:p>1213</text:p>
          </table:table-cell>
          <table:table-cell office:value-type="float" office:value="272903" calcext:value-type="float">
            <text:p>272903</text:p>
          </table:table-cell>
        </table:table-row>
        <table:table-row table:style-name="ro1">
          <table:table-cell office:value-type="date" office:date-value="2015-12-14" calcext:value-type="date">
            <text:p>lun 14/dic 15</text:p>
          </table:table-cell>
          <table:table-cell office:value-type="float" office:value="1214" calcext:value-type="float">
            <text:p>1214</text:p>
          </table:table-cell>
          <table:table-cell office:value-type="float" office:value="402878" calcext:value-type="float">
            <text:p>402878</text:p>
          </table:table-cell>
        </table:table-row>
        <table:table-row table:style-name="ro1">
          <table:table-cell office:value-type="date" office:date-value="2015-12-15" calcext:value-type="date">
            <text:p>mar 15/dic 15</text:p>
          </table:table-cell>
          <table:table-cell office:value-type="float" office:value="1215" calcext:value-type="float">
            <text:p>1215</text:p>
          </table:table-cell>
          <table:table-cell office:value-type="float" office:value="405573" calcext:value-type="float">
            <text:p>405573</text:p>
          </table:table-cell>
        </table:table-row>
        <table:table-row table:style-name="ro1">
          <table:table-cell office:value-type="date" office:date-value="2015-12-16" calcext:value-type="date">
            <text:p>mié 16/dic 15</text:p>
          </table:table-cell>
          <table:table-cell office:value-type="float" office:value="1216" calcext:value-type="float">
            <text:p>1216</text:p>
          </table:table-cell>
          <table:table-cell office:value-type="float" office:value="417707" calcext:value-type="float">
            <text:p>417707</text:p>
          </table:table-cell>
        </table:table-row>
        <table:table-row table:style-name="ro1">
          <table:table-cell office:value-type="date" office:date-value="2015-12-17" calcext:value-type="date">
            <text:p>jue 17/dic 15</text:p>
          </table:table-cell>
          <table:table-cell office:value-type="float" office:value="1217" calcext:value-type="float">
            <text:p>1217</text:p>
          </table:table-cell>
          <table:table-cell office:value-type="float" office:value="421874" calcext:value-type="float">
            <text:p>421874</text:p>
          </table:table-cell>
        </table:table-row>
        <table:table-row table:style-name="ro1">
          <table:table-cell office:value-type="date" office:date-value="2015-12-18" calcext:value-type="date">
            <text:p>vie 18/dic 15</text:p>
          </table:table-cell>
          <table:table-cell office:value-type="float" office:value="1218" calcext:value-type="float">
            <text:p>1218</text:p>
          </table:table-cell>
          <table:table-cell office:value-type="float" office:value="451162" calcext:value-type="float">
            <text:p>451162</text:p>
          </table:table-cell>
        </table:table-row>
        <table:table-row table:style-name="ro1">
          <table:table-cell office:value-type="date" office:date-value="2015-12-19" calcext:value-type="date">
            <text:p>sáb 19/dic 15</text:p>
          </table:table-cell>
          <table:table-cell office:value-type="float" office:value="1219" calcext:value-type="float">
            <text:p>1219</text:p>
          </table:table-cell>
          <table:table-cell office:value-type="float" office:value="351818" calcext:value-type="float">
            <text:p>351818</text:p>
          </table:table-cell>
        </table:table-row>
        <table:table-row table:style-name="ro1">
          <table:table-cell office:value-type="date" office:date-value="2015-12-20" calcext:value-type="date">
            <text:p>dom 20/dic 15</text:p>
          </table:table-cell>
          <table:table-cell office:value-type="float" office:value="1220" calcext:value-type="float">
            <text:p>1220</text:p>
          </table:table-cell>
          <table:table-cell office:value-type="float" office:value="288703" calcext:value-type="float">
            <text:p>288703</text:p>
          </table:table-cell>
        </table:table-row>
        <table:table-row table:style-name="ro1">
          <table:table-cell office:value-type="date" office:date-value="2015-12-21" calcext:value-type="date">
            <text:p>lun 21/dic 15</text:p>
          </table:table-cell>
          <table:table-cell office:value-type="float" office:value="1221" calcext:value-type="float">
            <text:p>1221</text:p>
          </table:table-cell>
          <table:table-cell office:value-type="float" office:value="413947" calcext:value-type="float">
            <text:p>413947</text:p>
          </table:table-cell>
        </table:table-row>
        <table:table-row table:style-name="ro1">
          <table:table-cell office:value-type="date" office:date-value="2015-12-22" calcext:value-type="date">
            <text:p>mar 22/dic 15</text:p>
          </table:table-cell>
          <table:table-cell office:value-type="float" office:value="1222" calcext:value-type="float">
            <text:p>1222</text:p>
          </table:table-cell>
          <table:table-cell office:value-type="float" office:value="26253" calcext:value-type="float">
            <text:p>26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2:49:07.787655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3:06:19.773033335</meta:creation-date>
    <dc:date>2016-11-30T15:05:43.568614709</dc:date>
    <meta:editing-duration>PT5H14M36S</meta:editing-duration>
    <meta:editing-cycles>73</meta:editing-cycles>
    <meta:generator>LibreOffice/5.2.2.2$Linux_X86_64 LibreOffice_project/8f96e87c890bf8fa77463cd4b640a2312823f3ad</meta:generator>
    <meta:document-statistic meta:table-count="1" meta:cell-count="107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7pt" style:font-size-asian="10pt" style:font-size-complex="10pt"/>
    </style:style>
    <style:style style:name="ch4" style:family="chart" style:data-style-name="N0">
      <style:chart-properties chart:display-label="true" chart:logarithmic="false" chart:minimum="15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955cm" svg:height="7.234cm" xlink:href=".." xlink:type="simple" chart:class="chart:line" chart:style-name="ch1">
        <chart:plot-area chart:style-name="ch2" table:cell-range-address="Sheet2.A1:Sheet2.A356 Sheet2.C1:Sheet2.C356" chart:data-source-has-labels="both" svg:x="0.479cm" svg:y="0.144cm" svg:width="22.997cm" svg:height="6.946cm">
          <chartooo:coordinate-region svg:x="1.841cm" svg:y="0.343cm" svg:width="21.635cm" svg:height="5.544cm"/>
          <chart:axis chart:dimension="x" chart:name="primary-x" chart:style-name="ch3" chartooo:axis-type="auto">
            <chartooo:date-scale/>
            <chart:categories table:cell-range-address="Sheet2.A2:Sheet2.A3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356" chart:label-cell-address="Sheet2.C1:Sheet2.C1" chart:class="chart:line">
            <chart:data-point chart:repeated="3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tos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42005">
                <text:p>42005</text:p>
                <draw:g>
                  <svg:desc>Sheet2.A2:Sheet2.A356</svg:desc>
                </draw:g>
              </table:table-cell>
              <table:table-cell office:value-type="float" office:value="189171">
                <text:p>189171</text:p>
                <draw:g>
                  <svg:desc>Sheet2.C2:Sheet2.C356</svg:desc>
                </draw:g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254980">
                <text:p>254980</text:p>
              </table:table-cell>
            </table:table-row>
            <table:table-row>
              <table:table-cell office:value-type="float" office:value="42007">
                <text:p>42007</text:p>
              </table:table-cell>
              <table:table-cell office:value-type="float" office:value="227237">
                <text:p>227237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216188">
                <text:p>216188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339364">
                <text:p>339364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321078">
                <text:p>321078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335496">
                <text:p>335496</text:p>
              </table:table-cell>
            </table:table-row>
            <table:table-row>
              <table:table-cell office:value-type="float" office:value="42012">
                <text:p>42012</text:p>
              </table:table-cell>
              <table:table-cell office:value-type="float" office:value="314131">
                <text:p>314131</text:p>
              </table:table-cell>
            </table:table-row>
            <table:table-row>
              <table:table-cell office:value-type="float" office:value="42013">
                <text:p>42013</text:p>
              </table:table-cell>
              <table:table-cell office:value-type="float" office:value="353595">
                <text:p>353595</text:p>
              </table:table-cell>
            </table:table-row>
            <table:table-row>
              <table:table-cell office:value-type="float" office:value="42014">
                <text:p>42014</text:p>
              </table:table-cell>
              <table:table-cell office:value-type="float" office:value="260450">
                <text:p>260450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219979">
                <text:p>219979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339277">
                <text:p>339277</text:p>
              </table:table-cell>
            </table:table-row>
            <table:table-row>
              <table:table-cell office:value-type="float" office:value="42017">
                <text:p>42017</text:p>
              </table:table-cell>
              <table:table-cell office:value-type="float" office:value="313929">
                <text:p>313929</text:p>
              </table:table-cell>
            </table:table-row>
            <table:table-row>
              <table:table-cell office:value-type="float" office:value="42018">
                <text:p>42018</text:p>
              </table:table-cell>
              <table:table-cell office:value-type="float" office:value="345744">
                <text:p>345744</text:p>
              </table:table-cell>
            </table:table-row>
            <table:table-row>
              <table:table-cell office:value-type="float" office:value="42019">
                <text:p>42019</text:p>
              </table:table-cell>
              <table:table-cell office:value-type="float" office:value="345246">
                <text:p>345246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361263">
                <text:p>361263</text:p>
              </table:table-cell>
            </table:table-row>
            <table:table-row>
              <table:table-cell office:value-type="float" office:value="42021">
                <text:p>42021</text:p>
              </table:table-cell>
              <table:table-cell office:value-type="float" office:value="251828">
                <text:p>251828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212764">
                <text:p>212764</text:p>
              </table:table-cell>
            </table:table-row>
            <table:table-row>
              <table:table-cell office:value-type="float" office:value="42023">
                <text:p>42023</text:p>
              </table:table-cell>
              <table:table-cell office:value-type="float" office:value="310061">
                <text:p>310061</text:p>
              </table:table-cell>
            </table:table-row>
            <table:table-row>
              <table:table-cell office:value-type="float" office:value="42024">
                <text:p>42024</text:p>
              </table:table-cell>
              <table:table-cell office:value-type="float" office:value="316574">
                <text:p>316574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323086">
                <text:p>323086</text:p>
              </table:table-cell>
            </table:table-row>
            <table:table-row>
              <table:table-cell office:value-type="float" office:value="42026">
                <text:p>42026</text:p>
              </table:table-cell>
              <table:table-cell office:value-type="float" office:value="331516">
                <text:p>331516</text:p>
              </table:table-cell>
            </table:table-row>
            <table:table-row>
              <table:table-cell office:value-type="float" office:value="42027">
                <text:p>42027</text:p>
              </table:table-cell>
              <table:table-cell office:value-type="float" office:value="348761">
                <text:p>348761</text:p>
              </table:table-cell>
            </table:table-row>
            <table:table-row>
              <table:table-cell office:value-type="float" office:value="42028">
                <text:p>42028</text:p>
              </table:table-cell>
              <table:table-cell office:value-type="float" office:value="255775">
                <text:p>255775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218668">
                <text:p>218668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323771">
                <text:p>323771</text:p>
              </table:table-cell>
            </table:table-row>
            <table:table-row>
              <table:table-cell office:value-type="float" office:value="42031">
                <text:p>42031</text:p>
              </table:table-cell>
              <table:table-cell office:value-type="float" office:value="314062">
                <text:p>314062</text:p>
              </table:table-cell>
            </table:table-row>
            <table:table-row>
              <table:table-cell office:value-type="float" office:value="42032">
                <text:p>42032</text:p>
              </table:table-cell>
              <table:table-cell office:value-type="float" office:value="300344">
                <text:p>300344</text:p>
              </table:table-cell>
            </table:table-row>
            <table:table-row>
              <table:table-cell office:value-type="float" office:value="42033">
                <text:p>42033</text:p>
              </table:table-cell>
              <table:table-cell office:value-type="float" office:value="342441">
                <text:p>342441</text:p>
              </table:table-cell>
            </table:table-row>
            <table:table-row>
              <table:table-cell office:value-type="float" office:value="42034">
                <text:p>42034</text:p>
              </table:table-cell>
              <table:table-cell office:value-type="float" office:value="359474">
                <text:p>359474</text:p>
              </table:table-cell>
            </table:table-row>
            <table:table-row>
              <table:table-cell office:value-type="float" office:value="42035">
                <text:p>42035</text:p>
              </table:table-cell>
              <table:table-cell office:value-type="float" office:value="273787">
                <text:p>273787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43858">
                <text:p>243858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338669">
                <text:p>338669</text:p>
              </table:table-cell>
            </table:table-row>
            <table:table-row>
              <table:table-cell office:value-type="float" office:value="42038">
                <text:p>42038</text:p>
              </table:table-cell>
              <table:table-cell office:value-type="float" office:value="330031">
                <text:p>330031</text:p>
              </table:table-cell>
            </table:table-row>
            <table:table-row>
              <table:table-cell office:value-type="float" office:value="42039">
                <text:p>42039</text:p>
              </table:table-cell>
              <table:table-cell office:value-type="float" office:value="341377">
                <text:p>341377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342422">
                <text:p>342422</text:p>
              </table:table-cell>
            </table:table-row>
            <table:table-row>
              <table:table-cell office:value-type="float" office:value="42041">
                <text:p>42041</text:p>
              </table:table-cell>
              <table:table-cell office:value-type="float" office:value="365617">
                <text:p>365617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265151">
                <text:p>265151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227638">
                <text:p>227638</text:p>
              </table:table-cell>
            </table:table-row>
            <table:table-row>
              <table:table-cell office:value-type="float" office:value="42044">
                <text:p>42044</text:p>
              </table:table-cell>
              <table:table-cell office:value-type="float" office:value="334403">
                <text:p>334403</text:p>
              </table:table-cell>
            </table:table-row>
            <table:table-row>
              <table:table-cell office:value-type="float" office:value="42045">
                <text:p>42045</text:p>
              </table:table-cell>
              <table:table-cell office:value-type="float" office:value="337670">
                <text:p>337670</text:p>
              </table:table-cell>
            </table:table-row>
            <table:table-row>
              <table:table-cell office:value-type="float" office:value="42046">
                <text:p>42046</text:p>
              </table:table-cell>
              <table:table-cell office:value-type="float" office:value="346761">
                <text:p>346761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353294">
                <text:p>353294</text:p>
              </table:table-cell>
            </table:table-row>
            <table:table-row>
              <table:table-cell office:value-type="float" office:value="42048">
                <text:p>42048</text:p>
              </table:table-cell>
              <table:table-cell office:value-type="float" office:value="378965">
                <text:p>378965</text:p>
              </table:table-cell>
            </table:table-row>
            <table:table-row>
              <table:table-cell office:value-type="float" office:value="42049">
                <text:p>42049</text:p>
              </table:table-cell>
              <table:table-cell office:value-type="float" office:value="283907">
                <text:p>283907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236797">
                <text:p>236797</text:p>
              </table:table-cell>
            </table:table-row>
            <table:table-row>
              <table:table-cell office:value-type="float" office:value="42051">
                <text:p>42051</text:p>
              </table:table-cell>
              <table:table-cell office:value-type="float" office:value="205866">
                <text:p>205866</text:p>
              </table:table-cell>
            </table:table-row>
            <table:table-row>
              <table:table-cell office:value-type="float" office:value="42052">
                <text:p>42052</text:p>
              </table:table-cell>
              <table:table-cell office:value-type="float" office:value="202421">
                <text:p>202421</text:p>
              </table:table-cell>
            </table:table-row>
            <table:table-row>
              <table:table-cell office:value-type="float" office:value="42053">
                <text:p>42053</text:p>
              </table:table-cell>
              <table:table-cell office:value-type="float" office:value="351115">
                <text:p>351115</text:p>
              </table:table-cell>
            </table:table-row>
            <table:table-row>
              <table:table-cell office:value-type="float" office:value="42054">
                <text:p>42054</text:p>
              </table:table-cell>
              <table:table-cell office:value-type="float" office:value="361134">
                <text:p>361134</text:p>
              </table:table-cell>
            </table:table-row>
            <table:table-row>
              <table:table-cell office:value-type="float" office:value="42055">
                <text:p>42055</text:p>
              </table:table-cell>
              <table:table-cell office:value-type="float" office:value="369733">
                <text:p>369733</text:p>
              </table:table-cell>
            </table:table-row>
            <table:table-row>
              <table:table-cell office:value-type="float" office:value="42056">
                <text:p>42056</text:p>
              </table:table-cell>
              <table:table-cell office:value-type="float" office:value="268997">
                <text:p>268997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247380">
                <text:p>247380</text:p>
              </table:table-cell>
            </table:table-row>
            <table:table-row>
              <table:table-cell office:value-type="float" office:value="42058">
                <text:p>42058</text:p>
              </table:table-cell>
              <table:table-cell office:value-type="float" office:value="351504">
                <text:p>351504</text:p>
              </table:table-cell>
            </table:table-row>
            <table:table-row>
              <table:table-cell office:value-type="float" office:value="42059">
                <text:p>42059</text:p>
              </table:table-cell>
              <table:table-cell office:value-type="float" office:value="358149">
                <text:p>358149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353286">
                <text:p>353286</text:p>
              </table:table-cell>
            </table:table-row>
            <table:table-row>
              <table:table-cell office:value-type="float" office:value="42061">
                <text:p>42061</text:p>
              </table:table-cell>
              <table:table-cell office:value-type="float" office:value="364071">
                <text:p>364071</text:p>
              </table:table-cell>
            </table:table-row>
            <table:table-row>
              <table:table-cell office:value-type="float" office:value="42062">
                <text:p>42062</text:p>
              </table:table-cell>
              <table:table-cell office:value-type="float" office:value="378702">
                <text:p>378702</text:p>
              </table:table-cell>
            </table:table-row>
            <table:table-row>
              <table:table-cell office:value-type="float" office:value="42063">
                <text:p>42063</text:p>
              </table:table-cell>
              <table:table-cell office:value-type="float" office:value="299253">
                <text:p>29925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267550">
                <text:p>267550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345520">
                <text:p>345520</text:p>
              </table:table-cell>
            </table:table-row>
            <table:table-row>
              <table:table-cell office:value-type="float" office:value="42066">
                <text:p>42066</text:p>
              </table:table-cell>
              <table:table-cell office:value-type="float" office:value="336822">
                <text:p>336822</text:p>
              </table:table-cell>
            </table:table-row>
            <table:table-row>
              <table:table-cell office:value-type="float" office:value="42067">
                <text:p>42067</text:p>
              </table:table-cell>
              <table:table-cell office:value-type="float" office:value="348072">
                <text:p>348072</text:p>
              </table:table-cell>
            </table:table-row>
            <table:table-row>
              <table:table-cell office:value-type="float" office:value="42068">
                <text:p>42068</text:p>
              </table:table-cell>
              <table:table-cell office:value-type="float" office:value="366209">
                <text:p>366209</text:p>
              </table:table-cell>
            </table:table-row>
            <table:table-row>
              <table:table-cell office:value-type="float" office:value="42069">
                <text:p>42069</text:p>
              </table:table-cell>
              <table:table-cell office:value-type="float" office:value="376462">
                <text:p>376462</text:p>
              </table:table-cell>
            </table:table-row>
            <table:table-row>
              <table:table-cell office:value-type="float" office:value="42070">
                <text:p>42070</text:p>
              </table:table-cell>
              <table:table-cell office:value-type="float" office:value="302935">
                <text:p>302935</text:p>
              </table:table-cell>
            </table:table-row>
            <table:table-row>
              <table:table-cell office:value-type="float" office:value="42071">
                <text:p>42071</text:p>
              </table:table-cell>
              <table:table-cell office:value-type="float" office:value="264192">
                <text:p>264192</text:p>
              </table:table-cell>
            </table:table-row>
            <table:table-row>
              <table:table-cell office:value-type="float" office:value="42072">
                <text:p>42072</text:p>
              </table:table-cell>
              <table:table-cell office:value-type="float" office:value="335985">
                <text:p>335985</text:p>
              </table:table-cell>
            </table:table-row>
            <table:table-row>
              <table:table-cell office:value-type="float" office:value="42073">
                <text:p>42073</text:p>
              </table:table-cell>
              <table:table-cell office:value-type="float" office:value="353309">
                <text:p>353309</text:p>
              </table:table-cell>
            </table:table-row>
            <table:table-row>
              <table:table-cell office:value-type="float" office:value="42074">
                <text:p>42074</text:p>
              </table:table-cell>
              <table:table-cell office:value-type="float" office:value="369858">
                <text:p>369858</text:p>
              </table:table-cell>
            </table:table-row>
            <table:table-row>
              <table:table-cell office:value-type="float" office:value="42075">
                <text:p>42075</text:p>
              </table:table-cell>
              <table:table-cell office:value-type="float" office:value="364259">
                <text:p>364259</text:p>
              </table:table-cell>
            </table:table-row>
            <table:table-row>
              <table:table-cell office:value-type="float" office:value="42076">
                <text:p>42076</text:p>
              </table:table-cell>
              <table:table-cell office:value-type="float" office:value="380762">
                <text:p>380762</text:p>
              </table:table-cell>
            </table:table-row>
            <table:table-row>
              <table:table-cell office:value-type="float" office:value="42077">
                <text:p>42077</text:p>
              </table:table-cell>
              <table:table-cell office:value-type="float" office:value="302468">
                <text:p>302468</text:p>
              </table:table-cell>
            </table:table-row>
            <table:table-row>
              <table:table-cell office:value-type="float" office:value="42078">
                <text:p>42078</text:p>
              </table:table-cell>
              <table:table-cell office:value-type="float" office:value="256513">
                <text:p>256513</text:p>
              </table:table-cell>
            </table:table-row>
            <table:table-row>
              <table:table-cell office:value-type="float" office:value="42079">
                <text:p>42079</text:p>
              </table:table-cell>
              <table:table-cell office:value-type="float" office:value="350981">
                <text:p>350981</text:p>
              </table:table-cell>
            </table:table-row>
            <table:table-row>
              <table:table-cell office:value-type="float" office:value="42080">
                <text:p>42080</text:p>
              </table:table-cell>
              <table:table-cell office:value-type="float" office:value="353586">
                <text:p>353586</text:p>
              </table:table-cell>
            </table:table-row>
            <table:table-row>
              <table:table-cell office:value-type="float" office:value="42081">
                <text:p>42081</text:p>
              </table:table-cell>
              <table:table-cell office:value-type="float" office:value="351755">
                <text:p>351755</text:p>
              </table:table-cell>
            </table:table-row>
            <table:table-row>
              <table:table-cell office:value-type="float" office:value="42082">
                <text:p>42082</text:p>
              </table:table-cell>
              <table:table-cell office:value-type="float" office:value="374066">
                <text:p>374066</text:p>
              </table:table-cell>
            </table:table-row>
            <table:table-row>
              <table:table-cell office:value-type="float" office:value="42083">
                <text:p>42083</text:p>
              </table:table-cell>
              <table:table-cell office:value-type="float" office:value="385669">
                <text:p>385669</text:p>
              </table:table-cell>
            </table:table-row>
            <table:table-row>
              <table:table-cell office:value-type="float" office:value="42084">
                <text:p>42084</text:p>
              </table:table-cell>
              <table:table-cell office:value-type="float" office:value="295421">
                <text:p>295421</text:p>
              </table:table-cell>
            </table:table-row>
            <table:table-row>
              <table:table-cell office:value-type="float" office:value="42085">
                <text:p>42085</text:p>
              </table:table-cell>
              <table:table-cell office:value-type="float" office:value="228871">
                <text:p>228871</text:p>
              </table:table-cell>
            </table:table-row>
            <table:table-row>
              <table:table-cell office:value-type="float" office:value="42086">
                <text:p>42086</text:p>
              </table:table-cell>
              <table:table-cell office:value-type="float" office:value="211884">
                <text:p>211884</text:p>
              </table:table-cell>
            </table:table-row>
            <table:table-row>
              <table:table-cell office:value-type="float" office:value="42087">
                <text:p>42087</text:p>
              </table:table-cell>
              <table:table-cell office:value-type="float" office:value="207592">
                <text:p>207592</text:p>
              </table:table-cell>
            </table:table-row>
            <table:table-row>
              <table:table-cell office:value-type="float" office:value="42088">
                <text:p>42088</text:p>
              </table:table-cell>
              <table:table-cell office:value-type="float" office:value="349118">
                <text:p>349118</text:p>
              </table:table-cell>
            </table:table-row>
            <table:table-row>
              <table:table-cell office:value-type="float" office:value="42089">
                <text:p>42089</text:p>
              </table:table-cell>
              <table:table-cell office:value-type="float" office:value="359370">
                <text:p>359370</text:p>
              </table:table-cell>
            </table:table-row>
            <table:table-row>
              <table:table-cell office:value-type="float" office:value="42090">
                <text:p>42090</text:p>
              </table:table-cell>
              <table:table-cell office:value-type="float" office:value="382388">
                <text:p>382388</text:p>
              </table:table-cell>
            </table:table-row>
            <table:table-row>
              <table:table-cell office:value-type="float" office:value="42091">
                <text:p>42091</text:p>
              </table:table-cell>
              <table:table-cell office:value-type="float" office:value="287015">
                <text:p>287015</text:p>
              </table:table-cell>
            </table:table-row>
            <table:table-row>
              <table:table-cell office:value-type="float" office:value="42092">
                <text:p>42092</text:p>
              </table:table-cell>
              <table:table-cell office:value-type="float" office:value="249728">
                <text:p>249728</text:p>
              </table:table-cell>
            </table:table-row>
            <table:table-row>
              <table:table-cell office:value-type="float" office:value="42093">
                <text:p>42093</text:p>
              </table:table-cell>
              <table:table-cell office:value-type="float" office:value="353205">
                <text:p>353205</text:p>
              </table:table-cell>
            </table:table-row>
            <table:table-row>
              <table:table-cell office:value-type="float" office:value="42094">
                <text:p>42094</text:p>
              </table:table-cell>
              <table:table-cell office:value-type="float" office:value="241001">
                <text:p>241001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396825">
                <text:p>396825</text:p>
              </table:table-cell>
            </table:table-row>
            <table:table-row>
              <table:table-cell office:value-type="float" office:value="42096">
                <text:p>42096</text:p>
              </table:table-cell>
              <table:table-cell office:value-type="float" office:value="245906">
                <text:p>245906</text:p>
              </table:table-cell>
            </table:table-row>
            <table:table-row>
              <table:table-cell office:value-type="float" office:value="42097">
                <text:p>42097</text:p>
              </table:table-cell>
              <table:table-cell office:value-type="float" office:value="201644">
                <text:p>201644</text:p>
              </table:table-cell>
            </table:table-row>
            <table:table-row>
              <table:table-cell office:value-type="float" office:value="42098">
                <text:p>42098</text:p>
              </table:table-cell>
              <table:table-cell office:value-type="float" office:value="245090">
                <text:p>245090</text:p>
              </table:table-cell>
            </table:table-row>
            <table:table-row>
              <table:table-cell office:value-type="float" office:value="42099">
                <text:p>42099</text:p>
              </table:table-cell>
              <table:table-cell office:value-type="float" office:value="246458">
                <text:p>246458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354035">
                <text:p>354035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357928">
                <text:p>357928</text:p>
              </table:table-cell>
            </table:table-row>
            <table:table-row>
              <table:table-cell office:value-type="float" office:value="42102">
                <text:p>42102</text:p>
              </table:table-cell>
              <table:table-cell office:value-type="float" office:value="362110">
                <text:p>362110</text:p>
              </table:table-cell>
            </table:table-row>
            <table:table-row>
              <table:table-cell office:value-type="float" office:value="42103">
                <text:p>42103</text:p>
              </table:table-cell>
              <table:table-cell office:value-type="float" office:value="373603">
                <text:p>373603</text:p>
              </table:table-cell>
            </table:table-row>
            <table:table-row>
              <table:table-cell office:value-type="float" office:value="42104">
                <text:p>42104</text:p>
              </table:table-cell>
              <table:table-cell office:value-type="float" office:value="383463">
                <text:p>383463</text:p>
              </table:table-cell>
            </table:table-row>
            <table:table-row>
              <table:table-cell office:value-type="float" office:value="42105">
                <text:p>42105</text:p>
              </table:table-cell>
              <table:table-cell office:value-type="float" office:value="300816">
                <text:p>300816</text:p>
              </table:table-cell>
            </table:table-row>
            <table:table-row>
              <table:table-cell office:value-type="float" office:value="42106">
                <text:p>42106</text:p>
              </table:table-cell>
              <table:table-cell office:value-type="float" office:value="259483">
                <text:p>259483</text:p>
              </table:table-cell>
            </table:table-row>
            <table:table-row>
              <table:table-cell office:value-type="float" office:value="42107">
                <text:p>42107</text:p>
              </table:table-cell>
              <table:table-cell office:value-type="float" office:value="353464">
                <text:p>353464</text:p>
              </table:table-cell>
            </table:table-row>
            <table:table-row>
              <table:table-cell office:value-type="float" office:value="42108">
                <text:p>42108</text:p>
              </table:table-cell>
              <table:table-cell office:value-type="float" office:value="359821">
                <text:p>359821</text:p>
              </table:table-cell>
            </table:table-row>
            <table:table-row>
              <table:table-cell office:value-type="float" office:value="42109">
                <text:p>42109</text:p>
              </table:table-cell>
              <table:table-cell office:value-type="float" office:value="363272">
                <text:p>363272</text:p>
              </table:table-cell>
            </table:table-row>
            <table:table-row>
              <table:table-cell office:value-type="float" office:value="42110">
                <text:p>42110</text:p>
              </table:table-cell>
              <table:table-cell office:value-type="float" office:value="380856">
                <text:p>380856</text:p>
              </table:table-cell>
            </table:table-row>
            <table:table-row>
              <table:table-cell office:value-type="float" office:value="42111">
                <text:p>42111</text:p>
              </table:table-cell>
              <table:table-cell office:value-type="float" office:value="379547">
                <text:p>379547</text:p>
              </table:table-cell>
            </table:table-row>
            <table:table-row>
              <table:table-cell office:value-type="float" office:value="42112">
                <text:p>42112</text:p>
              </table:table-cell>
              <table:table-cell office:value-type="float" office:value="309671">
                <text:p>309671</text:p>
              </table:table-cell>
            </table:table-row>
            <table:table-row>
              <table:table-cell office:value-type="float" office:value="42113">
                <text:p>42113</text:p>
              </table:table-cell>
              <table:table-cell office:value-type="float" office:value="262251">
                <text:p>262251</text:p>
              </table:table-cell>
            </table:table-row>
            <table:table-row>
              <table:table-cell office:value-type="float" office:value="42114">
                <text:p>42114</text:p>
              </table:table-cell>
              <table:table-cell office:value-type="float" office:value="355979">
                <text:p>355979</text:p>
              </table:table-cell>
            </table:table-row>
            <table:table-row>
              <table:table-cell office:value-type="float" office:value="42115">
                <text:p>42115</text:p>
              </table:table-cell>
              <table:table-cell office:value-type="float" office:value="361582">
                <text:p>361582</text:p>
              </table:table-cell>
            </table:table-row>
            <table:table-row>
              <table:table-cell office:value-type="float" office:value="42116">
                <text:p>42116</text:p>
              </table:table-cell>
              <table:table-cell office:value-type="float" office:value="367393">
                <text:p>367393</text:p>
              </table:table-cell>
            </table:table-row>
            <table:table-row>
              <table:table-cell office:value-type="float" office:value="42117">
                <text:p>42117</text:p>
              </table:table-cell>
              <table:table-cell office:value-type="float" office:value="368673">
                <text:p>368673</text:p>
              </table:table-cell>
            </table:table-row>
            <table:table-row>
              <table:table-cell office:value-type="float" office:value="42118">
                <text:p>42118</text:p>
              </table:table-cell>
              <table:table-cell office:value-type="float" office:value="377462">
                <text:p>377462</text:p>
              </table:table-cell>
            </table:table-row>
            <table:table-row>
              <table:table-cell office:value-type="float" office:value="42119">
                <text:p>42119</text:p>
              </table:table-cell>
              <table:table-cell office:value-type="float" office:value="310821">
                <text:p>310821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263775">
                <text:p>263775</text:p>
              </table:table-cell>
            </table:table-row>
            <table:table-row>
              <table:table-cell office:value-type="float" office:value="42121">
                <text:p>42121</text:p>
              </table:table-cell>
              <table:table-cell office:value-type="float" office:value="350859">
                <text:p>350859</text:p>
              </table:table-cell>
            </table:table-row>
            <table:table-row>
              <table:table-cell office:value-type="float" office:value="42122">
                <text:p>42122</text:p>
              </table:table-cell>
              <table:table-cell office:value-type="float" office:value="354653">
                <text:p>354653</text:p>
              </table:table-cell>
            </table:table-row>
            <table:table-row>
              <table:table-cell office:value-type="float" office:value="42123">
                <text:p>42123</text:p>
              </table:table-cell>
              <table:table-cell office:value-type="float" office:value="355074">
                <text:p>355074</text:p>
              </table:table-cell>
            </table:table-row>
            <table:table-row>
              <table:table-cell office:value-type="float" office:value="42124">
                <text:p>42124</text:p>
              </table:table-cell>
              <table:table-cell office:value-type="float" office:value="400161">
                <text:p>400161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225195">
                <text:p>225195</text:p>
              </table:table-cell>
            </table:table-row>
            <table:table-row>
              <table:table-cell office:value-type="float" office:value="42126">
                <text:p>42126</text:p>
              </table:table-cell>
              <table:table-cell office:value-type="float" office:value="243881">
                <text:p>243881</text:p>
              </table:table-cell>
            </table:table-row>
            <table:table-row>
              <table:table-cell office:value-type="float" office:value="42127">
                <text:p>42127</text:p>
              </table:table-cell>
              <table:table-cell office:value-type="float" office:value="231317">
                <text:p>231317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344199">
                <text:p>344199</text:p>
              </table:table-cell>
            </table:table-row>
            <table:table-row>
              <table:table-cell office:value-type="float" office:value="42129">
                <text:p>42129</text:p>
              </table:table-cell>
              <table:table-cell office:value-type="float" office:value="353841">
                <text:p>353841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361333">
                <text:p>361333</text:p>
              </table:table-cell>
            </table:table-row>
            <table:table-row>
              <table:table-cell office:value-type="float" office:value="42131">
                <text:p>42131</text:p>
              </table:table-cell>
              <table:table-cell office:value-type="float" office:value="362731">
                <text:p>362731</text:p>
              </table:table-cell>
            </table:table-row>
            <table:table-row>
              <table:table-cell office:value-type="float" office:value="42132">
                <text:p>42132</text:p>
              </table:table-cell>
              <table:table-cell office:value-type="float" office:value="384985">
                <text:p>384985</text:p>
              </table:table-cell>
            </table:table-row>
            <table:table-row>
              <table:table-cell office:value-type="float" office:value="42133">
                <text:p>42133</text:p>
              </table:table-cell>
              <table:table-cell office:value-type="float" office:value="302574">
                <text:p>302574</text:p>
              </table:table-cell>
            </table:table-row>
            <table:table-row>
              <table:table-cell office:value-type="float" office:value="42134">
                <text:p>42134</text:p>
              </table:table-cell>
              <table:table-cell office:value-type="float" office:value="238965">
                <text:p>238965</text:p>
              </table:table-cell>
            </table:table-row>
            <table:table-row>
              <table:table-cell office:value-type="float" office:value="42135">
                <text:p>42135</text:p>
              </table:table-cell>
              <table:table-cell office:value-type="float" office:value="349767">
                <text:p>349767</text:p>
              </table:table-cell>
            </table:table-row>
            <table:table-row>
              <table:table-cell office:value-type="float" office:value="42136">
                <text:p>42136</text:p>
              </table:table-cell>
              <table:table-cell office:value-type="float" office:value="352645">
                <text:p>352645</text:p>
              </table:table-cell>
            </table:table-row>
            <table:table-row>
              <table:table-cell office:value-type="float" office:value="42137">
                <text:p>42137</text:p>
              </table:table-cell>
              <table:table-cell office:value-type="float" office:value="363518">
                <text:p>363518</text:p>
              </table:table-cell>
            </table:table-row>
            <table:table-row>
              <table:table-cell office:value-type="float" office:value="42138">
                <text:p>42138</text:p>
              </table:table-cell>
              <table:table-cell office:value-type="float" office:value="378495">
                <text:p>378495</text:p>
              </table:table-cell>
            </table:table-row>
            <table:table-row>
              <table:table-cell office:value-type="float" office:value="42139">
                <text:p>42139</text:p>
              </table:table-cell>
              <table:table-cell office:value-type="float" office:value="386581">
                <text:p>386581</text:p>
              </table:table-cell>
            </table:table-row>
            <table:table-row>
              <table:table-cell office:value-type="float" office:value="42140">
                <text:p>42140</text:p>
              </table:table-cell>
              <table:table-cell office:value-type="float" office:value="296157">
                <text:p>296157</text:p>
              </table:table-cell>
            </table:table-row>
            <table:table-row>
              <table:table-cell office:value-type="float" office:value="42141">
                <text:p>42141</text:p>
              </table:table-cell>
              <table:table-cell office:value-type="float" office:value="245917">
                <text:p>245917</text:p>
              </table:table-cell>
            </table:table-row>
            <table:table-row>
              <table:table-cell office:value-type="float" office:value="42142">
                <text:p>42142</text:p>
              </table:table-cell>
              <table:table-cell office:value-type="float" office:value="346575">
                <text:p>346575</text:p>
              </table:table-cell>
            </table:table-row>
            <table:table-row>
              <table:table-cell office:value-type="float" office:value="42143">
                <text:p>42143</text:p>
              </table:table-cell>
              <table:table-cell office:value-type="float" office:value="352598">
                <text:p>352598</text:p>
              </table:table-cell>
            </table:table-row>
            <table:table-row>
              <table:table-cell office:value-type="float" office:value="42144">
                <text:p>42144</text:p>
              </table:table-cell>
              <table:table-cell office:value-type="float" office:value="366152">
                <text:p>366152</text:p>
              </table:table-cell>
            </table:table-row>
            <table:table-row>
              <table:table-cell office:value-type="float" office:value="42145">
                <text:p>42145</text:p>
              </table:table-cell>
              <table:table-cell office:value-type="float" office:value="373588">
                <text:p>373588</text:p>
              </table:table-cell>
            </table:table-row>
            <table:table-row>
              <table:table-cell office:value-type="float" office:value="42146">
                <text:p>42146</text:p>
              </table:table-cell>
              <table:table-cell office:value-type="float" office:value="387739">
                <text:p>387739</text:p>
              </table:table-cell>
            </table:table-row>
            <table:table-row>
              <table:table-cell office:value-type="float" office:value="42147">
                <text:p>42147</text:p>
              </table:table-cell>
              <table:table-cell office:value-type="float" office:value="276261">
                <text:p>276261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246192">
                <text:p>246192</text:p>
              </table:table-cell>
            </table:table-row>
            <table:table-row>
              <table:table-cell office:value-type="float" office:value="42149">
                <text:p>42149</text:p>
              </table:table-cell>
              <table:table-cell office:value-type="float" office:value="238305">
                <text:p>238305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341930">
                <text:p>341930</text:p>
              </table:table-cell>
            </table:table-row>
            <table:table-row>
              <table:table-cell office:value-type="float" office:value="42151">
                <text:p>42151</text:p>
              </table:table-cell>
              <table:table-cell office:value-type="float" office:value="349879">
                <text:p>349879</text:p>
              </table:table-cell>
            </table:table-row>
            <table:table-row>
              <table:table-cell office:value-type="float" office:value="42152">
                <text:p>42152</text:p>
              </table:table-cell>
              <table:table-cell office:value-type="float" office:value="374824">
                <text:p>374824</text:p>
              </table:table-cell>
            </table:table-row>
            <table:table-row>
              <table:table-cell office:value-type="float" office:value="42153">
                <text:p>42153</text:p>
              </table:table-cell>
              <table:table-cell office:value-type="float" office:value="390761">
                <text:p>390761</text:p>
              </table:table-cell>
            </table:table-row>
            <table:table-row>
              <table:table-cell office:value-type="float" office:value="42154">
                <text:p>42154</text:p>
              </table:table-cell>
              <table:table-cell office:value-type="float" office:value="285350">
                <text:p>285350</text:p>
              </table:table-cell>
            </table:table-row>
            <table:table-row>
              <table:table-cell office:value-type="float" office:value="42155">
                <text:p>42155</text:p>
              </table:table-cell>
              <table:table-cell office:value-type="float" office:value="239345">
                <text:p>239345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348685">
                <text:p>348685</text:p>
              </table:table-cell>
            </table:table-row>
            <table:table-row>
              <table:table-cell office:value-type="float" office:value="42157">
                <text:p>42157</text:p>
              </table:table-cell>
              <table:table-cell office:value-type="float" office:value="360293">
                <text:p>360293</text:p>
              </table:table-cell>
            </table:table-row>
            <table:table-row>
              <table:table-cell office:value-type="float" office:value="42158">
                <text:p>42158</text:p>
              </table:table-cell>
              <table:table-cell office:value-type="float" office:value="367963">
                <text:p>367963</text:p>
              </table:table-cell>
            </table:table-row>
            <table:table-row>
              <table:table-cell office:value-type="float" office:value="42159">
                <text:p>42159</text:p>
              </table:table-cell>
              <table:table-cell office:value-type="float" office:value="363336">
                <text:p>363336</text:p>
              </table:table-cell>
            </table:table-row>
            <table:table-row>
              <table:table-cell office:value-type="float" office:value="42160">
                <text:p>42160</text:p>
              </table:table-cell>
              <table:table-cell office:value-type="float" office:value="389098">
                <text:p>389098</text:p>
              </table:table-cell>
            </table:table-row>
            <table:table-row>
              <table:table-cell office:value-type="float" office:value="42161">
                <text:p>42161</text:p>
              </table:table-cell>
              <table:table-cell office:value-type="float" office:value="284386">
                <text:p>284386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256566">
                <text:p>256566</text:p>
              </table:table-cell>
            </table:table-row>
            <table:table-row>
              <table:table-cell office:value-type="float" office:value="42163">
                <text:p>42163</text:p>
              </table:table-cell>
              <table:table-cell office:value-type="float" office:value="373080">
                <text:p>373080</text:p>
              </table:table-cell>
            </table:table-row>
            <table:table-row>
              <table:table-cell office:value-type="float" office:value="42164">
                <text:p>42164</text:p>
              </table:table-cell>
              <table:table-cell office:value-type="float" office:value="247604">
                <text:p>247604</text:p>
              </table:table-cell>
            </table:table-row>
            <table:table-row>
              <table:table-cell office:value-type="float" office:value="42165">
                <text:p>42165</text:p>
              </table:table-cell>
              <table:table-cell office:value-type="float" office:value="381332">
                <text:p>381332</text:p>
              </table:table-cell>
            </table:table-row>
            <table:table-row>
              <table:table-cell office:value-type="float" office:value="42166">
                <text:p>42166</text:p>
              </table:table-cell>
              <table:table-cell office:value-type="float" office:value="380633">
                <text:p>380633</text:p>
              </table:table-cell>
            </table:table-row>
            <table:table-row>
              <table:table-cell office:value-type="float" office:value="42167">
                <text:p>42167</text:p>
              </table:table-cell>
              <table:table-cell office:value-type="float" office:value="389616">
                <text:p>389616</text:p>
              </table:table-cell>
            </table:table-row>
            <table:table-row>
              <table:table-cell office:value-type="float" office:value="42168">
                <text:p>42168</text:p>
              </table:table-cell>
              <table:table-cell office:value-type="float" office:value="302024">
                <text:p>302024</text:p>
              </table:table-cell>
            </table:table-row>
            <table:table-row>
              <table:table-cell office:value-type="float" office:value="42169">
                <text:p>42169</text:p>
              </table:table-cell>
              <table:table-cell office:value-type="float" office:value="238285">
                <text:p>238285</text:p>
              </table:table-cell>
            </table:table-row>
            <table:table-row>
              <table:table-cell office:value-type="float" office:value="42170">
                <text:p>42170</text:p>
              </table:table-cell>
              <table:table-cell office:value-type="float" office:value="351140">
                <text:p>351140</text:p>
              </table:table-cell>
            </table:table-row>
            <table:table-row>
              <table:table-cell office:value-type="float" office:value="42171">
                <text:p>42171</text:p>
              </table:table-cell>
              <table:table-cell office:value-type="float" office:value="352504">
                <text:p>352504</text:p>
              </table:table-cell>
            </table:table-row>
            <table:table-row>
              <table:table-cell office:value-type="float" office:value="42172">
                <text:p>42172</text:p>
              </table:table-cell>
              <table:table-cell office:value-type="float" office:value="364220">
                <text:p>364220</text:p>
              </table:table-cell>
            </table:table-row>
            <table:table-row>
              <table:table-cell office:value-type="float" office:value="42173">
                <text:p>42173</text:p>
              </table:table-cell>
              <table:table-cell office:value-type="float" office:value="373196">
                <text:p>373196</text:p>
              </table:table-cell>
            </table:table-row>
            <table:table-row>
              <table:table-cell office:value-type="float" office:value="42174">
                <text:p>42174</text:p>
              </table:table-cell>
              <table:table-cell office:value-type="float" office:value="382571">
                <text:p>382571</text:p>
              </table:table-cell>
            </table:table-row>
            <table:table-row>
              <table:table-cell office:value-type="float" office:value="42175">
                <text:p>42175</text:p>
              </table:table-cell>
              <table:table-cell office:value-type="float" office:value="260210">
                <text:p>260210</text:p>
              </table:table-cell>
            </table:table-row>
            <table:table-row>
              <table:table-cell office:value-type="float" office:value="42176">
                <text:p>42176</text:p>
              </table:table-cell>
              <table:table-cell office:value-type="float" office:value="258789">
                <text:p>258789</text:p>
              </table:table-cell>
            </table:table-row>
            <table:table-row>
              <table:table-cell office:value-type="float" office:value="42177">
                <text:p>42177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354263">
                <text:p>354263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359542">
                <text:p>359542</text:p>
              </table:table-cell>
            </table:table-row>
            <table:table-row>
              <table:table-cell office:value-type="float" office:value="42180">
                <text:p>42180</text:p>
              </table:table-cell>
              <table:table-cell office:value-type="float" office:value="365990">
                <text:p>365990</text:p>
              </table:table-cell>
            </table:table-row>
            <table:table-row>
              <table:table-cell office:value-type="float" office:value="42181">
                <text:p>42181</text:p>
              </table:table-cell>
              <table:table-cell office:value-type="float" office:value="373646">
                <text:p>373646</text:p>
              </table:table-cell>
            </table:table-row>
            <table:table-row>
              <table:table-cell office:value-type="float" office:value="42182">
                <text:p>42182</text:p>
              </table:table-cell>
              <table:table-cell office:value-type="float" office:value="284255">
                <text:p>284255</text:p>
              </table:table-cell>
            </table:table-row>
            <table:table-row>
              <table:table-cell office:value-type="float" office:value="42183">
                <text:p>42183</text:p>
              </table:table-cell>
              <table:table-cell office:value-type="float" office:value="194068">
                <text:p>194068</text:p>
              </table:table-cell>
            </table:table-row>
            <table:table-row>
              <table:table-cell office:value-type="float" office:value="42184">
                <text:p>42184</text:p>
              </table:table-cell>
              <table:table-cell office:value-type="float" office:value="346673">
                <text:p>346673</text:p>
              </table:table-cell>
            </table:table-row>
            <table:table-row>
              <table:table-cell office:value-type="float" office:value="42185">
                <text:p>42185</text:p>
              </table:table-cell>
              <table:table-cell office:value-type="float" office:value="356538">
                <text:p>356538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366874">
                <text:p>366874</text:p>
              </table:table-cell>
            </table:table-row>
            <table:table-row>
              <table:table-cell office:value-type="float" office:value="42187">
                <text:p>42187</text:p>
              </table:table-cell>
              <table:table-cell office:value-type="float" office:value="377633">
                <text:p>377633</text:p>
              </table:table-cell>
            </table:table-row>
            <table:table-row>
              <table:table-cell office:value-type="float" office:value="42188">
                <text:p>42188</text:p>
              </table:table-cell>
              <table:table-cell office:value-type="float" office:value="379982">
                <text:p>379982</text:p>
              </table:table-cell>
            </table:table-row>
            <table:table-row>
              <table:table-cell office:value-type="float" office:value="42189">
                <text:p>42189</text:p>
              </table:table-cell>
              <table:table-cell office:value-type="float" office:value="273343">
                <text:p>273343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255362">
                <text:p>255362</text:p>
              </table:table-cell>
            </table:table-row>
            <table:table-row>
              <table:table-cell office:value-type="float" office:value="42191">
                <text:p>42191</text:p>
              </table:table-cell>
              <table:table-cell office:value-type="float" office:value="359606">
                <text:p>359606</text:p>
              </table:table-cell>
            </table:table-row>
            <table:table-row>
              <table:table-cell office:value-type="float" office:value="42192">
                <text:p>42192</text:p>
              </table:table-cell>
              <table:table-cell office:value-type="float" office:value="373133">
                <text:p>373133</text:p>
              </table:table-cell>
            </table:table-row>
            <table:table-row>
              <table:table-cell office:value-type="float" office:value="42193">
                <text:p>42193</text:p>
              </table:table-cell>
              <table:table-cell office:value-type="float" office:value="386228">
                <text:p>386228</text:p>
              </table:table-cell>
            </table:table-row>
            <table:table-row>
              <table:table-cell office:value-type="float" office:value="42194">
                <text:p>42194</text:p>
              </table:table-cell>
              <table:table-cell office:value-type="float" office:value="234631">
                <text:p>234631</text:p>
              </table:table-cell>
            </table:table-row>
            <table:table-row>
              <table:table-cell office:value-type="float" office:value="42195">
                <text:p>42195</text:p>
              </table:table-cell>
              <table:table-cell office:value-type="float" office:value="380471">
                <text:p>380471</text:p>
              </table:table-cell>
            </table:table-row>
            <table:table-row>
              <table:table-cell office:value-type="float" office:value="42196">
                <text:p>42196</text:p>
              </table:table-cell>
              <table:table-cell office:value-type="float" office:value="293748">
                <text:p>293748</text:p>
              </table:table-cell>
            </table:table-row>
            <table:table-row>
              <table:table-cell office:value-type="float" office:value="42197">
                <text:p>42197</text:p>
              </table:table-cell>
              <table:table-cell office:value-type="float" office:value="242253">
                <text:p>242253</text:p>
              </table:table-cell>
            </table:table-row>
            <table:table-row>
              <table:table-cell office:value-type="float" office:value="42198">
                <text:p>42198</text:p>
              </table:table-cell>
              <table:table-cell office:value-type="float" office:value="361912">
                <text:p>361912</text:p>
              </table:table-cell>
            </table:table-row>
            <table:table-row>
              <table:table-cell office:value-type="float" office:value="42199">
                <text:p>42199</text:p>
              </table:table-cell>
              <table:table-cell office:value-type="float" office:value="367613">
                <text:p>367613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376239">
                <text:p>376239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389561">
                <text:p>389561</text:p>
              </table:table-cell>
            </table:table-row>
            <table:table-row>
              <table:table-cell office:value-type="float" office:value="42202">
                <text:p>42202</text:p>
              </table:table-cell>
              <table:table-cell office:value-type="float" office:value="404470">
                <text:p>404470</text:p>
              </table:table-cell>
            </table:table-row>
            <table:table-row>
              <table:table-cell office:value-type="float" office:value="42203">
                <text:p>42203</text:p>
              </table:table-cell>
              <table:table-cell office:value-type="float" office:value="324971">
                <text:p>324971</text:p>
              </table:table-cell>
            </table:table-row>
            <table:table-row>
              <table:table-cell office:value-type="float" office:value="42204">
                <text:p>42204</text:p>
              </table:table-cell>
              <table:table-cell office:value-type="float" office:value="279539">
                <text:p>279539</text:p>
              </table:table-cell>
            </table:table-row>
            <table:table-row>
              <table:table-cell office:value-type="float" office:value="42205">
                <text:p>42205</text:p>
              </table:table-cell>
              <table:table-cell office:value-type="float" office:value="357763">
                <text:p>357763</text:p>
              </table:table-cell>
            </table:table-row>
            <table:table-row>
              <table:table-cell office:value-type="float" office:value="42206">
                <text:p>42206</text:p>
              </table:table-cell>
              <table:table-cell office:value-type="float" office:value="361294">
                <text:p>361294</text:p>
              </table:table-cell>
            </table:table-row>
            <table:table-row>
              <table:table-cell office:value-type="float" office:value="42207">
                <text:p>42207</text:p>
              </table:table-cell>
              <table:table-cell office:value-type="float" office:value="370614">
                <text:p>370614</text:p>
              </table:table-cell>
            </table:table-row>
            <table:table-row>
              <table:table-cell office:value-type="float" office:value="42208">
                <text:p>42208</text:p>
              </table:table-cell>
              <table:table-cell office:value-type="float" office:value="372668">
                <text:p>372668</text:p>
              </table:table-cell>
            </table:table-row>
            <table:table-row>
              <table:table-cell office:value-type="float" office:value="42209">
                <text:p>42209</text:p>
              </table:table-cell>
              <table:table-cell office:value-type="float" office:value="388961">
                <text:p>388961</text:p>
              </table:table-cell>
            </table:table-row>
            <table:table-row>
              <table:table-cell office:value-type="float" office:value="42210">
                <text:p>42210</text:p>
              </table:table-cell>
              <table:table-cell office:value-type="float" office:value="295746">
                <text:p>295746</text:p>
              </table:table-cell>
            </table:table-row>
            <table:table-row>
              <table:table-cell office:value-type="float" office:value="42211">
                <text:p>42211</text:p>
              </table:table-cell>
              <table:table-cell office:value-type="float" office:value="273813">
                <text:p>273813</text:p>
              </table:table-cell>
            </table:table-row>
            <table:table-row>
              <table:table-cell office:value-type="float" office:value="42212">
                <text:p>42212</text:p>
              </table:table-cell>
              <table:table-cell office:value-type="float" office:value="350566">
                <text:p>350566</text:p>
              </table:table-cell>
            </table:table-row>
            <table:table-row>
              <table:table-cell office:value-type="float" office:value="42213">
                <text:p>42213</text:p>
              </table:table-cell>
              <table:table-cell office:value-type="float" office:value="353733">
                <text:p>353733</text:p>
              </table:table-cell>
            </table:table-row>
            <table:table-row>
              <table:table-cell office:value-type="float" office:value="42214">
                <text:p>42214</text:p>
              </table:table-cell>
              <table:table-cell office:value-type="float" office:value="360434">
                <text:p>360434</text:p>
              </table:table-cell>
            </table:table-row>
            <table:table-row>
              <table:table-cell office:value-type="float" office:value="42215">
                <text:p>42215</text:p>
              </table:table-cell>
              <table:table-cell office:value-type="float" office:value="357148">
                <text:p>357148</text:p>
              </table:table-cell>
            </table:table-row>
            <table:table-row>
              <table:table-cell office:value-type="float" office:value="42216">
                <text:p>42216</text:p>
              </table:table-cell>
              <table:table-cell office:value-type="float" office:value="359228">
                <text:p>359228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299538">
                <text:p>299538</text:p>
              </table:table-cell>
            </table:table-row>
            <table:table-row>
              <table:table-cell office:value-type="float" office:value="42218">
                <text:p>42218</text:p>
              </table:table-cell>
              <table:table-cell office:value-type="float" office:value="259145">
                <text:p>259145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357321">
                <text:p>357321</text:p>
              </table:table-cell>
            </table:table-row>
            <table:table-row>
              <table:table-cell office:value-type="float" office:value="42220">
                <text:p>42220</text:p>
              </table:table-cell>
              <table:table-cell office:value-type="float" office:value="366341">
                <text:p>366341</text:p>
              </table:table-cell>
            </table:table-row>
            <table:table-row>
              <table:table-cell office:value-type="float" office:value="42221">
                <text:p>42221</text:p>
              </table:table-cell>
              <table:table-cell office:value-type="float" office:value="369360">
                <text:p>369360</text:p>
              </table:table-cell>
            </table:table-row>
            <table:table-row>
              <table:table-cell office:value-type="float" office:value="42222">
                <text:p>42222</text:p>
              </table:table-cell>
              <table:table-cell office:value-type="float" office:value="362491">
                <text:p>362491</text:p>
              </table:table-cell>
            </table:table-row>
            <table:table-row>
              <table:table-cell office:value-type="float" office:value="42223">
                <text:p>42223</text:p>
              </table:table-cell>
              <table:table-cell office:value-type="float" office:value="397815">
                <text:p>397815</text:p>
              </table:table-cell>
            </table:table-row>
            <table:table-row>
              <table:table-cell office:value-type="float" office:value="42224">
                <text:p>42224</text:p>
              </table:table-cell>
              <table:table-cell office:value-type="float" office:value="268767">
                <text:p>268767</text:p>
              </table:table-cell>
            </table:table-row>
            <table:table-row>
              <table:table-cell office:value-type="float" office:value="42225">
                <text:p>42225</text:p>
              </table:table-cell>
              <table:table-cell office:value-type="float" office:value="227872">
                <text:p>227872</text:p>
              </table:table-cell>
            </table:table-row>
            <table:table-row>
              <table:table-cell office:value-type="float" office:value="42226">
                <text:p>42226</text:p>
              </table:table-cell>
              <table:table-cell office:value-type="float" office:value="342169">
                <text:p>342169</text:p>
              </table:table-cell>
            </table:table-row>
            <table:table-row>
              <table:table-cell office:value-type="float" office:value="42227">
                <text:p>42227</text:p>
              </table:table-cell>
              <table:table-cell office:value-type="float" office:value="375349">
                <text:p>375349</text:p>
              </table:table-cell>
            </table:table-row>
            <table:table-row>
              <table:table-cell office:value-type="float" office:value="42228">
                <text:p>42228</text:p>
              </table:table-cell>
              <table:table-cell office:value-type="float" office:value="371103">
                <text:p>371103</text:p>
              </table:table-cell>
            </table:table-row>
            <table:table-row>
              <table:table-cell office:value-type="float" office:value="42229">
                <text:p>42229</text:p>
              </table:table-cell>
              <table:table-cell office:value-type="float" office:value="362960">
                <text:p>362960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398446">
                <text:p>398446</text:p>
              </table:table-cell>
            </table:table-row>
            <table:table-row>
              <table:table-cell office:value-type="float" office:value="42231">
                <text:p>42231</text:p>
              </table:table-cell>
              <table:table-cell office:value-type="float" office:value="308572">
                <text:p>308572</text:p>
              </table:table-cell>
            </table:table-row>
            <table:table-row>
              <table:table-cell office:value-type="float" office:value="42232">
                <text:p>42232</text:p>
              </table:table-cell>
              <table:table-cell office:value-type="float" office:value="258271">
                <text:p>258271</text:p>
              </table:table-cell>
            </table:table-row>
            <table:table-row>
              <table:table-cell office:value-type="float" office:value="42233">
                <text:p>42233</text:p>
              </table:table-cell>
              <table:table-cell office:value-type="float" office:value="228187">
                <text:p>228187</text:p>
              </table:table-cell>
            </table:table-row>
            <table:table-row>
              <table:table-cell office:value-type="float" office:value="42234">
                <text:p>42234</text:p>
              </table:table-cell>
              <table:table-cell office:value-type="float" office:value="372482">
                <text:p>372482</text:p>
              </table:table-cell>
            </table:table-row>
            <table:table-row>
              <table:table-cell office:value-type="float" office:value="42235">
                <text:p>42235</text:p>
              </table:table-cell>
              <table:table-cell office:value-type="float" office:value="383861">
                <text:p>383861</text:p>
              </table:table-cell>
            </table:table-row>
            <table:table-row>
              <table:table-cell office:value-type="float" office:value="42236">
                <text:p>42236</text:p>
              </table:table-cell>
              <table:table-cell office:value-type="float" office:value="390690">
                <text:p>390690</text:p>
              </table:table-cell>
            </table:table-row>
            <table:table-row>
              <table:table-cell office:value-type="float" office:value="42237">
                <text:p>42237</text:p>
              </table:table-cell>
              <table:table-cell office:value-type="float" office:value="403523">
                <text:p>403523</text:p>
              </table:table-cell>
            </table:table-row>
            <table:table-row>
              <table:table-cell office:value-type="float" office:value="42238">
                <text:p>42238</text:p>
              </table:table-cell>
              <table:table-cell office:value-type="float" office:value="307720">
                <text:p>307720</text:p>
              </table:table-cell>
            </table:table-row>
            <table:table-row>
              <table:table-cell office:value-type="float" office:value="42239">
                <text:p>42239</text:p>
              </table:table-cell>
              <table:table-cell office:value-type="float" office:value="258803">
                <text:p>258803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368891">
                <text:p>368891</text:p>
              </table:table-cell>
            </table:table-row>
            <table:table-row>
              <table:table-cell office:value-type="float" office:value="42241">
                <text:p>42241</text:p>
              </table:table-cell>
              <table:table-cell office:value-type="float" office:value="369781">
                <text:p>369781</text:p>
              </table:table-cell>
            </table:table-row>
            <table:table-row>
              <table:table-cell office:value-type="float" office:value="42242">
                <text:p>42242</text:p>
              </table:table-cell>
              <table:table-cell office:value-type="float" office:value="376191">
                <text:p>376191</text:p>
              </table:table-cell>
            </table:table-row>
            <table:table-row>
              <table:table-cell office:value-type="float" office:value="42243">
                <text:p>42243</text:p>
              </table:table-cell>
              <table:table-cell office:value-type="float" office:value="394915">
                <text:p>394915</text:p>
              </table:table-cell>
            </table:table-row>
            <table:table-row>
              <table:table-cell office:value-type="float" office:value="42244">
                <text:p>42244</text:p>
              </table:table-cell>
              <table:table-cell office:value-type="float" office:value="399349">
                <text:p>399349</text:p>
              </table:table-cell>
            </table:table-row>
            <table:table-row>
              <table:table-cell office:value-type="float" office:value="42245">
                <text:p>42245</text:p>
              </table:table-cell>
              <table:table-cell office:value-type="float" office:value="310812">
                <text:p>310812</text:p>
              </table:table-cell>
            </table:table-row>
            <table:table-row>
              <table:table-cell office:value-type="float" office:value="42246">
                <text:p>42246</text:p>
              </table:table-cell>
              <table:table-cell office:value-type="float" office:value="271001">
                <text:p>271001</text:p>
              </table:table-cell>
            </table:table-row>
            <table:table-row>
              <table:table-cell office:value-type="float" office:value="42247">
                <text:p>42247</text:p>
              </table:table-cell>
              <table:table-cell office:value-type="float" office:value="365254">
                <text:p>365254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372885">
                <text:p>372885</text:p>
              </table:table-cell>
            </table:table-row>
            <table:table-row>
              <table:table-cell office:value-type="float" office:value="42249">
                <text:p>42249</text:p>
              </table:table-cell>
              <table:table-cell office:value-type="float" office:value="375039">
                <text:p>375039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393476">
                <text:p>393476</text:p>
              </table:table-cell>
            </table:table-row>
            <table:table-row>
              <table:table-cell office:value-type="float" office:value="42251">
                <text:p>42251</text:p>
              </table:table-cell>
              <table:table-cell office:value-type="float" office:value="410906">
                <text:p>410906</text:p>
              </table:table-cell>
            </table:table-row>
            <table:table-row>
              <table:table-cell office:value-type="float" office:value="42252">
                <text:p>42252</text:p>
              </table:table-cell>
              <table:table-cell office:value-type="float" office:value="317388">
                <text:p>317388</text:p>
              </table:table-cell>
            </table:table-row>
            <table:table-row>
              <table:table-cell office:value-type="float" office:value="42253">
                <text:p>42253</text:p>
              </table:table-cell>
              <table:table-cell office:value-type="float" office:value="289491">
                <text:p>289491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366235">
                <text:p>366235</text:p>
              </table:table-cell>
            </table:table-row>
            <table:table-row>
              <table:table-cell office:value-type="float" office:value="42255">
                <text:p>42255</text:p>
              </table:table-cell>
              <table:table-cell office:value-type="float" office:value="377429">
                <text:p>377429</text:p>
              </table:table-cell>
            </table:table-row>
            <table:table-row>
              <table:table-cell office:value-type="float" office:value="42256">
                <text:p>42256</text:p>
              </table:table-cell>
              <table:table-cell office:value-type="float" office:value="367751">
                <text:p>367751</text:p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390677">
                <text:p>390677</text:p>
              </table:table-cell>
            </table:table-row>
            <table:table-row>
              <table:table-cell office:value-type="float" office:value="42258">
                <text:p>42258</text:p>
              </table:table-cell>
              <table:table-cell office:value-type="float" office:value="413842">
                <text:p>413842</text:p>
              </table:table-cell>
            </table:table-row>
            <table:table-row>
              <table:table-cell office:value-type="float" office:value="42259">
                <text:p>42259</text:p>
              </table:table-cell>
              <table:table-cell office:value-type="float" office:value="310718">
                <text:p>310718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262186">
                <text:p>262186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367977">
                <text:p>367977</text:p>
              </table:table-cell>
            </table:table-row>
            <table:table-row>
              <table:table-cell office:value-type="float" office:value="42262">
                <text:p>42262</text:p>
              </table:table-cell>
              <table:table-cell office:value-type="float" office:value="375900">
                <text:p>375900</text:p>
              </table:table-cell>
            </table:table-row>
            <table:table-row>
              <table:table-cell office:value-type="float" office:value="42263">
                <text:p>42263</text:p>
              </table:table-cell>
              <table:table-cell office:value-type="float" office:value="389781">
                <text:p>389781</text:p>
              </table:table-cell>
            </table:table-row>
            <table:table-row>
              <table:table-cell office:value-type="float" office:value="42264">
                <text:p>42264</text:p>
              </table:table-cell>
              <table:table-cell office:value-type="float" office:value="400760">
                <text:p>400760</text:p>
              </table:table-cell>
            </table:table-row>
            <table:table-row>
              <table:table-cell office:value-type="float" office:value="42265">
                <text:p>42265</text:p>
              </table:table-cell>
              <table:table-cell office:value-type="float" office:value="412338">
                <text:p>412338</text:p>
              </table:table-cell>
            </table:table-row>
            <table:table-row>
              <table:table-cell office:value-type="float" office:value="42266">
                <text:p>42266</text:p>
              </table:table-cell>
              <table:table-cell office:value-type="float" office:value="322006">
                <text:p>322006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267246">
                <text:p>267246</text:p>
              </table:table-cell>
            </table:table-row>
            <table:table-row>
              <table:table-cell office:value-type="float" office:value="42268">
                <text:p>42268</text:p>
              </table:table-cell>
              <table:table-cell office:value-type="float" office:value="355253">
                <text:p>355253</text:p>
              </table:table-cell>
            </table:table-row>
            <table:table-row>
              <table:table-cell office:value-type="float" office:value="42269">
                <text:p>42269</text:p>
              </table:table-cell>
              <table:table-cell office:value-type="float" office:value="360964">
                <text:p>360964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360690">
                <text:p>360690</text:p>
              </table:table-cell>
            </table:table-row>
            <table:table-row>
              <table:table-cell office:value-type="float" office:value="42271">
                <text:p>42271</text:p>
              </table:table-cell>
              <table:table-cell office:value-type="float" office:value="388471">
                <text:p>388471</text:p>
              </table:table-cell>
            </table:table-row>
            <table:table-row>
              <table:table-cell office:value-type="float" office:value="42272">
                <text:p>42272</text:p>
              </table:table-cell>
              <table:table-cell office:value-type="float" office:value="407895">
                <text:p>407895</text:p>
              </table:table-cell>
            </table:table-row>
            <table:table-row>
              <table:table-cell office:value-type="float" office:value="42273">
                <text:p>42273</text:p>
              </table:table-cell>
              <table:table-cell office:value-type="float" office:value="316892">
                <text:p>316892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83171">
                <text:p>283171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362250">
                <text:p>362250</text:p>
              </table:table-cell>
            </table:table-row>
            <table:table-row>
              <table:table-cell office:value-type="float" office:value="42276">
                <text:p>42276</text:p>
              </table:table-cell>
              <table:table-cell office:value-type="float" office:value="381476">
                <text:p>381476</text:p>
              </table:table-cell>
            </table:table-row>
            <table:table-row>
              <table:table-cell office:value-type="float" office:value="42277">
                <text:p>42277</text:p>
              </table:table-cell>
              <table:table-cell office:value-type="float" office:value="391528">
                <text:p>391528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397212">
                <text:p>397212</text:p>
              </table:table-cell>
            </table:table-row>
            <table:table-row>
              <table:table-cell office:value-type="float" office:value="42279">
                <text:p>42279</text:p>
              </table:table-cell>
              <table:table-cell office:value-type="float" office:value="389895">
                <text:p>389895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318631">
                <text:p>318631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275529">
                <text:p>275529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377201">
                <text:p>377201</text:p>
              </table:table-cell>
            </table:table-row>
            <table:table-row>
              <table:table-cell office:value-type="float" office:value="42283">
                <text:p>42283</text:p>
              </table:table-cell>
              <table:table-cell office:value-type="float" office:value="371370">
                <text:p>371370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397245">
                <text:p>397245</text:p>
              </table:table-cell>
            </table:table-row>
            <table:table-row>
              <table:table-cell office:value-type="float" office:value="42285">
                <text:p>42285</text:p>
              </table:table-cell>
              <table:table-cell office:value-type="float" office:value="405887">
                <text:p>405887</text:p>
              </table:table-cell>
            </table:table-row>
            <table:table-row>
              <table:table-cell office:value-type="float" office:value="42286">
                <text:p>42286</text:p>
              </table:table-cell>
              <table:table-cell office:value-type="float" office:value="426854">
                <text:p>426854</text:p>
              </table:table-cell>
            </table:table-row>
            <table:table-row>
              <table:table-cell office:value-type="float" office:value="42287">
                <text:p>42287</text:p>
              </table:table-cell>
              <table:table-cell office:value-type="float" office:value="311663">
                <text:p>311663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247676">
                <text:p>247676</text:p>
              </table:table-cell>
            </table:table-row>
            <table:table-row>
              <table:table-cell office:value-type="float" office:value="42289">
                <text:p>42289</text:p>
              </table:table-cell>
              <table:table-cell office:value-type="float" office:value="242391">
                <text:p>242391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387699">
                <text:p>387699</text:p>
              </table:table-cell>
            </table:table-row>
            <table:table-row>
              <table:table-cell office:value-type="float" office:value="42291">
                <text:p>42291</text:p>
              </table:table-cell>
              <table:table-cell office:value-type="float" office:value="390996">
                <text:p>390996</text:p>
              </table:table-cell>
            </table:table-row>
            <table:table-row>
              <table:table-cell office:value-type="float" office:value="42292">
                <text:p>42292</text:p>
              </table:table-cell>
              <table:table-cell office:value-type="float" office:value="395958">
                <text:p>395958</text:p>
              </table:table-cell>
            </table:table-row>
            <table:table-row>
              <table:table-cell office:value-type="float" office:value="42293">
                <text:p>42293</text:p>
              </table:table-cell>
              <table:table-cell office:value-type="float" office:value="419211">
                <text:p>419211</text:p>
              </table:table-cell>
            </table:table-row>
            <table:table-row>
              <table:table-cell office:value-type="float" office:value="42294">
                <text:p>42294</text:p>
              </table:table-cell>
              <table:table-cell office:value-type="float" office:value="322141">
                <text:p>322141</text:p>
              </table:table-cell>
            </table:table-row>
            <table:table-row>
              <table:table-cell office:value-type="float" office:value="42295">
                <text:p>42295</text:p>
              </table:table-cell>
              <table:table-cell office:value-type="float" office:value="289486">
                <text:p>289486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375172">
                <text:p>375172</text:p>
              </table:table-cell>
            </table:table-row>
            <table:table-row>
              <table:table-cell office:value-type="float" office:value="42297">
                <text:p>42297</text:p>
              </table:table-cell>
              <table:table-cell office:value-type="float" office:value="374203">
                <text:p>374203</text:p>
              </table:table-cell>
            </table:table-row>
            <table:table-row>
              <table:table-cell office:value-type="float" office:value="42298">
                <text:p>42298</text:p>
              </table:table-cell>
              <table:table-cell office:value-type="float" office:value="386903">
                <text:p>386903</text:p>
              </table:table-cell>
            </table:table-row>
            <table:table-row>
              <table:table-cell office:value-type="float" office:value="42299">
                <text:p>42299</text:p>
              </table:table-cell>
              <table:table-cell office:value-type="float" office:value="400927">
                <text:p>400927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415075">
                <text:p>415075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304805">
                <text:p>30480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249356">
                <text:p>249356</text:p>
              </table:table-cell>
            </table:table-row>
            <table:table-row>
              <table:table-cell office:value-type="float" office:value="42303">
                <text:p>42303</text:p>
              </table:table-cell>
              <table:table-cell office:value-type="float" office:value="370259">
                <text:p>370259</text:p>
              </table:table-cell>
            </table:table-row>
            <table:table-row>
              <table:table-cell office:value-type="float" office:value="42304">
                <text:p>42304</text:p>
              </table:table-cell>
              <table:table-cell office:value-type="float" office:value="372905">
                <text:p>372905</text:p>
              </table:table-cell>
            </table:table-row>
            <table:table-row>
              <table:table-cell office:value-type="float" office:value="42305">
                <text:p>42305</text:p>
              </table:table-cell>
              <table:table-cell office:value-type="float" office:value="385668">
                <text:p>385668</text:p>
              </table:table-cell>
            </table:table-row>
            <table:table-row>
              <table:table-cell office:value-type="float" office:value="42306">
                <text:p>42306</text:p>
              </table:table-cell>
              <table:table-cell office:value-type="float" office:value="391766">
                <text:p>391766</text:p>
              </table:table-cell>
            </table:table-row>
            <table:table-row>
              <table:table-cell office:value-type="float" office:value="42307">
                <text:p>42307</text:p>
              </table:table-cell>
              <table:table-cell office:value-type="float" office:value="419364">
                <text:p>419364</text:p>
              </table:table-cell>
            </table:table-row>
            <table:table-row>
              <table:table-cell office:value-type="float" office:value="42308">
                <text:p>42308</text:p>
              </table:table-cell>
              <table:table-cell office:value-type="float" office:value="329904">
                <text:p>329904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294680">
                <text:p>294680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379157">
                <text:p>379157</text:p>
              </table:table-cell>
            </table:table-row>
            <table:table-row>
              <table:table-cell office:value-type="float" office:value="42311">
                <text:p>42311</text:p>
              </table:table-cell>
              <table:table-cell office:value-type="float" office:value="385506">
                <text:p>385506</text:p>
              </table:table-cell>
            </table:table-row>
            <table:table-row>
              <table:table-cell office:value-type="float" office:value="42312">
                <text:p>42312</text:p>
              </table:table-cell>
              <table:table-cell office:value-type="float" office:value="397699">
                <text:p>397699</text:p>
              </table:table-cell>
            </table:table-row>
            <table:table-row>
              <table:table-cell office:value-type="float" office:value="42313">
                <text:p>42313</text:p>
              </table:table-cell>
              <table:table-cell office:value-type="float" office:value="412717">
                <text:p>41271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425917">
                <text:p>425917</text:p>
              </table:table-cell>
            </table:table-row>
            <table:table-row>
              <table:table-cell office:value-type="float" office:value="42315">
                <text:p>42315</text:p>
              </table:table-cell>
              <table:table-cell office:value-type="float" office:value="332916">
                <text:p>332916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296948">
                <text:p>296948</text:p>
              </table:table-cell>
            </table:table-row>
            <table:table-row>
              <table:table-cell office:value-type="float" office:value="42317">
                <text:p>42317</text:p>
              </table:table-cell>
              <table:table-cell office:value-type="float" office:value="383150">
                <text:p>383150</text:p>
              </table:table-cell>
            </table:table-row>
            <table:table-row>
              <table:table-cell office:value-type="float" office:value="42318">
                <text:p>42318</text:p>
              </table:table-cell>
              <table:table-cell office:value-type="float" office:value="380686">
                <text:p>380686</text:p>
              </table:table-cell>
            </table:table-row>
            <table:table-row>
              <table:table-cell office:value-type="float" office:value="42319">
                <text:p>42319</text:p>
              </table:table-cell>
              <table:table-cell office:value-type="float" office:value="402815">
                <text:p>402815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394112">
                <text:p>394112</text:p>
              </table:table-cell>
            </table:table-row>
            <table:table-row>
              <table:table-cell office:value-type="float" office:value="42321">
                <text:p>42321</text:p>
              </table:table-cell>
              <table:table-cell office:value-type="float" office:value="411333">
                <text:p>411333</text:p>
              </table:table-cell>
            </table:table-row>
            <table:table-row>
              <table:table-cell office:value-type="float" office:value="42322">
                <text:p>42322</text:p>
              </table:table-cell>
              <table:table-cell office:value-type="float" office:value="331957">
                <text:p>331957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291040">
                <text:p>291040</text:p>
              </table:table-cell>
            </table:table-row>
            <table:table-row>
              <table:table-cell office:value-type="float" office:value="42324">
                <text:p>42324</text:p>
              </table:table-cell>
              <table:table-cell office:value-type="float" office:value="384282">
                <text:p>384282</text:p>
              </table:table-cell>
            </table:table-row>
            <table:table-row>
              <table:table-cell office:value-type="float" office:value="42325">
                <text:p>42325</text:p>
              </table:table-cell>
              <table:table-cell office:value-type="float" office:value="362954">
                <text:p>362954</text:p>
              </table:table-cell>
            </table:table-row>
            <table:table-row>
              <table:table-cell office:value-type="float" office:value="42326">
                <text:p>42326</text:p>
              </table:table-cell>
              <table:table-cell office:value-type="float" office:value="388131">
                <text:p>388131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377550">
                <text:p>377550</text:p>
              </table:table-cell>
            </table:table-row>
            <table:table-row>
              <table:table-cell office:value-type="float" office:value="42328">
                <text:p>42328</text:p>
              </table:table-cell>
              <table:table-cell office:value-type="float" office:value="428155">
                <text:p>428155</text:p>
              </table:table-cell>
            </table:table-row>
            <table:table-row>
              <table:table-cell office:value-type="float" office:value="42329">
                <text:p>42329</text:p>
              </table:table-cell>
              <table:table-cell office:value-type="float" office:value="326788">
                <text:p>326788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83052">
                <text:p>283052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385910">
                <text:p>385910</text:p>
              </table:table-cell>
            </table:table-row>
            <table:table-row>
              <table:table-cell office:value-type="float" office:value="42332">
                <text:p>42332</text:p>
              </table:table-cell>
              <table:table-cell office:value-type="float" office:value="395488">
                <text:p>395488</text:p>
              </table:table-cell>
            </table:table-row>
            <table:table-row>
              <table:table-cell office:value-type="float" office:value="42333">
                <text:p>42333</text:p>
              </table:table-cell>
              <table:table-cell office:value-type="float" office:value="408124">
                <text:p>408124</text:p>
              </table:table-cell>
            </table:table-row>
            <table:table-row>
              <table:table-cell office:value-type="float" office:value="42334">
                <text:p>42334</text:p>
              </table:table-cell>
              <table:table-cell office:value-type="float" office:value="450163">
                <text:p>450163</text:p>
              </table:table-cell>
            </table:table-row>
            <table:table-row>
              <table:table-cell office:value-type="float" office:value="42335">
                <text:p>42335</text:p>
              </table:table-cell>
              <table:table-cell office:value-type="float" office:value="239264">
                <text:p>239264</text:p>
              </table:table-cell>
            </table:table-row>
            <table:table-row>
              <table:table-cell office:value-type="float" office:value="42336">
                <text:p>42336</text:p>
              </table:table-cell>
              <table:table-cell office:value-type="float" office:value="313974">
                <text:p>313974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283860">
                <text:p>283860</text:p>
              </table:table-cell>
            </table:table-row>
            <table:table-row>
              <table:table-cell office:value-type="float" office:value="42338">
                <text:p>42338</text:p>
              </table:table-cell>
              <table:table-cell office:value-type="float" office:value="403382">
                <text:p>403382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404783">
                <text:p>404783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416579">
                <text:p>416579</text:p>
              </table:table-cell>
            </table:table-row>
            <table:table-row>
              <table:table-cell office:value-type="float" office:value="42341">
                <text:p>42341</text:p>
              </table:table-cell>
              <table:table-cell office:value-type="float" office:value="417692">
                <text:p>417692</text:p>
              </table:table-cell>
            </table:table-row>
            <table:table-row>
              <table:table-cell office:value-type="float" office:value="42342">
                <text:p>42342</text:p>
              </table:table-cell>
              <table:table-cell office:value-type="float" office:value="439504">
                <text:p>439504</text:p>
              </table:table-cell>
            </table:table-row>
            <table:table-row>
              <table:table-cell office:value-type="float" office:value="42343">
                <text:p>42343</text:p>
              </table:table-cell>
              <table:table-cell office:value-type="float" office:value="346403">
                <text:p>346403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284823">
                <text:p>284823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249858">
                <text:p>249858</text:p>
              </table:table-cell>
            </table:table-row>
            <table:table-row>
              <table:table-cell office:value-type="float" office:value="42346">
                <text:p>42346</text:p>
              </table:table-cell>
              <table:table-cell office:value-type="float" office:value="246908">
                <text:p>246908</text:p>
              </table:table-cell>
            </table:table-row>
            <table:table-row>
              <table:table-cell office:value-type="float" office:value="42347">
                <text:p>42347</text:p>
              </table:table-cell>
              <table:table-cell office:value-type="float" office:value="422176">
                <text:p>422176</text:p>
              </table:table-cell>
            </table:table-row>
            <table:table-row>
              <table:table-cell office:value-type="float" office:value="42348">
                <text:p>42348</text:p>
              </table:table-cell>
              <table:table-cell office:value-type="float" office:value="365536">
                <text:p>365536</text:p>
              </table:table-cell>
            </table:table-row>
            <table:table-row>
              <table:table-cell office:value-type="float" office:value="42349">
                <text:p>42349</text:p>
              </table:table-cell>
              <table:table-cell office:value-type="float" office:value="443247">
                <text:p>443247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335315">
                <text:p>335315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272903">
                <text:p>272903</text:p>
              </table:table-cell>
            </table:table-row>
            <table:table-row>
              <table:table-cell office:value-type="float" office:value="42352">
                <text:p>42352</text:p>
              </table:table-cell>
              <table:table-cell office:value-type="float" office:value="402878">
                <text:p>402878</text:p>
              </table:table-cell>
            </table:table-row>
            <table:table-row>
              <table:table-cell office:value-type="float" office:value="42353">
                <text:p>42353</text:p>
              </table:table-cell>
              <table:table-cell office:value-type="float" office:value="405573">
                <text:p>405573</text:p>
              </table:table-cell>
            </table:table-row>
            <table:table-row>
              <table:table-cell office:value-type="float" office:value="42354">
                <text:p>42354</text:p>
              </table:table-cell>
              <table:table-cell office:value-type="float" office:value="417707">
                <text:p>417707</text:p>
              </table:table-cell>
            </table:table-row>
            <table:table-row>
              <table:table-cell office:value-type="float" office:value="42355">
                <text:p>42355</text:p>
              </table:table-cell>
              <table:table-cell office:value-type="float" office:value="421874">
                <text:p>421874</text:p>
              </table:table-cell>
            </table:table-row>
            <table:table-row>
              <table:table-cell office:value-type="float" office:value="42356">
                <text:p>42356</text:p>
              </table:table-cell>
              <table:table-cell office:value-type="float" office:value="451162">
                <text:p>451162</text:p>
              </table:table-cell>
            </table:table-row>
            <table:table-row>
              <table:table-cell office:value-type="float" office:value="42357">
                <text:p>42357</text:p>
              </table:table-cell>
              <table:table-cell office:value-type="float" office:value="351818">
                <text:p>351818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288703">
                <text:p>288703</text:p>
              </table:table-cell>
            </table:table-row>
            <table:table-row>
              <table:table-cell office:value-type="float" office:value="42359">
                <text:p>42359</text:p>
              </table:table-cell>
              <table:table-cell office:value-type="float" office:value="413947">
                <text:p>413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031" number:language="es" number:country="AR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0031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7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629cm" svg:height="7.12cm" xlink:href=".." xlink:type="simple" chart:class="chart:line" chart:style-name="ch1">
        <chart:title svg:x="10.256cm" svg:y="0.067cm" chart:style-name="ch2">
          <text:p>Febrero 2015 - Vehiculos por peajes</text:p>
        </chart:title>
        <chart:plot-area chart:style-name="ch3" table:cell-range-address="Sheet2.A1:Sheet2.A90 Sheet2.C1:Sheet2.C90" chart:data-source-has-labels="both" svg:x="0.529cm" svg:y="0.603cm" svg:width="25.886cm" svg:height="5.992cm">
          <chartooo:coordinate-region svg:x="1.734cm" svg:y="0.763cm" svg:width="24.681cm" svg:height="3.915cm"/>
          <chart:axis chart:dimension="x" chart:name="primary-x" chart:style-name="ch4" chartooo:axis-type="auto">
            <chartooo:date-scale/>
            <chart:title svg:x="12.895cm" svg:y="6.558cm" chart:style-name="ch5">
              <text:p>Fecha</text:p>
            </chart:title>
            <chart:categories table:cell-range-address="Sheet2.A2:Sheet2.A90"/>
          </chart:axis>
          <chart:axis chart:dimension="y" chart:name="primary-y" chart:style-name="ch6">
            <chart:title svg:x="-0.026cm" svg:y="3.822cm" chart:style-name="ch7">
              <text:p>Vehiculos</text:p>
            </chart:title>
            <chart:grid chart:style-name="ch8" chart:class="major"/>
          </chart:axis>
          <chart:series chart:style-name="ch9" chart:values-cell-range-address="Sheet2.C2:Sheet2.C90" chart:label-cell-address="Sheet2.C1:Sheet2.C1" chart:class="chart:line">
            <chart:data-point chart:repeated="8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tos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42005">
                <text:p>42005</text:p>
                <draw:g>
                  <svg:desc>Sheet2.A2:Sheet2.A90</svg:desc>
                </draw:g>
              </table:table-cell>
              <table:table-cell office:value-type="float" office:value="189171">
                <text:p>189171</text:p>
                <draw:g>
                  <svg:desc>Sheet2.C2:Sheet2.C90</svg:desc>
                </draw:g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254980">
                <text:p>254980</text:p>
              </table:table-cell>
            </table:table-row>
            <table:table-row>
              <table:table-cell office:value-type="float" office:value="42007">
                <text:p>42007</text:p>
              </table:table-cell>
              <table:table-cell office:value-type="float" office:value="227237">
                <text:p>227237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216188">
                <text:p>216188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339364">
                <text:p>339364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321078">
                <text:p>321078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335496">
                <text:p>335496</text:p>
              </table:table-cell>
            </table:table-row>
            <table:table-row>
              <table:table-cell office:value-type="float" office:value="42012">
                <text:p>42012</text:p>
              </table:table-cell>
              <table:table-cell office:value-type="float" office:value="314131">
                <text:p>314131</text:p>
              </table:table-cell>
            </table:table-row>
            <table:table-row>
              <table:table-cell office:value-type="float" office:value="42013">
                <text:p>42013</text:p>
              </table:table-cell>
              <table:table-cell office:value-type="float" office:value="353595">
                <text:p>353595</text:p>
              </table:table-cell>
            </table:table-row>
            <table:table-row>
              <table:table-cell office:value-type="float" office:value="42014">
                <text:p>42014</text:p>
              </table:table-cell>
              <table:table-cell office:value-type="float" office:value="260450">
                <text:p>260450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219979">
                <text:p>219979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339277">
                <text:p>339277</text:p>
              </table:table-cell>
            </table:table-row>
            <table:table-row>
              <table:table-cell office:value-type="float" office:value="42017">
                <text:p>42017</text:p>
              </table:table-cell>
              <table:table-cell office:value-type="float" office:value="313929">
                <text:p>313929</text:p>
              </table:table-cell>
            </table:table-row>
            <table:table-row>
              <table:table-cell office:value-type="float" office:value="42018">
                <text:p>42018</text:p>
              </table:table-cell>
              <table:table-cell office:value-type="float" office:value="345744">
                <text:p>345744</text:p>
              </table:table-cell>
            </table:table-row>
            <table:table-row>
              <table:table-cell office:value-type="float" office:value="42019">
                <text:p>42019</text:p>
              </table:table-cell>
              <table:table-cell office:value-type="float" office:value="345246">
                <text:p>345246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361263">
                <text:p>361263</text:p>
              </table:table-cell>
            </table:table-row>
            <table:table-row>
              <table:table-cell office:value-type="float" office:value="42021">
                <text:p>42021</text:p>
              </table:table-cell>
              <table:table-cell office:value-type="float" office:value="251828">
                <text:p>251828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212764">
                <text:p>212764</text:p>
              </table:table-cell>
            </table:table-row>
            <table:table-row>
              <table:table-cell office:value-type="float" office:value="42023">
                <text:p>42023</text:p>
              </table:table-cell>
              <table:table-cell office:value-type="float" office:value="310061">
                <text:p>310061</text:p>
              </table:table-cell>
            </table:table-row>
            <table:table-row>
              <table:table-cell office:value-type="float" office:value="42024">
                <text:p>42024</text:p>
              </table:table-cell>
              <table:table-cell office:value-type="float" office:value="316574">
                <text:p>316574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323086">
                <text:p>323086</text:p>
              </table:table-cell>
            </table:table-row>
            <table:table-row>
              <table:table-cell office:value-type="float" office:value="42026">
                <text:p>42026</text:p>
              </table:table-cell>
              <table:table-cell office:value-type="float" office:value="331516">
                <text:p>331516</text:p>
              </table:table-cell>
            </table:table-row>
            <table:table-row>
              <table:table-cell office:value-type="float" office:value="42027">
                <text:p>42027</text:p>
              </table:table-cell>
              <table:table-cell office:value-type="float" office:value="348761">
                <text:p>348761</text:p>
              </table:table-cell>
            </table:table-row>
            <table:table-row>
              <table:table-cell office:value-type="float" office:value="42028">
                <text:p>42028</text:p>
              </table:table-cell>
              <table:table-cell office:value-type="float" office:value="255775">
                <text:p>255775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218668">
                <text:p>218668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323771">
                <text:p>323771</text:p>
              </table:table-cell>
            </table:table-row>
            <table:table-row>
              <table:table-cell office:value-type="float" office:value="42031">
                <text:p>42031</text:p>
              </table:table-cell>
              <table:table-cell office:value-type="float" office:value="314062">
                <text:p>314062</text:p>
              </table:table-cell>
            </table:table-row>
            <table:table-row>
              <table:table-cell office:value-type="float" office:value="42032">
                <text:p>42032</text:p>
              </table:table-cell>
              <table:table-cell office:value-type="float" office:value="300344">
                <text:p>300344</text:p>
              </table:table-cell>
            </table:table-row>
            <table:table-row>
              <table:table-cell office:value-type="float" office:value="42033">
                <text:p>42033</text:p>
              </table:table-cell>
              <table:table-cell office:value-type="float" office:value="342441">
                <text:p>342441</text:p>
              </table:table-cell>
            </table:table-row>
            <table:table-row>
              <table:table-cell office:value-type="float" office:value="42034">
                <text:p>42034</text:p>
              </table:table-cell>
              <table:table-cell office:value-type="float" office:value="359474">
                <text:p>359474</text:p>
              </table:table-cell>
            </table:table-row>
            <table:table-row>
              <table:table-cell office:value-type="float" office:value="42035">
                <text:p>42035</text:p>
              </table:table-cell>
              <table:table-cell office:value-type="float" office:value="273787">
                <text:p>273787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43858">
                <text:p>243858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338669">
                <text:p>338669</text:p>
              </table:table-cell>
            </table:table-row>
            <table:table-row>
              <table:table-cell office:value-type="float" office:value="42038">
                <text:p>42038</text:p>
              </table:table-cell>
              <table:table-cell office:value-type="float" office:value="330031">
                <text:p>330031</text:p>
              </table:table-cell>
            </table:table-row>
            <table:table-row>
              <table:table-cell office:value-type="float" office:value="42039">
                <text:p>42039</text:p>
              </table:table-cell>
              <table:table-cell office:value-type="float" office:value="341377">
                <text:p>341377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342422">
                <text:p>342422</text:p>
              </table:table-cell>
            </table:table-row>
            <table:table-row>
              <table:table-cell office:value-type="float" office:value="42041">
                <text:p>42041</text:p>
              </table:table-cell>
              <table:table-cell office:value-type="float" office:value="365617">
                <text:p>365617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265151">
                <text:p>265151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227638">
                <text:p>227638</text:p>
              </table:table-cell>
            </table:table-row>
            <table:table-row>
              <table:table-cell office:value-type="float" office:value="42044">
                <text:p>42044</text:p>
              </table:table-cell>
              <table:table-cell office:value-type="float" office:value="334403">
                <text:p>334403</text:p>
              </table:table-cell>
            </table:table-row>
            <table:table-row>
              <table:table-cell office:value-type="float" office:value="42045">
                <text:p>42045</text:p>
              </table:table-cell>
              <table:table-cell office:value-type="float" office:value="337670">
                <text:p>337670</text:p>
              </table:table-cell>
            </table:table-row>
            <table:table-row>
              <table:table-cell office:value-type="float" office:value="42046">
                <text:p>42046</text:p>
              </table:table-cell>
              <table:table-cell office:value-type="float" office:value="346761">
                <text:p>346761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353294">
                <text:p>353294</text:p>
              </table:table-cell>
            </table:table-row>
            <table:table-row>
              <table:table-cell office:value-type="float" office:value="42048">
                <text:p>42048</text:p>
              </table:table-cell>
              <table:table-cell office:value-type="float" office:value="378965">
                <text:p>378965</text:p>
              </table:table-cell>
            </table:table-row>
            <table:table-row>
              <table:table-cell office:value-type="float" office:value="42049">
                <text:p>42049</text:p>
              </table:table-cell>
              <table:table-cell office:value-type="float" office:value="283907">
                <text:p>283907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236797">
                <text:p>236797</text:p>
              </table:table-cell>
            </table:table-row>
            <table:table-row>
              <table:table-cell office:value-type="float" office:value="42051">
                <text:p>42051</text:p>
              </table:table-cell>
              <table:table-cell office:value-type="float" office:value="205866">
                <text:p>205866</text:p>
              </table:table-cell>
            </table:table-row>
            <table:table-row>
              <table:table-cell office:value-type="float" office:value="42052">
                <text:p>42052</text:p>
              </table:table-cell>
              <table:table-cell office:value-type="float" office:value="202421">
                <text:p>202421</text:p>
              </table:table-cell>
            </table:table-row>
            <table:table-row>
              <table:table-cell office:value-type="float" office:value="42053">
                <text:p>42053</text:p>
              </table:table-cell>
              <table:table-cell office:value-type="float" office:value="351115">
                <text:p>351115</text:p>
              </table:table-cell>
            </table:table-row>
            <table:table-row>
              <table:table-cell office:value-type="float" office:value="42054">
                <text:p>42054</text:p>
              </table:table-cell>
              <table:table-cell office:value-type="float" office:value="361134">
                <text:p>361134</text:p>
              </table:table-cell>
            </table:table-row>
            <table:table-row>
              <table:table-cell office:value-type="float" office:value="42055">
                <text:p>42055</text:p>
              </table:table-cell>
              <table:table-cell office:value-type="float" office:value="369733">
                <text:p>369733</text:p>
              </table:table-cell>
            </table:table-row>
            <table:table-row>
              <table:table-cell office:value-type="float" office:value="42056">
                <text:p>42056</text:p>
              </table:table-cell>
              <table:table-cell office:value-type="float" office:value="268997">
                <text:p>268997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247380">
                <text:p>247380</text:p>
              </table:table-cell>
            </table:table-row>
            <table:table-row>
              <table:table-cell office:value-type="float" office:value="42058">
                <text:p>42058</text:p>
              </table:table-cell>
              <table:table-cell office:value-type="float" office:value="351504">
                <text:p>351504</text:p>
              </table:table-cell>
            </table:table-row>
            <table:table-row>
              <table:table-cell office:value-type="float" office:value="42059">
                <text:p>42059</text:p>
              </table:table-cell>
              <table:table-cell office:value-type="float" office:value="358149">
                <text:p>358149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353286">
                <text:p>353286</text:p>
              </table:table-cell>
            </table:table-row>
            <table:table-row>
              <table:table-cell office:value-type="float" office:value="42061">
                <text:p>42061</text:p>
              </table:table-cell>
              <table:table-cell office:value-type="float" office:value="364071">
                <text:p>364071</text:p>
              </table:table-cell>
            </table:table-row>
            <table:table-row>
              <table:table-cell office:value-type="float" office:value="42062">
                <text:p>42062</text:p>
              </table:table-cell>
              <table:table-cell office:value-type="float" office:value="378702">
                <text:p>378702</text:p>
              </table:table-cell>
            </table:table-row>
            <table:table-row>
              <table:table-cell office:value-type="float" office:value="42063">
                <text:p>42063</text:p>
              </table:table-cell>
              <table:table-cell office:value-type="float" office:value="299253">
                <text:p>29925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267550">
                <text:p>267550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345520">
                <text:p>345520</text:p>
              </table:table-cell>
            </table:table-row>
            <table:table-row>
              <table:table-cell office:value-type="float" office:value="42066">
                <text:p>42066</text:p>
              </table:table-cell>
              <table:table-cell office:value-type="float" office:value="336822">
                <text:p>336822</text:p>
              </table:table-cell>
            </table:table-row>
            <table:table-row>
              <table:table-cell office:value-type="float" office:value="42067">
                <text:p>42067</text:p>
              </table:table-cell>
              <table:table-cell office:value-type="float" office:value="348072">
                <text:p>348072</text:p>
              </table:table-cell>
            </table:table-row>
            <table:table-row>
              <table:table-cell office:value-type="float" office:value="42068">
                <text:p>42068</text:p>
              </table:table-cell>
              <table:table-cell office:value-type="float" office:value="366209">
                <text:p>366209</text:p>
              </table:table-cell>
            </table:table-row>
            <table:table-row>
              <table:table-cell office:value-type="float" office:value="42069">
                <text:p>42069</text:p>
              </table:table-cell>
              <table:table-cell office:value-type="float" office:value="376462">
                <text:p>376462</text:p>
              </table:table-cell>
            </table:table-row>
            <table:table-row>
              <table:table-cell office:value-type="float" office:value="42070">
                <text:p>42070</text:p>
              </table:table-cell>
              <table:table-cell office:value-type="float" office:value="302935">
                <text:p>302935</text:p>
              </table:table-cell>
            </table:table-row>
            <table:table-row>
              <table:table-cell office:value-type="float" office:value="42071">
                <text:p>42071</text:p>
              </table:table-cell>
              <table:table-cell office:value-type="float" office:value="264192">
                <text:p>264192</text:p>
              </table:table-cell>
            </table:table-row>
            <table:table-row>
              <table:table-cell office:value-type="float" office:value="42072">
                <text:p>42072</text:p>
              </table:table-cell>
              <table:table-cell office:value-type="float" office:value="335985">
                <text:p>335985</text:p>
              </table:table-cell>
            </table:table-row>
            <table:table-row>
              <table:table-cell office:value-type="float" office:value="42073">
                <text:p>42073</text:p>
              </table:table-cell>
              <table:table-cell office:value-type="float" office:value="353309">
                <text:p>353309</text:p>
              </table:table-cell>
            </table:table-row>
            <table:table-row>
              <table:table-cell office:value-type="float" office:value="42074">
                <text:p>42074</text:p>
              </table:table-cell>
              <table:table-cell office:value-type="float" office:value="369858">
                <text:p>369858</text:p>
              </table:table-cell>
            </table:table-row>
            <table:table-row>
              <table:table-cell office:value-type="float" office:value="42075">
                <text:p>42075</text:p>
              </table:table-cell>
              <table:table-cell office:value-type="float" office:value="364259">
                <text:p>364259</text:p>
              </table:table-cell>
            </table:table-row>
            <table:table-row>
              <table:table-cell office:value-type="float" office:value="42076">
                <text:p>42076</text:p>
              </table:table-cell>
              <table:table-cell office:value-type="float" office:value="380762">
                <text:p>380762</text:p>
              </table:table-cell>
            </table:table-row>
            <table:table-row>
              <table:table-cell office:value-type="float" office:value="42077">
                <text:p>42077</text:p>
              </table:table-cell>
              <table:table-cell office:value-type="float" office:value="302468">
                <text:p>302468</text:p>
              </table:table-cell>
            </table:table-row>
            <table:table-row>
              <table:table-cell office:value-type="float" office:value="42078">
                <text:p>42078</text:p>
              </table:table-cell>
              <table:table-cell office:value-type="float" office:value="256513">
                <text:p>256513</text:p>
              </table:table-cell>
            </table:table-row>
            <table:table-row>
              <table:table-cell office:value-type="float" office:value="42079">
                <text:p>42079</text:p>
              </table:table-cell>
              <table:table-cell office:value-type="float" office:value="350981">
                <text:p>350981</text:p>
              </table:table-cell>
            </table:table-row>
            <table:table-row>
              <table:table-cell office:value-type="float" office:value="42080">
                <text:p>42080</text:p>
              </table:table-cell>
              <table:table-cell office:value-type="float" office:value="353586">
                <text:p>353586</text:p>
              </table:table-cell>
            </table:table-row>
            <table:table-row>
              <table:table-cell office:value-type="float" office:value="42081">
                <text:p>42081</text:p>
              </table:table-cell>
              <table:table-cell office:value-type="float" office:value="351755">
                <text:p>351755</text:p>
              </table:table-cell>
            </table:table-row>
            <table:table-row>
              <table:table-cell office:value-type="float" office:value="42082">
                <text:p>42082</text:p>
              </table:table-cell>
              <table:table-cell office:value-type="float" office:value="374066">
                <text:p>374066</text:p>
              </table:table-cell>
            </table:table-row>
            <table:table-row>
              <table:table-cell office:value-type="float" office:value="42083">
                <text:p>42083</text:p>
              </table:table-cell>
              <table:table-cell office:value-type="float" office:value="385669">
                <text:p>385669</text:p>
              </table:table-cell>
            </table:table-row>
            <table:table-row>
              <table:table-cell office:value-type="float" office:value="42084">
                <text:p>42084</text:p>
              </table:table-cell>
              <table:table-cell office:value-type="float" office:value="295421">
                <text:p>295421</text:p>
              </table:table-cell>
            </table:table-row>
            <table:table-row>
              <table:table-cell office:value-type="float" office:value="42085">
                <text:p>42085</text:p>
              </table:table-cell>
              <table:table-cell office:value-type="float" office:value="228871">
                <text:p>228871</text:p>
              </table:table-cell>
            </table:table-row>
            <table:table-row>
              <table:table-cell office:value-type="float" office:value="42086">
                <text:p>42086</text:p>
              </table:table-cell>
              <table:table-cell office:value-type="float" office:value="211884">
                <text:p>211884</text:p>
              </table:table-cell>
            </table:table-row>
            <table:table-row>
              <table:table-cell office:value-type="float" office:value="42087">
                <text:p>42087</text:p>
              </table:table-cell>
              <table:table-cell office:value-type="float" office:value="207592">
                <text:p>207592</text:p>
              </table:table-cell>
            </table:table-row>
            <table:table-row>
              <table:table-cell office:value-type="float" office:value="42088">
                <text:p>42088</text:p>
              </table:table-cell>
              <table:table-cell office:value-type="float" office:value="349118">
                <text:p>349118</text:p>
              </table:table-cell>
            </table:table-row>
            <table:table-row>
              <table:table-cell office:value-type="float" office:value="42089">
                <text:p>42089</text:p>
              </table:table-cell>
              <table:table-cell office:value-type="float" office:value="359370">
                <text:p>359370</text:p>
              </table:table-cell>
            </table:table-row>
            <table:table-row>
              <table:table-cell office:value-type="float" office:value="42090">
                <text:p>42090</text:p>
              </table:table-cell>
              <table:table-cell office:value-type="float" office:value="382388">
                <text:p>382388</text:p>
              </table:table-cell>
            </table:table-row>
            <table:table-row>
              <table:table-cell office:value-type="float" office:value="42091">
                <text:p>42091</text:p>
              </table:table-cell>
              <table:table-cell office:value-type="float" office:value="287015">
                <text:p>287015</text:p>
              </table:table-cell>
            </table:table-row>
            <table:table-row>
              <table:table-cell office:value-type="float" office:value="42092">
                <text:p>42092</text:p>
              </table:table-cell>
              <table:table-cell office:value-type="float" office:value="249728">
                <text:p>249728</text:p>
              </table:table-cell>
            </table:table-row>
            <table:table-row>
              <table:table-cell office:value-type="float" office:value="42093">
                <text:p>42093</text:p>
              </table:table-cell>
              <table:table-cell office:value-type="float" office:value="353205">
                <text:p>353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8f96e87c890bf8fa77463cd4b640a2312823f3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031" number:language="es" number:country="AR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0031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7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88cm" svg:height="7.438cm" xlink:href=".." xlink:type="simple" chart:class="chart:line" chart:style-name="ch1">
        <chart:title svg:x="10.01cm" svg:y="0.284cm" chart:style-name="ch2">
          <text:p>Marzo 2015 - Vehiculos por peajes</text:p>
        </chart:title>
        <chart:plot-area chart:style-name="ch3" table:cell-range-address="Sheet2.A92:Sheet2.A182 Sheet2.C1:Sheet2.C1 Sheet2.C92:Sheet2.C182" chart:data-source-has-labels="both" svg:x="0.563cm" svg:y="1.207cm" svg:width="25.905cm" svg:height="5.407cm">
          <chartooo:coordinate-region svg:x="1.767cm" svg:y="1.367cm" svg:width="24.701cm" svg:height="3.251cm"/>
          <chart:axis chart:dimension="x" chart:name="primary-x" chart:style-name="ch4" chartooo:axis-type="auto">
            <chartooo:date-scale/>
            <chart:title svg:x="13.008cm" svg:y="6.762cm" chart:style-name="ch5">
              <text:p>Fecha</text:p>
            </chart:title>
            <chart:categories table:cell-range-address="Sheet2.A92:Sheet2.A182"/>
          </chart:axis>
          <chart:axis chart:dimension="y" chart:name="primary-y" chart:style-name="ch6">
            <chart:title svg:x="0cm" svg:y="4.114cm" chart:style-name="ch7">
              <text:p>Vehiculos</text:p>
            </chart:title>
            <chart:grid chart:style-name="ch8" chart:class="major"/>
          </chart:axis>
          <chart:series chart:style-name="ch9" chart:values-cell-range-address="Sheet2.C92:Sheet2.C182" chart:label-cell-address="Sheet2.C1:Sheet2.C1" chart:class="chart:line">
            <chart:data-point chart:repeated="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tos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42095">
                <text:p>42095</text:p>
                <draw:g>
                  <svg:desc>Sheet2.A92:Sheet2.A182</svg:desc>
                </draw:g>
              </table:table-cell>
              <table:table-cell office:value-type="float" office:value="396825">
                <text:p>396825</text:p>
                <draw:g>
                  <svg:desc>Sheet2.C92:Sheet2.C182</svg:desc>
                </draw:g>
              </table:table-cell>
            </table:table-row>
            <table:table-row>
              <table:table-cell office:value-type="float" office:value="42096">
                <text:p>42096</text:p>
              </table:table-cell>
              <table:table-cell office:value-type="float" office:value="245906">
                <text:p>245906</text:p>
              </table:table-cell>
            </table:table-row>
            <table:table-row>
              <table:table-cell office:value-type="float" office:value="42097">
                <text:p>42097</text:p>
              </table:table-cell>
              <table:table-cell office:value-type="float" office:value="201644">
                <text:p>201644</text:p>
              </table:table-cell>
            </table:table-row>
            <table:table-row>
              <table:table-cell office:value-type="float" office:value="42098">
                <text:p>42098</text:p>
              </table:table-cell>
              <table:table-cell office:value-type="float" office:value="245090">
                <text:p>245090</text:p>
              </table:table-cell>
            </table:table-row>
            <table:table-row>
              <table:table-cell office:value-type="float" office:value="42099">
                <text:p>42099</text:p>
              </table:table-cell>
              <table:table-cell office:value-type="float" office:value="246458">
                <text:p>246458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354035">
                <text:p>354035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357928">
                <text:p>357928</text:p>
              </table:table-cell>
            </table:table-row>
            <table:table-row>
              <table:table-cell office:value-type="float" office:value="42102">
                <text:p>42102</text:p>
              </table:table-cell>
              <table:table-cell office:value-type="float" office:value="362110">
                <text:p>362110</text:p>
              </table:table-cell>
            </table:table-row>
            <table:table-row>
              <table:table-cell office:value-type="float" office:value="42103">
                <text:p>42103</text:p>
              </table:table-cell>
              <table:table-cell office:value-type="float" office:value="373603">
                <text:p>373603</text:p>
              </table:table-cell>
            </table:table-row>
            <table:table-row>
              <table:table-cell office:value-type="float" office:value="42104">
                <text:p>42104</text:p>
              </table:table-cell>
              <table:table-cell office:value-type="float" office:value="383463">
                <text:p>383463</text:p>
              </table:table-cell>
            </table:table-row>
            <table:table-row>
              <table:table-cell office:value-type="float" office:value="42105">
                <text:p>42105</text:p>
              </table:table-cell>
              <table:table-cell office:value-type="float" office:value="300816">
                <text:p>300816</text:p>
              </table:table-cell>
            </table:table-row>
            <table:table-row>
              <table:table-cell office:value-type="float" office:value="42106">
                <text:p>42106</text:p>
              </table:table-cell>
              <table:table-cell office:value-type="float" office:value="259483">
                <text:p>259483</text:p>
              </table:table-cell>
            </table:table-row>
            <table:table-row>
              <table:table-cell office:value-type="float" office:value="42107">
                <text:p>42107</text:p>
              </table:table-cell>
              <table:table-cell office:value-type="float" office:value="353464">
                <text:p>353464</text:p>
              </table:table-cell>
            </table:table-row>
            <table:table-row>
              <table:table-cell office:value-type="float" office:value="42108">
                <text:p>42108</text:p>
              </table:table-cell>
              <table:table-cell office:value-type="float" office:value="359821">
                <text:p>359821</text:p>
              </table:table-cell>
            </table:table-row>
            <table:table-row>
              <table:table-cell office:value-type="float" office:value="42109">
                <text:p>42109</text:p>
              </table:table-cell>
              <table:table-cell office:value-type="float" office:value="363272">
                <text:p>363272</text:p>
              </table:table-cell>
            </table:table-row>
            <table:table-row>
              <table:table-cell office:value-type="float" office:value="42110">
                <text:p>42110</text:p>
              </table:table-cell>
              <table:table-cell office:value-type="float" office:value="380856">
                <text:p>380856</text:p>
              </table:table-cell>
            </table:table-row>
            <table:table-row>
              <table:table-cell office:value-type="float" office:value="42111">
                <text:p>42111</text:p>
              </table:table-cell>
              <table:table-cell office:value-type="float" office:value="379547">
                <text:p>379547</text:p>
              </table:table-cell>
            </table:table-row>
            <table:table-row>
              <table:table-cell office:value-type="float" office:value="42112">
                <text:p>42112</text:p>
              </table:table-cell>
              <table:table-cell office:value-type="float" office:value="309671">
                <text:p>309671</text:p>
              </table:table-cell>
            </table:table-row>
            <table:table-row>
              <table:table-cell office:value-type="float" office:value="42113">
                <text:p>42113</text:p>
              </table:table-cell>
              <table:table-cell office:value-type="float" office:value="262251">
                <text:p>262251</text:p>
              </table:table-cell>
            </table:table-row>
            <table:table-row>
              <table:table-cell office:value-type="float" office:value="42114">
                <text:p>42114</text:p>
              </table:table-cell>
              <table:table-cell office:value-type="float" office:value="355979">
                <text:p>355979</text:p>
              </table:table-cell>
            </table:table-row>
            <table:table-row>
              <table:table-cell office:value-type="float" office:value="42115">
                <text:p>42115</text:p>
              </table:table-cell>
              <table:table-cell office:value-type="float" office:value="361582">
                <text:p>361582</text:p>
              </table:table-cell>
            </table:table-row>
            <table:table-row>
              <table:table-cell office:value-type="float" office:value="42116">
                <text:p>42116</text:p>
              </table:table-cell>
              <table:table-cell office:value-type="float" office:value="367393">
                <text:p>367393</text:p>
              </table:table-cell>
            </table:table-row>
            <table:table-row>
              <table:table-cell office:value-type="float" office:value="42117">
                <text:p>42117</text:p>
              </table:table-cell>
              <table:table-cell office:value-type="float" office:value="368673">
                <text:p>368673</text:p>
              </table:table-cell>
            </table:table-row>
            <table:table-row>
              <table:table-cell office:value-type="float" office:value="42118">
                <text:p>42118</text:p>
              </table:table-cell>
              <table:table-cell office:value-type="float" office:value="377462">
                <text:p>377462</text:p>
              </table:table-cell>
            </table:table-row>
            <table:table-row>
              <table:table-cell office:value-type="float" office:value="42119">
                <text:p>42119</text:p>
              </table:table-cell>
              <table:table-cell office:value-type="float" office:value="310821">
                <text:p>310821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263775">
                <text:p>263775</text:p>
              </table:table-cell>
            </table:table-row>
            <table:table-row>
              <table:table-cell office:value-type="float" office:value="42121">
                <text:p>42121</text:p>
              </table:table-cell>
              <table:table-cell office:value-type="float" office:value="350859">
                <text:p>350859</text:p>
              </table:table-cell>
            </table:table-row>
            <table:table-row>
              <table:table-cell office:value-type="float" office:value="42122">
                <text:p>42122</text:p>
              </table:table-cell>
              <table:table-cell office:value-type="float" office:value="354653">
                <text:p>354653</text:p>
              </table:table-cell>
            </table:table-row>
            <table:table-row>
              <table:table-cell office:value-type="float" office:value="42123">
                <text:p>42123</text:p>
              </table:table-cell>
              <table:table-cell office:value-type="float" office:value="355074">
                <text:p>355074</text:p>
              </table:table-cell>
            </table:table-row>
            <table:table-row>
              <table:table-cell office:value-type="float" office:value="42124">
                <text:p>42124</text:p>
              </table:table-cell>
              <table:table-cell office:value-type="float" office:value="400161">
                <text:p>400161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225195">
                <text:p>225195</text:p>
              </table:table-cell>
            </table:table-row>
            <table:table-row>
              <table:table-cell office:value-type="float" office:value="42126">
                <text:p>42126</text:p>
              </table:table-cell>
              <table:table-cell office:value-type="float" office:value="243881">
                <text:p>243881</text:p>
              </table:table-cell>
            </table:table-row>
            <table:table-row>
              <table:table-cell office:value-type="float" office:value="42127">
                <text:p>42127</text:p>
              </table:table-cell>
              <table:table-cell office:value-type="float" office:value="231317">
                <text:p>231317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344199">
                <text:p>344199</text:p>
              </table:table-cell>
            </table:table-row>
            <table:table-row>
              <table:table-cell office:value-type="float" office:value="42129">
                <text:p>42129</text:p>
              </table:table-cell>
              <table:table-cell office:value-type="float" office:value="353841">
                <text:p>353841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361333">
                <text:p>361333</text:p>
              </table:table-cell>
            </table:table-row>
            <table:table-row>
              <table:table-cell office:value-type="float" office:value="42131">
                <text:p>42131</text:p>
              </table:table-cell>
              <table:table-cell office:value-type="float" office:value="362731">
                <text:p>362731</text:p>
              </table:table-cell>
            </table:table-row>
            <table:table-row>
              <table:table-cell office:value-type="float" office:value="42132">
                <text:p>42132</text:p>
              </table:table-cell>
              <table:table-cell office:value-type="float" office:value="384985">
                <text:p>384985</text:p>
              </table:table-cell>
            </table:table-row>
            <table:table-row>
              <table:table-cell office:value-type="float" office:value="42133">
                <text:p>42133</text:p>
              </table:table-cell>
              <table:table-cell office:value-type="float" office:value="302574">
                <text:p>302574</text:p>
              </table:table-cell>
            </table:table-row>
            <table:table-row>
              <table:table-cell office:value-type="float" office:value="42134">
                <text:p>42134</text:p>
              </table:table-cell>
              <table:table-cell office:value-type="float" office:value="238965">
                <text:p>238965</text:p>
              </table:table-cell>
            </table:table-row>
            <table:table-row>
              <table:table-cell office:value-type="float" office:value="42135">
                <text:p>42135</text:p>
              </table:table-cell>
              <table:table-cell office:value-type="float" office:value="349767">
                <text:p>349767</text:p>
              </table:table-cell>
            </table:table-row>
            <table:table-row>
              <table:table-cell office:value-type="float" office:value="42136">
                <text:p>42136</text:p>
              </table:table-cell>
              <table:table-cell office:value-type="float" office:value="352645">
                <text:p>352645</text:p>
              </table:table-cell>
            </table:table-row>
            <table:table-row>
              <table:table-cell office:value-type="float" office:value="42137">
                <text:p>42137</text:p>
              </table:table-cell>
              <table:table-cell office:value-type="float" office:value="363518">
                <text:p>363518</text:p>
              </table:table-cell>
            </table:table-row>
            <table:table-row>
              <table:table-cell office:value-type="float" office:value="42138">
                <text:p>42138</text:p>
              </table:table-cell>
              <table:table-cell office:value-type="float" office:value="378495">
                <text:p>378495</text:p>
              </table:table-cell>
            </table:table-row>
            <table:table-row>
              <table:table-cell office:value-type="float" office:value="42139">
                <text:p>42139</text:p>
              </table:table-cell>
              <table:table-cell office:value-type="float" office:value="386581">
                <text:p>386581</text:p>
              </table:table-cell>
            </table:table-row>
            <table:table-row>
              <table:table-cell office:value-type="float" office:value="42140">
                <text:p>42140</text:p>
              </table:table-cell>
              <table:table-cell office:value-type="float" office:value="296157">
                <text:p>296157</text:p>
              </table:table-cell>
            </table:table-row>
            <table:table-row>
              <table:table-cell office:value-type="float" office:value="42141">
                <text:p>42141</text:p>
              </table:table-cell>
              <table:table-cell office:value-type="float" office:value="245917">
                <text:p>245917</text:p>
              </table:table-cell>
            </table:table-row>
            <table:table-row>
              <table:table-cell office:value-type="float" office:value="42142">
                <text:p>42142</text:p>
              </table:table-cell>
              <table:table-cell office:value-type="float" office:value="346575">
                <text:p>346575</text:p>
              </table:table-cell>
            </table:table-row>
            <table:table-row>
              <table:table-cell office:value-type="float" office:value="42143">
                <text:p>42143</text:p>
              </table:table-cell>
              <table:table-cell office:value-type="float" office:value="352598">
                <text:p>352598</text:p>
              </table:table-cell>
            </table:table-row>
            <table:table-row>
              <table:table-cell office:value-type="float" office:value="42144">
                <text:p>42144</text:p>
              </table:table-cell>
              <table:table-cell office:value-type="float" office:value="366152">
                <text:p>366152</text:p>
              </table:table-cell>
            </table:table-row>
            <table:table-row>
              <table:table-cell office:value-type="float" office:value="42145">
                <text:p>42145</text:p>
              </table:table-cell>
              <table:table-cell office:value-type="float" office:value="373588">
                <text:p>373588</text:p>
              </table:table-cell>
            </table:table-row>
            <table:table-row>
              <table:table-cell office:value-type="float" office:value="42146">
                <text:p>42146</text:p>
              </table:table-cell>
              <table:table-cell office:value-type="float" office:value="387739">
                <text:p>387739</text:p>
              </table:table-cell>
            </table:table-row>
            <table:table-row>
              <table:table-cell office:value-type="float" office:value="42147">
                <text:p>42147</text:p>
              </table:table-cell>
              <table:table-cell office:value-type="float" office:value="276261">
                <text:p>276261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246192">
                <text:p>246192</text:p>
              </table:table-cell>
            </table:table-row>
            <table:table-row>
              <table:table-cell office:value-type="float" office:value="42149">
                <text:p>42149</text:p>
              </table:table-cell>
              <table:table-cell office:value-type="float" office:value="238305">
                <text:p>238305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341930">
                <text:p>341930</text:p>
              </table:table-cell>
            </table:table-row>
            <table:table-row>
              <table:table-cell office:value-type="float" office:value="42151">
                <text:p>42151</text:p>
              </table:table-cell>
              <table:table-cell office:value-type="float" office:value="349879">
                <text:p>349879</text:p>
              </table:table-cell>
            </table:table-row>
            <table:table-row>
              <table:table-cell office:value-type="float" office:value="42152">
                <text:p>42152</text:p>
              </table:table-cell>
              <table:table-cell office:value-type="float" office:value="374824">
                <text:p>374824</text:p>
              </table:table-cell>
            </table:table-row>
            <table:table-row>
              <table:table-cell office:value-type="float" office:value="42153">
                <text:p>42153</text:p>
              </table:table-cell>
              <table:table-cell office:value-type="float" office:value="390761">
                <text:p>390761</text:p>
              </table:table-cell>
            </table:table-row>
            <table:table-row>
              <table:table-cell office:value-type="float" office:value="42154">
                <text:p>42154</text:p>
              </table:table-cell>
              <table:table-cell office:value-type="float" office:value="285350">
                <text:p>285350</text:p>
              </table:table-cell>
            </table:table-row>
            <table:table-row>
              <table:table-cell office:value-type="float" office:value="42155">
                <text:p>42155</text:p>
              </table:table-cell>
              <table:table-cell office:value-type="float" office:value="239345">
                <text:p>239345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348685">
                <text:p>348685</text:p>
              </table:table-cell>
            </table:table-row>
            <table:table-row>
              <table:table-cell office:value-type="float" office:value="42157">
                <text:p>42157</text:p>
              </table:table-cell>
              <table:table-cell office:value-type="float" office:value="360293">
                <text:p>360293</text:p>
              </table:table-cell>
            </table:table-row>
            <table:table-row>
              <table:table-cell office:value-type="float" office:value="42158">
                <text:p>42158</text:p>
              </table:table-cell>
              <table:table-cell office:value-type="float" office:value="367963">
                <text:p>367963</text:p>
              </table:table-cell>
            </table:table-row>
            <table:table-row>
              <table:table-cell office:value-type="float" office:value="42159">
                <text:p>42159</text:p>
              </table:table-cell>
              <table:table-cell office:value-type="float" office:value="363336">
                <text:p>363336</text:p>
              </table:table-cell>
            </table:table-row>
            <table:table-row>
              <table:table-cell office:value-type="float" office:value="42160">
                <text:p>42160</text:p>
              </table:table-cell>
              <table:table-cell office:value-type="float" office:value="389098">
                <text:p>389098</text:p>
              </table:table-cell>
            </table:table-row>
            <table:table-row>
              <table:table-cell office:value-type="float" office:value="42161">
                <text:p>42161</text:p>
              </table:table-cell>
              <table:table-cell office:value-type="float" office:value="284386">
                <text:p>284386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256566">
                <text:p>256566</text:p>
              </table:table-cell>
            </table:table-row>
            <table:table-row>
              <table:table-cell office:value-type="float" office:value="42163">
                <text:p>42163</text:p>
              </table:table-cell>
              <table:table-cell office:value-type="float" office:value="373080">
                <text:p>373080</text:p>
              </table:table-cell>
            </table:table-row>
            <table:table-row>
              <table:table-cell office:value-type="float" office:value="42164">
                <text:p>42164</text:p>
              </table:table-cell>
              <table:table-cell office:value-type="float" office:value="247604">
                <text:p>247604</text:p>
              </table:table-cell>
            </table:table-row>
            <table:table-row>
              <table:table-cell office:value-type="float" office:value="42165">
                <text:p>42165</text:p>
              </table:table-cell>
              <table:table-cell office:value-type="float" office:value="381332">
                <text:p>381332</text:p>
              </table:table-cell>
            </table:table-row>
            <table:table-row>
              <table:table-cell office:value-type="float" office:value="42166">
                <text:p>42166</text:p>
              </table:table-cell>
              <table:table-cell office:value-type="float" office:value="380633">
                <text:p>380633</text:p>
              </table:table-cell>
            </table:table-row>
            <table:table-row>
              <table:table-cell office:value-type="float" office:value="42167">
                <text:p>42167</text:p>
              </table:table-cell>
              <table:table-cell office:value-type="float" office:value="389616">
                <text:p>389616</text:p>
              </table:table-cell>
            </table:table-row>
            <table:table-row>
              <table:table-cell office:value-type="float" office:value="42168">
                <text:p>42168</text:p>
              </table:table-cell>
              <table:table-cell office:value-type="float" office:value="302024">
                <text:p>302024</text:p>
              </table:table-cell>
            </table:table-row>
            <table:table-row>
              <table:table-cell office:value-type="float" office:value="42169">
                <text:p>42169</text:p>
              </table:table-cell>
              <table:table-cell office:value-type="float" office:value="238285">
                <text:p>238285</text:p>
              </table:table-cell>
            </table:table-row>
            <table:table-row>
              <table:table-cell office:value-type="float" office:value="42170">
                <text:p>42170</text:p>
              </table:table-cell>
              <table:table-cell office:value-type="float" office:value="351140">
                <text:p>351140</text:p>
              </table:table-cell>
            </table:table-row>
            <table:table-row>
              <table:table-cell office:value-type="float" office:value="42171">
                <text:p>42171</text:p>
              </table:table-cell>
              <table:table-cell office:value-type="float" office:value="352504">
                <text:p>352504</text:p>
              </table:table-cell>
            </table:table-row>
            <table:table-row>
              <table:table-cell office:value-type="float" office:value="42172">
                <text:p>42172</text:p>
              </table:table-cell>
              <table:table-cell office:value-type="float" office:value="364220">
                <text:p>364220</text:p>
              </table:table-cell>
            </table:table-row>
            <table:table-row>
              <table:table-cell office:value-type="float" office:value="42173">
                <text:p>42173</text:p>
              </table:table-cell>
              <table:table-cell office:value-type="float" office:value="373196">
                <text:p>373196</text:p>
              </table:table-cell>
            </table:table-row>
            <table:table-row>
              <table:table-cell office:value-type="float" office:value="42174">
                <text:p>42174</text:p>
              </table:table-cell>
              <table:table-cell office:value-type="float" office:value="382571">
                <text:p>382571</text:p>
              </table:table-cell>
            </table:table-row>
            <table:table-row>
              <table:table-cell office:value-type="float" office:value="42175">
                <text:p>42175</text:p>
              </table:table-cell>
              <table:table-cell office:value-type="float" office:value="260210">
                <text:p>260210</text:p>
              </table:table-cell>
            </table:table-row>
            <table:table-row>
              <table:table-cell office:value-type="float" office:value="42176">
                <text:p>42176</text:p>
              </table:table-cell>
              <table:table-cell office:value-type="float" office:value="258789">
                <text:p>258789</text:p>
              </table:table-cell>
            </table:table-row>
            <table:table-row>
              <table:table-cell office:value-type="float" office:value="42177">
                <text:p>42177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354263">
                <text:p>354263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359542">
                <text:p>359542</text:p>
              </table:table-cell>
            </table:table-row>
            <table:table-row>
              <table:table-cell office:value-type="float" office:value="42180">
                <text:p>42180</text:p>
              </table:table-cell>
              <table:table-cell office:value-type="float" office:value="365990">
                <text:p>365990</text:p>
              </table:table-cell>
            </table:table-row>
            <table:table-row>
              <table:table-cell office:value-type="float" office:value="42181">
                <text:p>42181</text:p>
              </table:table-cell>
              <table:table-cell office:value-type="float" office:value="373646">
                <text:p>373646</text:p>
              </table:table-cell>
            </table:table-row>
            <table:table-row>
              <table:table-cell office:value-type="float" office:value="42182">
                <text:p>42182</text:p>
              </table:table-cell>
              <table:table-cell office:value-type="float" office:value="284255">
                <text:p>284255</text:p>
              </table:table-cell>
            </table:table-row>
            <table:table-row>
              <table:table-cell office:value-type="float" office:value="42183">
                <text:p>42183</text:p>
              </table:table-cell>
              <table:table-cell office:value-type="float" office:value="194068">
                <text:p>194068</text:p>
              </table:table-cell>
            </table:table-row>
            <table:table-row>
              <table:table-cell office:value-type="float" office:value="42184">
                <text:p>42184</text:p>
              </table:table-cell>
              <table:table-cell office:value-type="float" office:value="346673">
                <text:p>346673</text:p>
              </table:table-cell>
            </table:table-row>
            <table:table-row>
              <table:table-cell office:value-type="float" office:value="42185">
                <text:p>42185</text:p>
              </table:table-cell>
              <table:table-cell office:value-type="float" office:value="356538">
                <text:p>3565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8f96e87c890bf8fa77463cd4b640a2312823f3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031" number:language="es" number:country="AR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0031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7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85cm" svg:height="7.438cm" xlink:href=".." xlink:type="simple" chart:class="chart:line" chart:style-name="ch1">
        <chart:title svg:x="6.821cm" svg:y="0.284cm" chart:style-name="ch2">
          <text:p>Abril 2015 - Vehiculos por peajes</text:p>
        </chart:title>
        <chart:plot-area chart:style-name="ch3" table:cell-range-address="Sheet2.A153:Sheet2.A213 Sheet2.C1:Sheet2.C1 Sheet2.C153:Sheet2.C213" chart:data-source-has-labels="both" svg:x="0.817cm" svg:y="1.209cm" svg:width="18.754cm" svg:height="5.226cm">
          <chartooo:coordinate-region svg:x="2.021cm" svg:y="1.369cm" svg:width="17.55cm" svg:height="3.255cm"/>
          <chart:axis chart:dimension="x" chart:name="primary-x" chart:style-name="ch4" chartooo:axis-type="auto">
            <chartooo:date-scale/>
            <chart:title svg:x="9.687cm" svg:y="6.583cm" chart:style-name="ch5">
              <text:p>Fecha</text:p>
            </chart:title>
            <chart:categories table:cell-range-address="Sheet2.A153:Sheet2.A213"/>
          </chart:axis>
          <chart:axis chart:dimension="y" chart:name="primary-y" chart:style-name="ch6">
            <chart:title svg:x="0.187cm" svg:y="4.327cm" chart:style-name="ch7">
              <text:p>Vehiculos</text:p>
            </chart:title>
            <chart:grid chart:style-name="ch8" chart:class="major"/>
          </chart:axis>
          <chart:series chart:style-name="ch9" chart:values-cell-range-address="Sheet2.C153:Sheet2.C213" chart:label-cell-address="Sheet2.C1:Sheet2.C1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tos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42156">
                <text:p>42156</text:p>
                <draw:g>
                  <svg:desc>Sheet2.A153:Sheet2.A213</svg:desc>
                </draw:g>
              </table:table-cell>
              <table:table-cell office:value-type="float" office:value="348685">
                <text:p>348685</text:p>
                <draw:g>
                  <svg:desc>Sheet2.C153:Sheet2.C213</svg:desc>
                </draw:g>
              </table:table-cell>
            </table:table-row>
            <table:table-row>
              <table:table-cell office:value-type="float" office:value="42157">
                <text:p>42157</text:p>
              </table:table-cell>
              <table:table-cell office:value-type="float" office:value="360293">
                <text:p>360293</text:p>
              </table:table-cell>
            </table:table-row>
            <table:table-row>
              <table:table-cell office:value-type="float" office:value="42158">
                <text:p>42158</text:p>
              </table:table-cell>
              <table:table-cell office:value-type="float" office:value="367963">
                <text:p>367963</text:p>
              </table:table-cell>
            </table:table-row>
            <table:table-row>
              <table:table-cell office:value-type="float" office:value="42159">
                <text:p>42159</text:p>
              </table:table-cell>
              <table:table-cell office:value-type="float" office:value="363336">
                <text:p>363336</text:p>
              </table:table-cell>
            </table:table-row>
            <table:table-row>
              <table:table-cell office:value-type="float" office:value="42160">
                <text:p>42160</text:p>
              </table:table-cell>
              <table:table-cell office:value-type="float" office:value="389098">
                <text:p>389098</text:p>
              </table:table-cell>
            </table:table-row>
            <table:table-row>
              <table:table-cell office:value-type="float" office:value="42161">
                <text:p>42161</text:p>
              </table:table-cell>
              <table:table-cell office:value-type="float" office:value="284386">
                <text:p>284386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256566">
                <text:p>256566</text:p>
              </table:table-cell>
            </table:table-row>
            <table:table-row>
              <table:table-cell office:value-type="float" office:value="42163">
                <text:p>42163</text:p>
              </table:table-cell>
              <table:table-cell office:value-type="float" office:value="373080">
                <text:p>373080</text:p>
              </table:table-cell>
            </table:table-row>
            <table:table-row>
              <table:table-cell office:value-type="float" office:value="42164">
                <text:p>42164</text:p>
              </table:table-cell>
              <table:table-cell office:value-type="float" office:value="247604">
                <text:p>247604</text:p>
              </table:table-cell>
            </table:table-row>
            <table:table-row>
              <table:table-cell office:value-type="float" office:value="42165">
                <text:p>42165</text:p>
              </table:table-cell>
              <table:table-cell office:value-type="float" office:value="381332">
                <text:p>381332</text:p>
              </table:table-cell>
            </table:table-row>
            <table:table-row>
              <table:table-cell office:value-type="float" office:value="42166">
                <text:p>42166</text:p>
              </table:table-cell>
              <table:table-cell office:value-type="float" office:value="380633">
                <text:p>380633</text:p>
              </table:table-cell>
            </table:table-row>
            <table:table-row>
              <table:table-cell office:value-type="float" office:value="42167">
                <text:p>42167</text:p>
              </table:table-cell>
              <table:table-cell office:value-type="float" office:value="389616">
                <text:p>389616</text:p>
              </table:table-cell>
            </table:table-row>
            <table:table-row>
              <table:table-cell office:value-type="float" office:value="42168">
                <text:p>42168</text:p>
              </table:table-cell>
              <table:table-cell office:value-type="float" office:value="302024">
                <text:p>302024</text:p>
              </table:table-cell>
            </table:table-row>
            <table:table-row>
              <table:table-cell office:value-type="float" office:value="42169">
                <text:p>42169</text:p>
              </table:table-cell>
              <table:table-cell office:value-type="float" office:value="238285">
                <text:p>238285</text:p>
              </table:table-cell>
            </table:table-row>
            <table:table-row>
              <table:table-cell office:value-type="float" office:value="42170">
                <text:p>42170</text:p>
              </table:table-cell>
              <table:table-cell office:value-type="float" office:value="351140">
                <text:p>351140</text:p>
              </table:table-cell>
            </table:table-row>
            <table:table-row>
              <table:table-cell office:value-type="float" office:value="42171">
                <text:p>42171</text:p>
              </table:table-cell>
              <table:table-cell office:value-type="float" office:value="352504">
                <text:p>352504</text:p>
              </table:table-cell>
            </table:table-row>
            <table:table-row>
              <table:table-cell office:value-type="float" office:value="42172">
                <text:p>42172</text:p>
              </table:table-cell>
              <table:table-cell office:value-type="float" office:value="364220">
                <text:p>364220</text:p>
              </table:table-cell>
            </table:table-row>
            <table:table-row>
              <table:table-cell office:value-type="float" office:value="42173">
                <text:p>42173</text:p>
              </table:table-cell>
              <table:table-cell office:value-type="float" office:value="373196">
                <text:p>373196</text:p>
              </table:table-cell>
            </table:table-row>
            <table:table-row>
              <table:table-cell office:value-type="float" office:value="42174">
                <text:p>42174</text:p>
              </table:table-cell>
              <table:table-cell office:value-type="float" office:value="382571">
                <text:p>382571</text:p>
              </table:table-cell>
            </table:table-row>
            <table:table-row>
              <table:table-cell office:value-type="float" office:value="42175">
                <text:p>42175</text:p>
              </table:table-cell>
              <table:table-cell office:value-type="float" office:value="260210">
                <text:p>260210</text:p>
              </table:table-cell>
            </table:table-row>
            <table:table-row>
              <table:table-cell office:value-type="float" office:value="42176">
                <text:p>42176</text:p>
              </table:table-cell>
              <table:table-cell office:value-type="float" office:value="258789">
                <text:p>258789</text:p>
              </table:table-cell>
            </table:table-row>
            <table:table-row>
              <table:table-cell office:value-type="float" office:value="42177">
                <text:p>42177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354263">
                <text:p>354263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359542">
                <text:p>359542</text:p>
              </table:table-cell>
            </table:table-row>
            <table:table-row>
              <table:table-cell office:value-type="float" office:value="42180">
                <text:p>42180</text:p>
              </table:table-cell>
              <table:table-cell office:value-type="float" office:value="365990">
                <text:p>365990</text:p>
              </table:table-cell>
            </table:table-row>
            <table:table-row>
              <table:table-cell office:value-type="float" office:value="42181">
                <text:p>42181</text:p>
              </table:table-cell>
              <table:table-cell office:value-type="float" office:value="373646">
                <text:p>373646</text:p>
              </table:table-cell>
            </table:table-row>
            <table:table-row>
              <table:table-cell office:value-type="float" office:value="42182">
                <text:p>42182</text:p>
              </table:table-cell>
              <table:table-cell office:value-type="float" office:value="284255">
                <text:p>284255</text:p>
              </table:table-cell>
            </table:table-row>
            <table:table-row>
              <table:table-cell office:value-type="float" office:value="42183">
                <text:p>42183</text:p>
              </table:table-cell>
              <table:table-cell office:value-type="float" office:value="194068">
                <text:p>194068</text:p>
              </table:table-cell>
            </table:table-row>
            <table:table-row>
              <table:table-cell office:value-type="float" office:value="42184">
                <text:p>42184</text:p>
              </table:table-cell>
              <table:table-cell office:value-type="float" office:value="346673">
                <text:p>346673</text:p>
              </table:table-cell>
            </table:table-row>
            <table:table-row>
              <table:table-cell office:value-type="float" office:value="42185">
                <text:p>42185</text:p>
              </table:table-cell>
              <table:table-cell office:value-type="float" office:value="356538">
                <text:p>356538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366874">
                <text:p>366874</text:p>
              </table:table-cell>
            </table:table-row>
            <table:table-row>
              <table:table-cell office:value-type="float" office:value="42187">
                <text:p>42187</text:p>
              </table:table-cell>
              <table:table-cell office:value-type="float" office:value="377633">
                <text:p>377633</text:p>
              </table:table-cell>
            </table:table-row>
            <table:table-row>
              <table:table-cell office:value-type="float" office:value="42188">
                <text:p>42188</text:p>
              </table:table-cell>
              <table:table-cell office:value-type="float" office:value="379982">
                <text:p>379982</text:p>
              </table:table-cell>
            </table:table-row>
            <table:table-row>
              <table:table-cell office:value-type="float" office:value="42189">
                <text:p>42189</text:p>
              </table:table-cell>
              <table:table-cell office:value-type="float" office:value="273343">
                <text:p>273343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255362">
                <text:p>255362</text:p>
              </table:table-cell>
            </table:table-row>
            <table:table-row>
              <table:table-cell office:value-type="float" office:value="42191">
                <text:p>42191</text:p>
              </table:table-cell>
              <table:table-cell office:value-type="float" office:value="359606">
                <text:p>359606</text:p>
              </table:table-cell>
            </table:table-row>
            <table:table-row>
              <table:table-cell office:value-type="float" office:value="42192">
                <text:p>42192</text:p>
              </table:table-cell>
              <table:table-cell office:value-type="float" office:value="373133">
                <text:p>373133</text:p>
              </table:table-cell>
            </table:table-row>
            <table:table-row>
              <table:table-cell office:value-type="float" office:value="42193">
                <text:p>42193</text:p>
              </table:table-cell>
              <table:table-cell office:value-type="float" office:value="386228">
                <text:p>386228</text:p>
              </table:table-cell>
            </table:table-row>
            <table:table-row>
              <table:table-cell office:value-type="float" office:value="42194">
                <text:p>42194</text:p>
              </table:table-cell>
              <table:table-cell office:value-type="float" office:value="234631">
                <text:p>234631</text:p>
              </table:table-cell>
            </table:table-row>
            <table:table-row>
              <table:table-cell office:value-type="float" office:value="42195">
                <text:p>42195</text:p>
              </table:table-cell>
              <table:table-cell office:value-type="float" office:value="380471">
                <text:p>380471</text:p>
              </table:table-cell>
            </table:table-row>
            <table:table-row>
              <table:table-cell office:value-type="float" office:value="42196">
                <text:p>42196</text:p>
              </table:table-cell>
              <table:table-cell office:value-type="float" office:value="293748">
                <text:p>293748</text:p>
              </table:table-cell>
            </table:table-row>
            <table:table-row>
              <table:table-cell office:value-type="float" office:value="42197">
                <text:p>42197</text:p>
              </table:table-cell>
              <table:table-cell office:value-type="float" office:value="242253">
                <text:p>242253</text:p>
              </table:table-cell>
            </table:table-row>
            <table:table-row>
              <table:table-cell office:value-type="float" office:value="42198">
                <text:p>42198</text:p>
              </table:table-cell>
              <table:table-cell office:value-type="float" office:value="361912">
                <text:p>361912</text:p>
              </table:table-cell>
            </table:table-row>
            <table:table-row>
              <table:table-cell office:value-type="float" office:value="42199">
                <text:p>42199</text:p>
              </table:table-cell>
              <table:table-cell office:value-type="float" office:value="367613">
                <text:p>367613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376239">
                <text:p>376239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389561">
                <text:p>389561</text:p>
              </table:table-cell>
            </table:table-row>
            <table:table-row>
              <table:table-cell office:value-type="float" office:value="42202">
                <text:p>42202</text:p>
              </table:table-cell>
              <table:table-cell office:value-type="float" office:value="404470">
                <text:p>404470</text:p>
              </table:table-cell>
            </table:table-row>
            <table:table-row>
              <table:table-cell office:value-type="float" office:value="42203">
                <text:p>42203</text:p>
              </table:table-cell>
              <table:table-cell office:value-type="float" office:value="324971">
                <text:p>324971</text:p>
              </table:table-cell>
            </table:table-row>
            <table:table-row>
              <table:table-cell office:value-type="float" office:value="42204">
                <text:p>42204</text:p>
              </table:table-cell>
              <table:table-cell office:value-type="float" office:value="279539">
                <text:p>279539</text:p>
              </table:table-cell>
            </table:table-row>
            <table:table-row>
              <table:table-cell office:value-type="float" office:value="42205">
                <text:p>42205</text:p>
              </table:table-cell>
              <table:table-cell office:value-type="float" office:value="357763">
                <text:p>357763</text:p>
              </table:table-cell>
            </table:table-row>
            <table:table-row>
              <table:table-cell office:value-type="float" office:value="42206">
                <text:p>42206</text:p>
              </table:table-cell>
              <table:table-cell office:value-type="float" office:value="361294">
                <text:p>361294</text:p>
              </table:table-cell>
            </table:table-row>
            <table:table-row>
              <table:table-cell office:value-type="float" office:value="42207">
                <text:p>42207</text:p>
              </table:table-cell>
              <table:table-cell office:value-type="float" office:value="370614">
                <text:p>370614</text:p>
              </table:table-cell>
            </table:table-row>
            <table:table-row>
              <table:table-cell office:value-type="float" office:value="42208">
                <text:p>42208</text:p>
              </table:table-cell>
              <table:table-cell office:value-type="float" office:value="372668">
                <text:p>372668</text:p>
              </table:table-cell>
            </table:table-row>
            <table:table-row>
              <table:table-cell office:value-type="float" office:value="42209">
                <text:p>42209</text:p>
              </table:table-cell>
              <table:table-cell office:value-type="float" office:value="388961">
                <text:p>388961</text:p>
              </table:table-cell>
            </table:table-row>
            <table:table-row>
              <table:table-cell office:value-type="float" office:value="42210">
                <text:p>42210</text:p>
              </table:table-cell>
              <table:table-cell office:value-type="float" office:value="295746">
                <text:p>295746</text:p>
              </table:table-cell>
            </table:table-row>
            <table:table-row>
              <table:table-cell office:value-type="float" office:value="42211">
                <text:p>42211</text:p>
              </table:table-cell>
              <table:table-cell office:value-type="float" office:value="273813">
                <text:p>273813</text:p>
              </table:table-cell>
            </table:table-row>
            <table:table-row>
              <table:table-cell office:value-type="float" office:value="42212">
                <text:p>42212</text:p>
              </table:table-cell>
              <table:table-cell office:value-type="float" office:value="350566">
                <text:p>350566</text:p>
              </table:table-cell>
            </table:table-row>
            <table:table-row>
              <table:table-cell office:value-type="float" office:value="42213">
                <text:p>42213</text:p>
              </table:table-cell>
              <table:table-cell office:value-type="float" office:value="353733">
                <text:p>353733</text:p>
              </table:table-cell>
            </table:table-row>
            <table:table-row>
              <table:table-cell office:value-type="float" office:value="42214">
                <text:p>42214</text:p>
              </table:table-cell>
              <table:table-cell office:value-type="float" office:value="360434">
                <text:p>360434</text:p>
              </table:table-cell>
            </table:table-row>
            <table:table-row>
              <table:table-cell office:value-type="float" office:value="42215">
                <text:p>42215</text:p>
              </table:table-cell>
              <table:table-cell office:value-type="float" office:value="357148">
                <text:p>357148</text:p>
              </table:table-cell>
            </table:table-row>
            <table:table-row>
              <table:table-cell office:value-type="float" office:value="42216">
                <text:p>42216</text:p>
              </table:table-cell>
              <table:table-cell office:value-type="float" office:value="359228">
                <text:p>3592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8f96e87c890bf8fa77463cd4b640a2312823f3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031" number:language="es" number:country="AR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0031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7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17cm" svg:height="7.438cm" xlink:href=".." xlink:type="simple" chart:class="chart:line" chart:style-name="ch1">
        <chart:title svg:x="6.644cm" svg:y="0.284cm" chart:style-name="ch2">
          <text:p>Mayo 2015 - Vehiculos por peajes</text:p>
        </chart:title>
        <chart:plot-area chart:style-name="ch3" table:cell-range-address="Sheet2.A214:Sheet2.A274 Sheet2.C1:Sheet2.C1 Sheet2.C214:Sheet2.C274" chart:data-source-has-labels="both" svg:x="0.939cm" svg:y="1.21cm" svg:width="18.471cm" svg:height="5.306cm">
          <chartooo:coordinate-region svg:x="2.144cm" svg:y="1.37cm" svg:width="17.266cm" svg:height="3.256cm"/>
          <chart:axis chart:dimension="x" chart:name="primary-x" chart:style-name="ch4" chartooo:axis-type="auto">
            <chartooo:date-scale/>
            <chart:title svg:x="9.667cm" svg:y="6.664cm" chart:style-name="ch5">
              <text:p>Fecha</text:p>
            </chart:title>
            <chart:categories table:cell-range-address="Sheet2.A214:Sheet2.A274"/>
          </chart:axis>
          <chart:axis chart:dimension="y" chart:name="primary-y" chart:style-name="ch6">
            <chart:title svg:x="0.186cm" svg:y="4.325cm" chart:style-name="ch7">
              <text:p>Vehiculos</text:p>
            </chart:title>
            <chart:grid chart:style-name="ch8" chart:class="major"/>
          </chart:axis>
          <chart:series chart:style-name="ch9" chart:values-cell-range-address="Sheet2.C214:Sheet2.C274" chart:label-cell-address="Sheet2.C1:Sheet2.C1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tos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42217">
                <text:p>42217</text:p>
                <draw:g>
                  <svg:desc>Sheet2.A214:Sheet2.A274</svg:desc>
                </draw:g>
              </table:table-cell>
              <table:table-cell office:value-type="float" office:value="299538">
                <text:p>299538</text:p>
                <draw:g>
                  <svg:desc>Sheet2.C214:Sheet2.C274</svg:desc>
                </draw:g>
              </table:table-cell>
            </table:table-row>
            <table:table-row>
              <table:table-cell office:value-type="float" office:value="42218">
                <text:p>42218</text:p>
              </table:table-cell>
              <table:table-cell office:value-type="float" office:value="259145">
                <text:p>259145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357321">
                <text:p>357321</text:p>
              </table:table-cell>
            </table:table-row>
            <table:table-row>
              <table:table-cell office:value-type="float" office:value="42220">
                <text:p>42220</text:p>
              </table:table-cell>
              <table:table-cell office:value-type="float" office:value="366341">
                <text:p>366341</text:p>
              </table:table-cell>
            </table:table-row>
            <table:table-row>
              <table:table-cell office:value-type="float" office:value="42221">
                <text:p>42221</text:p>
              </table:table-cell>
              <table:table-cell office:value-type="float" office:value="369360">
                <text:p>369360</text:p>
              </table:table-cell>
            </table:table-row>
            <table:table-row>
              <table:table-cell office:value-type="float" office:value="42222">
                <text:p>42222</text:p>
              </table:table-cell>
              <table:table-cell office:value-type="float" office:value="362491">
                <text:p>362491</text:p>
              </table:table-cell>
            </table:table-row>
            <table:table-row>
              <table:table-cell office:value-type="float" office:value="42223">
                <text:p>42223</text:p>
              </table:table-cell>
              <table:table-cell office:value-type="float" office:value="397815">
                <text:p>397815</text:p>
              </table:table-cell>
            </table:table-row>
            <table:table-row>
              <table:table-cell office:value-type="float" office:value="42224">
                <text:p>42224</text:p>
              </table:table-cell>
              <table:table-cell office:value-type="float" office:value="268767">
                <text:p>268767</text:p>
              </table:table-cell>
            </table:table-row>
            <table:table-row>
              <table:table-cell office:value-type="float" office:value="42225">
                <text:p>42225</text:p>
              </table:table-cell>
              <table:table-cell office:value-type="float" office:value="227872">
                <text:p>227872</text:p>
              </table:table-cell>
            </table:table-row>
            <table:table-row>
              <table:table-cell office:value-type="float" office:value="42226">
                <text:p>42226</text:p>
              </table:table-cell>
              <table:table-cell office:value-type="float" office:value="342169">
                <text:p>342169</text:p>
              </table:table-cell>
            </table:table-row>
            <table:table-row>
              <table:table-cell office:value-type="float" office:value="42227">
                <text:p>42227</text:p>
              </table:table-cell>
              <table:table-cell office:value-type="float" office:value="375349">
                <text:p>375349</text:p>
              </table:table-cell>
            </table:table-row>
            <table:table-row>
              <table:table-cell office:value-type="float" office:value="42228">
                <text:p>42228</text:p>
              </table:table-cell>
              <table:table-cell office:value-type="float" office:value="371103">
                <text:p>371103</text:p>
              </table:table-cell>
            </table:table-row>
            <table:table-row>
              <table:table-cell office:value-type="float" office:value="42229">
                <text:p>42229</text:p>
              </table:table-cell>
              <table:table-cell office:value-type="float" office:value="362960">
                <text:p>362960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398446">
                <text:p>398446</text:p>
              </table:table-cell>
            </table:table-row>
            <table:table-row>
              <table:table-cell office:value-type="float" office:value="42231">
                <text:p>42231</text:p>
              </table:table-cell>
              <table:table-cell office:value-type="float" office:value="308572">
                <text:p>308572</text:p>
              </table:table-cell>
            </table:table-row>
            <table:table-row>
              <table:table-cell office:value-type="float" office:value="42232">
                <text:p>42232</text:p>
              </table:table-cell>
              <table:table-cell office:value-type="float" office:value="258271">
                <text:p>258271</text:p>
              </table:table-cell>
            </table:table-row>
            <table:table-row>
              <table:table-cell office:value-type="float" office:value="42233">
                <text:p>42233</text:p>
              </table:table-cell>
              <table:table-cell office:value-type="float" office:value="228187">
                <text:p>228187</text:p>
              </table:table-cell>
            </table:table-row>
            <table:table-row>
              <table:table-cell office:value-type="float" office:value="42234">
                <text:p>42234</text:p>
              </table:table-cell>
              <table:table-cell office:value-type="float" office:value="372482">
                <text:p>372482</text:p>
              </table:table-cell>
            </table:table-row>
            <table:table-row>
              <table:table-cell office:value-type="float" office:value="42235">
                <text:p>42235</text:p>
              </table:table-cell>
              <table:table-cell office:value-type="float" office:value="383861">
                <text:p>383861</text:p>
              </table:table-cell>
            </table:table-row>
            <table:table-row>
              <table:table-cell office:value-type="float" office:value="42236">
                <text:p>42236</text:p>
              </table:table-cell>
              <table:table-cell office:value-type="float" office:value="390690">
                <text:p>390690</text:p>
              </table:table-cell>
            </table:table-row>
            <table:table-row>
              <table:table-cell office:value-type="float" office:value="42237">
                <text:p>42237</text:p>
              </table:table-cell>
              <table:table-cell office:value-type="float" office:value="403523">
                <text:p>403523</text:p>
              </table:table-cell>
            </table:table-row>
            <table:table-row>
              <table:table-cell office:value-type="float" office:value="42238">
                <text:p>42238</text:p>
              </table:table-cell>
              <table:table-cell office:value-type="float" office:value="307720">
                <text:p>307720</text:p>
              </table:table-cell>
            </table:table-row>
            <table:table-row>
              <table:table-cell office:value-type="float" office:value="42239">
                <text:p>42239</text:p>
              </table:table-cell>
              <table:table-cell office:value-type="float" office:value="258803">
                <text:p>258803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368891">
                <text:p>368891</text:p>
              </table:table-cell>
            </table:table-row>
            <table:table-row>
              <table:table-cell office:value-type="float" office:value="42241">
                <text:p>42241</text:p>
              </table:table-cell>
              <table:table-cell office:value-type="float" office:value="369781">
                <text:p>369781</text:p>
              </table:table-cell>
            </table:table-row>
            <table:table-row>
              <table:table-cell office:value-type="float" office:value="42242">
                <text:p>42242</text:p>
              </table:table-cell>
              <table:table-cell office:value-type="float" office:value="376191">
                <text:p>376191</text:p>
              </table:table-cell>
            </table:table-row>
            <table:table-row>
              <table:table-cell office:value-type="float" office:value="42243">
                <text:p>42243</text:p>
              </table:table-cell>
              <table:table-cell office:value-type="float" office:value="394915">
                <text:p>394915</text:p>
              </table:table-cell>
            </table:table-row>
            <table:table-row>
              <table:table-cell office:value-type="float" office:value="42244">
                <text:p>42244</text:p>
              </table:table-cell>
              <table:table-cell office:value-type="float" office:value="399349">
                <text:p>399349</text:p>
              </table:table-cell>
            </table:table-row>
            <table:table-row>
              <table:table-cell office:value-type="float" office:value="42245">
                <text:p>42245</text:p>
              </table:table-cell>
              <table:table-cell office:value-type="float" office:value="310812">
                <text:p>310812</text:p>
              </table:table-cell>
            </table:table-row>
            <table:table-row>
              <table:table-cell office:value-type="float" office:value="42246">
                <text:p>42246</text:p>
              </table:table-cell>
              <table:table-cell office:value-type="float" office:value="271001">
                <text:p>271001</text:p>
              </table:table-cell>
            </table:table-row>
            <table:table-row>
              <table:table-cell office:value-type="float" office:value="42247">
                <text:p>42247</text:p>
              </table:table-cell>
              <table:table-cell office:value-type="float" office:value="365254">
                <text:p>365254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372885">
                <text:p>372885</text:p>
              </table:table-cell>
            </table:table-row>
            <table:table-row>
              <table:table-cell office:value-type="float" office:value="42249">
                <text:p>42249</text:p>
              </table:table-cell>
              <table:table-cell office:value-type="float" office:value="375039">
                <text:p>375039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393476">
                <text:p>393476</text:p>
              </table:table-cell>
            </table:table-row>
            <table:table-row>
              <table:table-cell office:value-type="float" office:value="42251">
                <text:p>42251</text:p>
              </table:table-cell>
              <table:table-cell office:value-type="float" office:value="410906">
                <text:p>410906</text:p>
              </table:table-cell>
            </table:table-row>
            <table:table-row>
              <table:table-cell office:value-type="float" office:value="42252">
                <text:p>42252</text:p>
              </table:table-cell>
              <table:table-cell office:value-type="float" office:value="317388">
                <text:p>317388</text:p>
              </table:table-cell>
            </table:table-row>
            <table:table-row>
              <table:table-cell office:value-type="float" office:value="42253">
                <text:p>42253</text:p>
              </table:table-cell>
              <table:table-cell office:value-type="float" office:value="289491">
                <text:p>289491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366235">
                <text:p>366235</text:p>
              </table:table-cell>
            </table:table-row>
            <table:table-row>
              <table:table-cell office:value-type="float" office:value="42255">
                <text:p>42255</text:p>
              </table:table-cell>
              <table:table-cell office:value-type="float" office:value="377429">
                <text:p>377429</text:p>
              </table:table-cell>
            </table:table-row>
            <table:table-row>
              <table:table-cell office:value-type="float" office:value="42256">
                <text:p>42256</text:p>
              </table:table-cell>
              <table:table-cell office:value-type="float" office:value="367751">
                <text:p>367751</text:p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390677">
                <text:p>390677</text:p>
              </table:table-cell>
            </table:table-row>
            <table:table-row>
              <table:table-cell office:value-type="float" office:value="42258">
                <text:p>42258</text:p>
              </table:table-cell>
              <table:table-cell office:value-type="float" office:value="413842">
                <text:p>413842</text:p>
              </table:table-cell>
            </table:table-row>
            <table:table-row>
              <table:table-cell office:value-type="float" office:value="42259">
                <text:p>42259</text:p>
              </table:table-cell>
              <table:table-cell office:value-type="float" office:value="310718">
                <text:p>310718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262186">
                <text:p>262186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367977">
                <text:p>367977</text:p>
              </table:table-cell>
            </table:table-row>
            <table:table-row>
              <table:table-cell office:value-type="float" office:value="42262">
                <text:p>42262</text:p>
              </table:table-cell>
              <table:table-cell office:value-type="float" office:value="375900">
                <text:p>375900</text:p>
              </table:table-cell>
            </table:table-row>
            <table:table-row>
              <table:table-cell office:value-type="float" office:value="42263">
                <text:p>42263</text:p>
              </table:table-cell>
              <table:table-cell office:value-type="float" office:value="389781">
                <text:p>389781</text:p>
              </table:table-cell>
            </table:table-row>
            <table:table-row>
              <table:table-cell office:value-type="float" office:value="42264">
                <text:p>42264</text:p>
              </table:table-cell>
              <table:table-cell office:value-type="float" office:value="400760">
                <text:p>400760</text:p>
              </table:table-cell>
            </table:table-row>
            <table:table-row>
              <table:table-cell office:value-type="float" office:value="42265">
                <text:p>42265</text:p>
              </table:table-cell>
              <table:table-cell office:value-type="float" office:value="412338">
                <text:p>412338</text:p>
              </table:table-cell>
            </table:table-row>
            <table:table-row>
              <table:table-cell office:value-type="float" office:value="42266">
                <text:p>42266</text:p>
              </table:table-cell>
              <table:table-cell office:value-type="float" office:value="322006">
                <text:p>322006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267246">
                <text:p>267246</text:p>
              </table:table-cell>
            </table:table-row>
            <table:table-row>
              <table:table-cell office:value-type="float" office:value="42268">
                <text:p>42268</text:p>
              </table:table-cell>
              <table:table-cell office:value-type="float" office:value="355253">
                <text:p>355253</text:p>
              </table:table-cell>
            </table:table-row>
            <table:table-row>
              <table:table-cell office:value-type="float" office:value="42269">
                <text:p>42269</text:p>
              </table:table-cell>
              <table:table-cell office:value-type="float" office:value="360964">
                <text:p>360964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360690">
                <text:p>360690</text:p>
              </table:table-cell>
            </table:table-row>
            <table:table-row>
              <table:table-cell office:value-type="float" office:value="42271">
                <text:p>42271</text:p>
              </table:table-cell>
              <table:table-cell office:value-type="float" office:value="388471">
                <text:p>388471</text:p>
              </table:table-cell>
            </table:table-row>
            <table:table-row>
              <table:table-cell office:value-type="float" office:value="42272">
                <text:p>42272</text:p>
              </table:table-cell>
              <table:table-cell office:value-type="float" office:value="407895">
                <text:p>407895</text:p>
              </table:table-cell>
            </table:table-row>
            <table:table-row>
              <table:table-cell office:value-type="float" office:value="42273">
                <text:p>42273</text:p>
              </table:table-cell>
              <table:table-cell office:value-type="float" office:value="316892">
                <text:p>316892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83171">
                <text:p>283171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362250">
                <text:p>362250</text:p>
              </table:table-cell>
            </table:table-row>
            <table:table-row>
              <table:table-cell office:value-type="float" office:value="42276">
                <text:p>42276</text:p>
              </table:table-cell>
              <table:table-cell office:value-type="float" office:value="381476">
                <text:p>381476</text:p>
              </table:table-cell>
            </table:table-row>
            <table:table-row>
              <table:table-cell office:value-type="float" office:value="42277">
                <text:p>42277</text:p>
              </table:table-cell>
              <table:table-cell office:value-type="float" office:value="391528">
                <text:p>3915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8f96e87c890bf8fa77463cd4b640a2312823f3a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031" number:language="es" number:country="AR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0031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82cm" svg:height="7.437cm" xlink:href=".." xlink:type="simple" chart:class="chart:line" chart:style-name="ch1">
        <chart:title svg:x="4.427cm" svg:y="0.284cm" chart:style-name="ch2">
          <text:p>Mayo 2015 - Vehiculos por peajes</text:p>
        </chart:title>
        <chart:plot-area chart:style-name="ch3" table:cell-range-address="Sheet2.A122:Sheet2.A152 Sheet2.C1:Sheet2.C1 Sheet2.C122:Sheet2.C152" chart:data-source-has-labels="both" svg:x="0.855cm" svg:y="1.21cm" svg:width="14.256cm" svg:height="5.598cm">
          <chartooo:coordinate-region svg:x="2.059cm" svg:y="1.37cm" svg:width="13.052cm" svg:height="3.257cm"/>
          <chart:axis chart:dimension="x" chart:name="primary-x" chart:style-name="ch4" chartooo:axis-type="auto">
            <chartooo:date-scale/>
            <chart:title svg:x="7.476cm" svg:y="6.877cm" chart:style-name="ch5">
              <text:p>Fecha</text:p>
            </chart:title>
            <chart:categories table:cell-range-address="Sheet2.A122:Sheet2.A152"/>
          </chart:axis>
          <chart:axis chart:dimension="y" chart:name="primary-y" chart:style-name="ch6">
            <chart:title svg:x="0.145cm" svg:y="4.323cm" chart:style-name="ch7">
              <text:p>Vehiculos</text:p>
            </chart:title>
            <chart:grid chart:style-name="ch8" chart:class="major"/>
          </chart:axis>
          <chart:series chart:style-name="ch9" chart:values-cell-range-address="Sheet2.C122:Sheet2.C152" chart:label-cell-address="Sheet2.C1:Sheet2.C1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tos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42125">
                <text:p>42125</text:p>
                <draw:g>
                  <svg:desc>Sheet2.A122:Sheet2.A152</svg:desc>
                </draw:g>
              </table:table-cell>
              <table:table-cell office:value-type="float" office:value="225195">
                <text:p>225195</text:p>
                <draw:g>
                  <svg:desc>Sheet2.C122:Sheet2.C152</svg:desc>
                </draw:g>
              </table:table-cell>
            </table:table-row>
            <table:table-row>
              <table:table-cell office:value-type="float" office:value="42126">
                <text:p>42126</text:p>
              </table:table-cell>
              <table:table-cell office:value-type="float" office:value="243881">
                <text:p>243881</text:p>
              </table:table-cell>
            </table:table-row>
            <table:table-row>
              <table:table-cell office:value-type="float" office:value="42127">
                <text:p>42127</text:p>
              </table:table-cell>
              <table:table-cell office:value-type="float" office:value="231317">
                <text:p>231317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344199">
                <text:p>344199</text:p>
              </table:table-cell>
            </table:table-row>
            <table:table-row>
              <table:table-cell office:value-type="float" office:value="42129">
                <text:p>42129</text:p>
              </table:table-cell>
              <table:table-cell office:value-type="float" office:value="353841">
                <text:p>353841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361333">
                <text:p>361333</text:p>
              </table:table-cell>
            </table:table-row>
            <table:table-row>
              <table:table-cell office:value-type="float" office:value="42131">
                <text:p>42131</text:p>
              </table:table-cell>
              <table:table-cell office:value-type="float" office:value="362731">
                <text:p>362731</text:p>
              </table:table-cell>
            </table:table-row>
            <table:table-row>
              <table:table-cell office:value-type="float" office:value="42132">
                <text:p>42132</text:p>
              </table:table-cell>
              <table:table-cell office:value-type="float" office:value="384985">
                <text:p>384985</text:p>
              </table:table-cell>
            </table:table-row>
            <table:table-row>
              <table:table-cell office:value-type="float" office:value="42133">
                <text:p>42133</text:p>
              </table:table-cell>
              <table:table-cell office:value-type="float" office:value="302574">
                <text:p>302574</text:p>
              </table:table-cell>
            </table:table-row>
            <table:table-row>
              <table:table-cell office:value-type="float" office:value="42134">
                <text:p>42134</text:p>
              </table:table-cell>
              <table:table-cell office:value-type="float" office:value="238965">
                <text:p>238965</text:p>
              </table:table-cell>
            </table:table-row>
            <table:table-row>
              <table:table-cell office:value-type="float" office:value="42135">
                <text:p>42135</text:p>
              </table:table-cell>
              <table:table-cell office:value-type="float" office:value="349767">
                <text:p>349767</text:p>
              </table:table-cell>
            </table:table-row>
            <table:table-row>
              <table:table-cell office:value-type="float" office:value="42136">
                <text:p>42136</text:p>
              </table:table-cell>
              <table:table-cell office:value-type="float" office:value="352645">
                <text:p>352645</text:p>
              </table:table-cell>
            </table:table-row>
            <table:table-row>
              <table:table-cell office:value-type="float" office:value="42137">
                <text:p>42137</text:p>
              </table:table-cell>
              <table:table-cell office:value-type="float" office:value="363518">
                <text:p>363518</text:p>
              </table:table-cell>
            </table:table-row>
            <table:table-row>
              <table:table-cell office:value-type="float" office:value="42138">
                <text:p>42138</text:p>
              </table:table-cell>
              <table:table-cell office:value-type="float" office:value="378495">
                <text:p>378495</text:p>
              </table:table-cell>
            </table:table-row>
            <table:table-row>
              <table:table-cell office:value-type="float" office:value="42139">
                <text:p>42139</text:p>
              </table:table-cell>
              <table:table-cell office:value-type="float" office:value="386581">
                <text:p>386581</text:p>
              </table:table-cell>
            </table:table-row>
            <table:table-row>
              <table:table-cell office:value-type="float" office:value="42140">
                <text:p>42140</text:p>
              </table:table-cell>
              <table:table-cell office:value-type="float" office:value="296157">
                <text:p>296157</text:p>
              </table:table-cell>
            </table:table-row>
            <table:table-row>
              <table:table-cell office:value-type="float" office:value="42141">
                <text:p>42141</text:p>
              </table:table-cell>
              <table:table-cell office:value-type="float" office:value="245917">
                <text:p>245917</text:p>
              </table:table-cell>
            </table:table-row>
            <table:table-row>
              <table:table-cell office:value-type="float" office:value="42142">
                <text:p>42142</text:p>
              </table:table-cell>
              <table:table-cell office:value-type="float" office:value="346575">
                <text:p>346575</text:p>
              </table:table-cell>
            </table:table-row>
            <table:table-row>
              <table:table-cell office:value-type="float" office:value="42143">
                <text:p>42143</text:p>
              </table:table-cell>
              <table:table-cell office:value-type="float" office:value="352598">
                <text:p>352598</text:p>
              </table:table-cell>
            </table:table-row>
            <table:table-row>
              <table:table-cell office:value-type="float" office:value="42144">
                <text:p>42144</text:p>
              </table:table-cell>
              <table:table-cell office:value-type="float" office:value="366152">
                <text:p>366152</text:p>
              </table:table-cell>
            </table:table-row>
            <table:table-row>
              <table:table-cell office:value-type="float" office:value="42145">
                <text:p>42145</text:p>
              </table:table-cell>
              <table:table-cell office:value-type="float" office:value="373588">
                <text:p>373588</text:p>
              </table:table-cell>
            </table:table-row>
            <table:table-row>
              <table:table-cell office:value-type="float" office:value="42146">
                <text:p>42146</text:p>
              </table:table-cell>
              <table:table-cell office:value-type="float" office:value="387739">
                <text:p>387739</text:p>
              </table:table-cell>
            </table:table-row>
            <table:table-row>
              <table:table-cell office:value-type="float" office:value="42147">
                <text:p>42147</text:p>
              </table:table-cell>
              <table:table-cell office:value-type="float" office:value="276261">
                <text:p>276261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246192">
                <text:p>246192</text:p>
              </table:table-cell>
            </table:table-row>
            <table:table-row>
              <table:table-cell office:value-type="float" office:value="42149">
                <text:p>42149</text:p>
              </table:table-cell>
              <table:table-cell office:value-type="float" office:value="238305">
                <text:p>238305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341930">
                <text:p>341930</text:p>
              </table:table-cell>
            </table:table-row>
            <table:table-row>
              <table:table-cell office:value-type="float" office:value="42151">
                <text:p>42151</text:p>
              </table:table-cell>
              <table:table-cell office:value-type="float" office:value="349879">
                <text:p>349879</text:p>
              </table:table-cell>
            </table:table-row>
            <table:table-row>
              <table:table-cell office:value-type="float" office:value="42152">
                <text:p>42152</text:p>
              </table:table-cell>
              <table:table-cell office:value-type="float" office:value="374824">
                <text:p>374824</text:p>
              </table:table-cell>
            </table:table-row>
            <table:table-row>
              <table:table-cell office:value-type="float" office:value="42153">
                <text:p>42153</text:p>
              </table:table-cell>
              <table:table-cell office:value-type="float" office:value="390761">
                <text:p>390761</text:p>
              </table:table-cell>
            </table:table-row>
            <table:table-row>
              <table:table-cell office:value-type="float" office:value="42154">
                <text:p>42154</text:p>
              </table:table-cell>
              <table:table-cell office:value-type="float" office:value="285350">
                <text:p>285350</text:p>
              </table:table-cell>
            </table:table-row>
            <table:table-row>
              <table:table-cell office:value-type="float" office:value="42155">
                <text:p>42155</text:p>
              </table:table-cell>
              <table:table-cell office:value-type="float" office:value="239345">
                <text:p>2393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8f96e87c890bf8fa77463cd4b640a2312823f3a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031" number:language="es" number:country="AR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0031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82cm" svg:height="7.437cm" xlink:href=".." xlink:type="simple" chart:class="chart:line" chart:style-name="ch1">
        <chart:title svg:x="4.427cm" svg:y="0.284cm" chart:style-name="ch2">
          <text:p>Mayo 2015 - Vehiculos por peajes</text:p>
        </chart:title>
        <chart:plot-area chart:style-name="ch3" table:cell-range-address="Sheet2.A122:Sheet2.A152 Sheet2.C1:Sheet2.C1 Sheet2.C122:Sheet2.C152" chart:data-source-has-labels="both" svg:x="0.855cm" svg:y="1.21cm" svg:width="14.256cm" svg:height="5.598cm">
          <chartooo:coordinate-region svg:x="2.059cm" svg:y="1.37cm" svg:width="13.052cm" svg:height="3.257cm"/>
          <chart:axis chart:dimension="x" chart:name="primary-x" chart:style-name="ch4" chartooo:axis-type="auto">
            <chartooo:date-scale/>
            <chart:title svg:x="7.476cm" svg:y="6.877cm" chart:style-name="ch5">
              <text:p>Fecha</text:p>
            </chart:title>
            <chart:categories table:cell-range-address="Sheet2.A122:Sheet2.A152"/>
          </chart:axis>
          <chart:axis chart:dimension="y" chart:name="primary-y" chart:style-name="ch6">
            <chart:title svg:x="0.145cm" svg:y="4.321cm" chart:style-name="ch7">
              <text:p>Vehiculos</text:p>
            </chart:title>
            <chart:grid chart:style-name="ch8" chart:class="major"/>
          </chart:axis>
          <chart:series chart:style-name="ch9" chart:values-cell-range-address="Sheet2.C122:Sheet2.C152" chart:label-cell-address="Sheet2.C1:Sheet2.C1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tos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42125">
                <text:p>42125</text:p>
                <draw:g>
                  <svg:desc>Sheet2.A122:Sheet2.A152</svg:desc>
                </draw:g>
              </table:table-cell>
              <table:table-cell office:value-type="float" office:value="225195">
                <text:p>225195</text:p>
                <draw:g>
                  <svg:desc>Sheet2.C122:Sheet2.C152</svg:desc>
                </draw:g>
              </table:table-cell>
            </table:table-row>
            <table:table-row>
              <table:table-cell office:value-type="float" office:value="42126">
                <text:p>42126</text:p>
              </table:table-cell>
              <table:table-cell office:value-type="float" office:value="243881">
                <text:p>243881</text:p>
              </table:table-cell>
            </table:table-row>
            <table:table-row>
              <table:table-cell office:value-type="float" office:value="42127">
                <text:p>42127</text:p>
              </table:table-cell>
              <table:table-cell office:value-type="float" office:value="231317">
                <text:p>231317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344199">
                <text:p>344199</text:p>
              </table:table-cell>
            </table:table-row>
            <table:table-row>
              <table:table-cell office:value-type="float" office:value="42129">
                <text:p>42129</text:p>
              </table:table-cell>
              <table:table-cell office:value-type="float" office:value="353841">
                <text:p>353841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361333">
                <text:p>361333</text:p>
              </table:table-cell>
            </table:table-row>
            <table:table-row>
              <table:table-cell office:value-type="float" office:value="42131">
                <text:p>42131</text:p>
              </table:table-cell>
              <table:table-cell office:value-type="float" office:value="362731">
                <text:p>362731</text:p>
              </table:table-cell>
            </table:table-row>
            <table:table-row>
              <table:table-cell office:value-type="float" office:value="42132">
                <text:p>42132</text:p>
              </table:table-cell>
              <table:table-cell office:value-type="float" office:value="384985">
                <text:p>384985</text:p>
              </table:table-cell>
            </table:table-row>
            <table:table-row>
              <table:table-cell office:value-type="float" office:value="42133">
                <text:p>42133</text:p>
              </table:table-cell>
              <table:table-cell office:value-type="float" office:value="302574">
                <text:p>302574</text:p>
              </table:table-cell>
            </table:table-row>
            <table:table-row>
              <table:table-cell office:value-type="float" office:value="42134">
                <text:p>42134</text:p>
              </table:table-cell>
              <table:table-cell office:value-type="float" office:value="238965">
                <text:p>238965</text:p>
              </table:table-cell>
            </table:table-row>
            <table:table-row>
              <table:table-cell office:value-type="float" office:value="42135">
                <text:p>42135</text:p>
              </table:table-cell>
              <table:table-cell office:value-type="float" office:value="349767">
                <text:p>349767</text:p>
              </table:table-cell>
            </table:table-row>
            <table:table-row>
              <table:table-cell office:value-type="float" office:value="42136">
                <text:p>42136</text:p>
              </table:table-cell>
              <table:table-cell office:value-type="float" office:value="352645">
                <text:p>352645</text:p>
              </table:table-cell>
            </table:table-row>
            <table:table-row>
              <table:table-cell office:value-type="float" office:value="42137">
                <text:p>42137</text:p>
              </table:table-cell>
              <table:table-cell office:value-type="float" office:value="363518">
                <text:p>363518</text:p>
              </table:table-cell>
            </table:table-row>
            <table:table-row>
              <table:table-cell office:value-type="float" office:value="42138">
                <text:p>42138</text:p>
              </table:table-cell>
              <table:table-cell office:value-type="float" office:value="378495">
                <text:p>378495</text:p>
              </table:table-cell>
            </table:table-row>
            <table:table-row>
              <table:table-cell office:value-type="float" office:value="42139">
                <text:p>42139</text:p>
              </table:table-cell>
              <table:table-cell office:value-type="float" office:value="386581">
                <text:p>386581</text:p>
              </table:table-cell>
            </table:table-row>
            <table:table-row>
              <table:table-cell office:value-type="float" office:value="42140">
                <text:p>42140</text:p>
              </table:table-cell>
              <table:table-cell office:value-type="float" office:value="296157">
                <text:p>296157</text:p>
              </table:table-cell>
            </table:table-row>
            <table:table-row>
              <table:table-cell office:value-type="float" office:value="42141">
                <text:p>42141</text:p>
              </table:table-cell>
              <table:table-cell office:value-type="float" office:value="245917">
                <text:p>245917</text:p>
              </table:table-cell>
            </table:table-row>
            <table:table-row>
              <table:table-cell office:value-type="float" office:value="42142">
                <text:p>42142</text:p>
              </table:table-cell>
              <table:table-cell office:value-type="float" office:value="346575">
                <text:p>346575</text:p>
              </table:table-cell>
            </table:table-row>
            <table:table-row>
              <table:table-cell office:value-type="float" office:value="42143">
                <text:p>42143</text:p>
              </table:table-cell>
              <table:table-cell office:value-type="float" office:value="352598">
                <text:p>352598</text:p>
              </table:table-cell>
            </table:table-row>
            <table:table-row>
              <table:table-cell office:value-type="float" office:value="42144">
                <text:p>42144</text:p>
              </table:table-cell>
              <table:table-cell office:value-type="float" office:value="366152">
                <text:p>366152</text:p>
              </table:table-cell>
            </table:table-row>
            <table:table-row>
              <table:table-cell office:value-type="float" office:value="42145">
                <text:p>42145</text:p>
              </table:table-cell>
              <table:table-cell office:value-type="float" office:value="373588">
                <text:p>373588</text:p>
              </table:table-cell>
            </table:table-row>
            <table:table-row>
              <table:table-cell office:value-type="float" office:value="42146">
                <text:p>42146</text:p>
              </table:table-cell>
              <table:table-cell office:value-type="float" office:value="387739">
                <text:p>387739</text:p>
              </table:table-cell>
            </table:table-row>
            <table:table-row>
              <table:table-cell office:value-type="float" office:value="42147">
                <text:p>42147</text:p>
              </table:table-cell>
              <table:table-cell office:value-type="float" office:value="276261">
                <text:p>276261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246192">
                <text:p>246192</text:p>
              </table:table-cell>
            </table:table-row>
            <table:table-row>
              <table:table-cell office:value-type="float" office:value="42149">
                <text:p>42149</text:p>
              </table:table-cell>
              <table:table-cell office:value-type="float" office:value="238305">
                <text:p>238305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341930">
                <text:p>341930</text:p>
              </table:table-cell>
            </table:table-row>
            <table:table-row>
              <table:table-cell office:value-type="float" office:value="42151">
                <text:p>42151</text:p>
              </table:table-cell>
              <table:table-cell office:value-type="float" office:value="349879">
                <text:p>349879</text:p>
              </table:table-cell>
            </table:table-row>
            <table:table-row>
              <table:table-cell office:value-type="float" office:value="42152">
                <text:p>42152</text:p>
              </table:table-cell>
              <table:table-cell office:value-type="float" office:value="374824">
                <text:p>374824</text:p>
              </table:table-cell>
            </table:table-row>
            <table:table-row>
              <table:table-cell office:value-type="float" office:value="42153">
                <text:p>42153</text:p>
              </table:table-cell>
              <table:table-cell office:value-type="float" office:value="390761">
                <text:p>390761</text:p>
              </table:table-cell>
            </table:table-row>
            <table:table-row>
              <table:table-cell office:value-type="float" office:value="42154">
                <text:p>42154</text:p>
              </table:table-cell>
              <table:table-cell office:value-type="float" office:value="285350">
                <text:p>285350</text:p>
              </table:table-cell>
            </table:table-row>
            <table:table-row>
              <table:table-cell office:value-type="float" office:value="42155">
                <text:p>42155</text:p>
              </table:table-cell>
              <table:table-cell office:value-type="float" office:value="239345">
                <text:p>2393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8f96e87c890bf8fa77463cd4b640a2312823f3a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